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6.405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65cm"/>
    </style:style>
    <style:style style:name="Table1.C" style:family="table-column">
      <style:table-column-properties style:column-width="18.0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762cm"/>
    </style:style>
    <style:style style:name="Table1.19" style:family="table-row">
      <style:table-row-properties style:min-row-height="0.704cm"/>
    </style:style>
    <style:style style:name="Table1.33" style:family="table-row">
      <style:table-row-properties style:min-row-height="1.265cm"/>
    </style:style>
    <style:style style:name="Table1.43" style:family="table-row">
      <style:table-row-properties style:min-row-height="0.757cm"/>
    </style:style>
    <style:style style:name="Table1.50" style:family="table-row">
      <style:table-row-properties style:min-row-height="0.185cm"/>
    </style:style>
    <style:style style:name="Table1.53" style:family="table-row">
      <style:table-row-properties style:min-row-height="0.693cm"/>
    </style:style>
    <style:style style:name="Table1.101" style:family="table-row">
      <style:table-row-properties style:min-row-height="0.741cm"/>
    </style:style>
    <style:style style:name="Table1.107" style:family="table-row">
      <style:table-row-properties style:min-row-height="0.63cm"/>
    </style:style>
    <style:style style:name="Table1.112" style:family="table-row">
      <style:table-row-properties style:min-row-height="0.635cm"/>
    </style:style>
    <style:style style:name="Table1.C12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29" style:family="table-row">
      <style:table-row-properties style:min-row-height="0.554cm"/>
    </style:style>
    <style:style style:name="Table1.131" style:family="table-row">
      <style:table-row-properties style:min-row-height="0.787cm"/>
    </style:style>
    <style:style style:name="Table1.132" style:family="table-row">
      <style:table-row-properties style:min-row-height="0.794cm"/>
    </style:style>
    <style:style style:name="Table1.133" style:family="table-row">
      <style:table-row-properties style:min-row-height="0.783cm"/>
    </style:style>
    <style:style style:name="Table1.134" style:family="table-row">
      <style:table-row-properties style:min-row-height="0.709cm"/>
    </style:style>
    <style:style style:name="Table1.C15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1.168" style:family="table-row">
      <style:table-row-properties style:min-row-height="0.508cm"/>
    </style:style>
    <style:style style:name="Table1.176" style:family="table-row">
      <style:table-row-properties style:min-row-height="0.815cm"/>
    </style:style>
    <style:style style:name="Table1.199" style:family="table-row">
      <style:table-row-properties style:min-row-height="0.836cm"/>
    </style:style>
    <style:style style:name="Table1.204" style:family="table-row">
      <style:table-row-properties style:min-row-height="0.159cm"/>
    </style:style>
    <style:style style:name="Table1.215" style:family="table-row">
      <style:table-row-properties style:min-row-height="0.894cm"/>
    </style:style>
    <style:style style:name="Table1.223" style:family="table-row">
      <style:table-row-properties style:min-row-height="0.767cm"/>
    </style:style>
    <style:style style:name="Table1.C28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287" style:family="table-row">
      <style:table-row-properties style:min-row-height="0.792cm"/>
    </style:style>
    <style:style style:name="Table1.316" style:family="table-row">
      <style:table-row-properties style:min-row-height="1.244cm"/>
    </style:style>
    <style:style style:name="Table1.340" style:family="table-row">
      <style:table-row-properties style:min-row-height="0.773cm"/>
    </style:style>
    <style:style style:name="Table1.348" style:family="table-row">
      <style:table-row-properties style:min-row-height="0.778cm"/>
    </style:style>
    <style:style style:name="Table1.357" style:family="table-row">
      <style:table-row-properties style:min-row-height="0.64cm"/>
    </style:style>
    <style:style style:name="P1" style:family="paragraph" style:parent-style-name="Table_20_Contents">
      <style:text-properties fo:color="#000000" fo:font-weight="normal" officeooo:rsid="03f8203e" officeooo:paragraph-rsid="03f8203e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3f8203e" officeooo:paragraph-rsid="03f9e406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3f9e406" officeooo:paragraph-rsid="03f9e406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3fc5583" officeooo:paragraph-rsid="03fc5583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3fe183d" officeooo:paragraph-rsid="03fe183d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3ff49d6" officeooo:paragraph-rsid="03ff49d6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3ff6d3d" officeooo:paragraph-rsid="03ff6d3d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3ff6d3d" officeooo:paragraph-rsid="03ffd293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3ffd293" officeooo:paragraph-rsid="03ffd293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4022b52" officeooo:paragraph-rsid="04022b52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402af61" officeooo:paragraph-rsid="0402af61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4061b0a" officeooo:paragraph-rsid="04061b0a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4061b0a" officeooo:paragraph-rsid="0407ad16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407ad16" officeooo:paragraph-rsid="0407ad16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409e8c9" officeooo:paragraph-rsid="0409e8c9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40bd242" officeooo:paragraph-rsid="040bd242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4110846" officeooo:paragraph-rsid="04110846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411de46" officeooo:paragraph-rsid="0411de46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4134d32" officeooo:paragraph-rsid="04134d32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4134d32" officeooo:paragraph-rsid="0414cc4b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414cc4b" officeooo:paragraph-rsid="0414cc4b" style:font-weight-asian="normal" style:font-weight-complex="normal"/>
    </style:style>
    <style:style style:name="P22" style:family="paragraph" style:parent-style-name="Table_20_Contents">
      <style:text-properties fo:color="#000000" fo:font-style="normal" fo:font-weight="normal" officeooo:rsid="025a1026" officeooo:paragraph-rsid="023f8a63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fo:color="#000000" fo:font-style="normal" fo:font-weight="normal" officeooo:rsid="0285c6dc" officeooo:paragraph-rsid="028b9a79" style:font-style-asian="normal" style:font-weight-asian="normal" style:font-style-complex="normal" style:font-weight-complex="normal"/>
    </style:style>
    <style:style style:name="P24" style:family="paragraph" style:parent-style-name="Table_20_Contents">
      <style:text-properties fo:color="#000000" fo:font-style="normal" fo:font-weight="normal" officeooo:rsid="0285c6dc" officeooo:paragraph-rsid="02a7149a" style:font-style-asian="normal" style:font-weight-asian="normal" style:font-style-complex="normal" style:font-weight-complex="normal"/>
    </style:style>
    <style:style style:name="P25" style:family="paragraph" style:parent-style-name="Table_20_Contents">
      <style:text-properties fo:color="#000000" fo:font-style="normal" fo:font-weight="normal" officeooo:rsid="0285c6dc" officeooo:paragraph-rsid="02be70b8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fo:color="#000000" fo:font-style="normal" fo:font-weight="normal" officeooo:rsid="02bd59d7" officeooo:paragraph-rsid="02b9a668" style:font-style-asian="normal" style:font-weight-asian="normal" style:font-style-complex="normal" style:font-weight-complex="normal"/>
    </style:style>
    <style:style style:name="P27" style:family="paragraph" style:parent-style-name="Table_20_Contents">
      <style:text-properties fo:color="#000000" fo:font-style="normal" fo:font-weight="normal" officeooo:rsid="032b4fdd" officeooo:paragraph-rsid="03312a77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fo:color="#000000" fo:font-style="normal" fo:font-weight="normal" officeooo:rsid="032b4fdd" officeooo:paragraph-rsid="03355ccf" style:font-style-asian="normal" style:font-weight-asian="normal" style:font-style-complex="normal" style:font-weight-complex="normal"/>
    </style:style>
    <style:style style:name="P29" style:family="paragraph" style:parent-style-name="Table_20_Contents">
      <style:text-properties fo:color="#000000" fo:font-style="normal" fo:font-weight="normal" officeooo:rsid="032b4fdd" officeooo:paragraph-rsid="034c7e69" style:font-style-asian="normal" style:font-weight-asian="normal" style:font-style-complex="normal" style:font-weight-complex="normal"/>
    </style:style>
    <style:style style:name="P30" style:family="paragraph" style:parent-style-name="Table_20_Contents">
      <style:text-properties fo:color="#000000" fo:font-style="normal" fo:font-weight="normal" officeooo:rsid="032b4fdd" officeooo:paragraph-rsid="034f6d5a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fo:color="#000000" fo:font-style="normal" fo:font-weight="normal" officeooo:rsid="032b4fdd" officeooo:paragraph-rsid="03519793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fo:color="#000000" fo:font-style="normal" fo:font-weight="normal" officeooo:rsid="032b4fdd" officeooo:paragraph-rsid="03d61aa0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color="#000000" fo:font-style="normal" fo:font-weight="normal" officeooo:rsid="032b4fdd" officeooo:paragraph-rsid="03e01384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color="#000000" fo:font-style="normal" fo:font-weight="normal" officeooo:rsid="032b4fdd" officeooo:paragraph-rsid="03e40df7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color="#000000" fo:font-style="normal" fo:font-weight="normal" officeooo:rsid="032b4fdd" officeooo:paragraph-rsid="03e439fb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color="#000000" fo:font-style="normal" fo:font-weight="normal" officeooo:rsid="032b4fdd" officeooo:paragraph-rsid="03ed7e23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color="#000000" fo:font-style="normal" fo:font-weight="normal" officeooo:rsid="033ab338" officeooo:paragraph-rsid="03441daa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color="#000000" fo:font-style="normal" fo:font-weight="normal" officeooo:rsid="033ab338" officeooo:paragraph-rsid="034a0b75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fo:font-style="normal" fo:font-weight="normal" officeooo:rsid="033ab338" officeooo:paragraph-rsid="037b9b7e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color="#000000" fo:font-style="normal" fo:font-weight="normal" officeooo:rsid="033ab338" officeooo:paragraph-rsid="03dece06" style:font-style-asian="normal" style:font-weight-asian="normal" style:font-style-complex="normal" style:font-weight-complex="normal"/>
    </style:style>
    <style:style style:name="P41" style:family="paragraph" style:parent-style-name="Table_20_Contents">
      <style:text-properties fo:color="#000000" fo:font-style="normal" fo:font-weight="normal" officeooo:rsid="033ab338" officeooo:paragraph-rsid="03ed7e23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color="#000000" fo:font-style="normal" fo:font-weight="normal" officeooo:rsid="033ab338" officeooo:paragraph-rsid="039c0511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000000" fo:font-style="normal" fo:font-weight="normal" officeooo:rsid="03312a77" officeooo:paragraph-rsid="03bd892e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fo:font-style="normal" fo:font-weight="normal" officeooo:rsid="03312a77" officeooo:paragraph-rsid="03e40df7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fo:color="#000000" fo:font-style="normal" fo:font-weight="normal" officeooo:rsid="0366d651" officeooo:paragraph-rsid="0366d651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color="#000000" fo:font-style="normal" fo:font-weight="normal" officeooo:rsid="0366d651" officeooo:paragraph-rsid="034a0b75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color="#000000" fo:font-style="normal" fo:font-weight="normal" officeooo:rsid="036d9030" officeooo:paragraph-rsid="036f514d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color="#000000" fo:font-style="normal" fo:font-weight="normal" officeooo:rsid="036d9030" officeooo:paragraph-rsid="03745d10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0" fo:font-style="normal" fo:font-weight="normal" officeooo:rsid="038328ad" officeooo:paragraph-rsid="038328ad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color="#000000" fo:font-style="normal" fo:font-weight="normal" officeooo:rsid="03a5b0a4" officeooo:paragraph-rsid="03a5b0a4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0" fo:font-style="normal" fo:font-weight="normal" officeooo:rsid="03cf5cdd" officeooo:paragraph-rsid="03f1de14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fo:color="#000000" fo:font-style="normal" fo:font-weight="normal" officeooo:rsid="0363c678" officeooo:paragraph-rsid="03567657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fo:color="#000000" fo:font-style="normal" fo:font-weight="normal" officeooo:rsid="038b3af0" officeooo:paragraph-rsid="03cf5cdd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fo:color="#000000" fo:font-style="normal" fo:font-weight="normal" officeooo:rsid="038b3af0" officeooo:paragraph-rsid="0366d651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fo:color="#000000" fo:font-style="normal" fo:font-weight="normal" officeooo:rsid="0414cc4b" officeooo:paragraph-rsid="0414cc4b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fo:color="#000000" fo:font-style="normal" fo:font-weight="normal" officeooo:rsid="0417ac29" officeooo:paragraph-rsid="0417ac29" style:font-style-asian="normal" style:font-weight-asian="normal" style:font-style-complex="normal" style:font-weight-complex="normal"/>
    </style:style>
    <style:style style:name="P57" style:family="paragraph" style:parent-style-name="Table_20_Contents">
      <style:text-properties fo:color="#000000" fo:font-style="normal" fo:font-weight="normal" officeooo:rsid="0417ac29" officeooo:paragraph-rsid="04182534" style:font-style-asian="normal" style:font-weight-asian="normal" style:font-style-complex="normal" style:font-weight-complex="normal"/>
    </style:style>
    <style:style style:name="P58" style:family="paragraph" style:parent-style-name="Table_20_Contents">
      <style:text-properties fo:color="#000000" fo:font-style="normal" fo:font-weight="normal" officeooo:rsid="0417ac29" officeooo:paragraph-rsid="04196ffd" style:font-style-asian="normal" style:font-weight-asian="normal" style:font-style-complex="normal" style:font-weight-complex="normal"/>
    </style:style>
    <style:style style:name="P59" style:family="paragraph" style:parent-style-name="Table_20_Contents">
      <style:text-properties fo:color="#000000" fo:font-style="normal" fo:font-weight="normal" officeooo:rsid="0417ac29" officeooo:paragraph-rsid="041c5a27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color="#000000" fo:font-style="normal" fo:font-weight="normal" officeooo:rsid="0417ac29" officeooo:paragraph-rsid="041d371a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color="#000000" fo:font-style="normal" fo:font-weight="normal" officeooo:rsid="0417ac29" officeooo:paragraph-rsid="041de528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000000" fo:font-style="normal" fo:font-weight="normal" officeooo:rsid="0417ac29" officeooo:paragraph-rsid="041e57e5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417ac29" officeooo:paragraph-rsid="041f0068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417ac29" officeooo:paragraph-rsid="041f5675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417ac29" officeooo:paragraph-rsid="04209047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417ac29" officeooo:paragraph-rsid="04278b9e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417ac29" officeooo:paragraph-rsid="042f9a5b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417ac29" officeooo:paragraph-rsid="04329b3f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417ac29" officeooo:paragraph-rsid="043493e6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417ac29" officeooo:paragraph-rsid="0434cfd9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417ac29" officeooo:paragraph-rsid="0435d398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417ac29" officeooo:paragraph-rsid="04374950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417ac29" officeooo:paragraph-rsid="0437cfbf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417ac29" officeooo:paragraph-rsid="043acf4a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417ac29" officeooo:paragraph-rsid="043cac09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417ac29" officeooo:paragraph-rsid="043df212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417ac29" officeooo:paragraph-rsid="04424216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417ac29" officeooo:paragraph-rsid="04459658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417ac29" officeooo:paragraph-rsid="0446db14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417ac29" officeooo:paragraph-rsid="04499171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417ac29" officeooo:paragraph-rsid="044b392c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417ac29" officeooo:paragraph-rsid="044c879d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417ac29" officeooo:paragraph-rsid="0452a16b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417ac29" officeooo:paragraph-rsid="0454716b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417ac29" officeooo:paragraph-rsid="0455ac61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417ac29" officeooo:paragraph-rsid="0456b4d3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417ac29" officeooo:paragraph-rsid="0458b99e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417ac29" officeooo:paragraph-rsid="0459a3de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417ac29" officeooo:paragraph-rsid="045e5a44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417ac29" officeooo:paragraph-rsid="045ff26d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417ac29" officeooo:paragraph-rsid="0462ecea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417ac29" officeooo:paragraph-rsid="04645dbb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417ac29" officeooo:paragraph-rsid="0465f20e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417ac29" officeooo:paragraph-rsid="046f69ec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417ac29" officeooo:paragraph-rsid="046f7e5f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417ac29" officeooo:paragraph-rsid="0471fbf6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417ac29" officeooo:paragraph-rsid="04732e89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417ac29" officeooo:paragraph-rsid="0477d289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417ac29" officeooo:paragraph-rsid="047a418a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417ac29" officeooo:paragraph-rsid="047cf9b2" style:font-style-asian="normal" style:font-weight-asian="normal" style:font-style-complex="normal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fo:color="#000000" fo:font-style="normal" fo:font-weight="normal" officeooo:rsid="0417ac29" officeooo:paragraph-rsid="042a1124" style:font-style-asian="normal" style:font-weight-asian="normal" style:font-style-complex="normal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color="#000000" fo:font-style="normal" fo:font-weight="normal" officeooo:rsid="0417ac29" officeooo:paragraph-rsid="049a0aa3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417ac29" officeooo:paragraph-rsid="047d452b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417ac29" officeooo:paragraph-rsid="047f9a3d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417ac29" officeooo:paragraph-rsid="04821c2b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417ac29" officeooo:paragraph-rsid="04823573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417ac29" officeooo:paragraph-rsid="0484ca71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417ac29" officeooo:paragraph-rsid="04851a39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417ac29" officeooo:paragraph-rsid="0485c01c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417ac29" officeooo:paragraph-rsid="0485c85d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417ac29" officeooo:paragraph-rsid="0485f861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417ac29" officeooo:paragraph-rsid="04908921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417ac29" officeooo:paragraph-rsid="04964461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417ac29" officeooo:paragraph-rsid="0496c08f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417ac29" officeooo:paragraph-rsid="049a0aa3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417ac29" officeooo:paragraph-rsid="049ab75b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417ac29" officeooo:paragraph-rsid="049b1f5a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417ac29" officeooo:paragraph-rsid="049d162b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417ac29" officeooo:paragraph-rsid="04a094e1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417ac29" officeooo:paragraph-rsid="04a253f6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424c5ea" officeooo:paragraph-rsid="04269fb7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424c5ea" officeooo:paragraph-rsid="0426d508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424c5ea" officeooo:paragraph-rsid="0439ed82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424c5ea" officeooo:paragraph-rsid="045b934f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424c5ea" officeooo:paragraph-rsid="0471bc29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424c5ea" officeooo:paragraph-rsid="047b421c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424c5ea" officeooo:paragraph-rsid="0488ef84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424c5ea" officeooo:paragraph-rsid="048a475a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424c5ea" officeooo:paragraph-rsid="0497238a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424c5ea" officeooo:paragraph-rsid="04a60faa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426d508" officeooo:paragraph-rsid="0426d508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426d508" officeooo:paragraph-rsid="04278b9e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426d508" officeooo:paragraph-rsid="042a1124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426d508" officeooo:paragraph-rsid="042f9a5b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426d508" officeooo:paragraph-rsid="0434cfd9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426d508" officeooo:paragraph-rsid="0435d398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426d508" officeooo:paragraph-rsid="0437cfbf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426d508" officeooo:paragraph-rsid="043acf4a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426d508" officeooo:paragraph-rsid="04429b67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426d508" officeooo:paragraph-rsid="0446db14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426d508" officeooo:paragraph-rsid="04499171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426d508" officeooo:paragraph-rsid="044c879d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426d508" officeooo:paragraph-rsid="044d8424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426d508" officeooo:paragraph-rsid="0452a16b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426d508" officeooo:paragraph-rsid="0458b99e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426d508" officeooo:paragraph-rsid="0459a3de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426d508" officeooo:paragraph-rsid="045a9294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426d508" officeooo:paragraph-rsid="0460a3aa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426d508" officeooo:paragraph-rsid="0462ecea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426d508" officeooo:paragraph-rsid="04645dbb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426d508" officeooo:paragraph-rsid="046f69ec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426d508" officeooo:paragraph-rsid="04716fac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426d508" officeooo:paragraph-rsid="0477d289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426d508" officeooo:paragraph-rsid="047cf9b2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426d508" officeooo:paragraph-rsid="04821c2b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426d508" officeooo:paragraph-rsid="0483e5f4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426d508" officeooo:paragraph-rsid="0484ca71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426d508" officeooo:paragraph-rsid="04851a39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426d508" officeooo:paragraph-rsid="0485c01c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426d508" officeooo:paragraph-rsid="0488ef84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426d508" officeooo:paragraph-rsid="049a0aa3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426d508" officeooo:paragraph-rsid="049b1f5a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426d508" officeooo:paragraph-rsid="049d162b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426d508" officeooo:paragraph-rsid="049dc95d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426d508" officeooo:paragraph-rsid="04a253f6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426d508" officeooo:paragraph-rsid="04a5b60d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426d508" officeooo:paragraph-rsid="0438b5e8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436df9d" officeooo:paragraph-rsid="0436df9d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439ed82" officeooo:paragraph-rsid="0439ed82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439ed82" officeooo:paragraph-rsid="045b934f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439ed82" officeooo:paragraph-rsid="0471bc29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439ed82" officeooo:paragraph-rsid="0488ef84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43af7b9" officeooo:paragraph-rsid="043af7b9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43a33a9" officeooo:paragraph-rsid="043a33a9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43a33a9" officeooo:paragraph-rsid="043acf4a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43a33a9" officeooo:paragraph-rsid="043af7b9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43a33a9" officeooo:paragraph-rsid="043cac09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43a33a9" officeooo:paragraph-rsid="043fc750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43a33a9" officeooo:paragraph-rsid="04412359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43a33a9" officeooo:paragraph-rsid="0450710b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43a33a9" officeooo:paragraph-rsid="04424216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43a33a9" officeooo:paragraph-rsid="04432815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43a33a9" officeooo:paragraph-rsid="04459658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43a33a9" officeooo:paragraph-rsid="0446db14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43a33a9" officeooo:paragraph-rsid="04499171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43a33a9" officeooo:paragraph-rsid="044b392c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43a33a9" officeooo:paragraph-rsid="044c879d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43a33a9" officeooo:paragraph-rsid="044d8424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43a33a9" officeooo:paragraph-rsid="0454716b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43a33a9" officeooo:paragraph-rsid="0456b4d3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43a33a9" officeooo:paragraph-rsid="045b934f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43a33a9" officeooo:paragraph-rsid="0452a16b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43a33a9" officeooo:paragraph-rsid="045a9294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43a33a9" officeooo:paragraph-rsid="045b57d0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43a33a9" officeooo:paragraph-rsid="045cbf68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43a33a9" officeooo:paragraph-rsid="045ff26d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43a33a9" officeooo:paragraph-rsid="0462ecea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43a33a9" officeooo:paragraph-rsid="04645dbb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43a33a9" officeooo:paragraph-rsid="04665d66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43a33a9" officeooo:paragraph-rsid="0471bc29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43a33a9" officeooo:paragraph-rsid="0476ea65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43a33a9" officeooo:paragraph-rsid="047528c3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43a33a9" officeooo:paragraph-rsid="047b421c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43a33a9" officeooo:paragraph-rsid="047c921a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43a33a9" officeooo:paragraph-rsid="047d452b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43a33a9" officeooo:paragraph-rsid="047f9a3d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43a33a9" officeooo:paragraph-rsid="04823573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43a33a9" officeooo:paragraph-rsid="04851a39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43a33a9" officeooo:paragraph-rsid="04872e44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43a33a9" officeooo:paragraph-rsid="049a0aa3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43a33a9" officeooo:paragraph-rsid="049d162b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43a33a9" officeooo:paragraph-rsid="04a253f6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43a33a9" officeooo:paragraph-rsid="04a43ded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43a33a9" officeooo:paragraph-rsid="04a60faa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44d8424" officeooo:paragraph-rsid="044d8424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45e5a44" officeooo:paragraph-rsid="045e5a44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45e5a44" officeooo:paragraph-rsid="049a0aa3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4196ffd" officeooo:paragraph-rsid="04645dbb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4196ffd" officeooo:paragraph-rsid="046f69ec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style="normal" fo:font-weight="normal" officeooo:rsid="04196ffd" officeooo:paragraph-rsid="0485c01c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color="#000000" fo:font-style="normal" fo:font-weight="normal" officeooo:rsid="0469a2b2" officeooo:paragraph-rsid="04716fac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color="#000000" fo:font-style="normal" fo:font-weight="normal" officeooo:rsid="0469a2b2" officeooo:paragraph-rsid="04807b93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color="#000000" fo:font-style="normal" fo:font-weight="normal" officeooo:rsid="046b68ce" officeooo:paragraph-rsid="046b68ce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color="#000000" fo:font-style="normal" fo:font-weight="normal" officeooo:rsid="046b68ce" officeooo:paragraph-rsid="04a689c5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color="#000000" fo:font-style="normal" fo:font-weight="normal" officeooo:rsid="046d41f8" officeooo:paragraph-rsid="046d41f8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color="#000000" fo:font-style="normal" fo:font-weight="normal" officeooo:rsid="046f69ec" officeooo:paragraph-rsid="046f69ec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color="#000000" fo:font-style="normal" fo:font-weight="normal" officeooo:rsid="046f69ec" officeooo:paragraph-rsid="04701d7e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color="#000000" fo:font-style="normal" fo:font-weight="normal" officeooo:rsid="046f69ec" officeooo:paragraph-rsid="0471bc29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color="#000000" fo:font-style="normal" fo:font-weight="normal" officeooo:rsid="046f69ec" officeooo:paragraph-rsid="047a418a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46f69ec" officeooo:paragraph-rsid="0496c08f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4716fac" officeooo:paragraph-rsid="04716fac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471bc29" officeooo:paragraph-rsid="0471bc29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478dddd" officeooo:paragraph-rsid="0478dddd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47924f5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47924f5" officeooo:paragraph-rsid="047924f5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47924f5" officeooo:paragraph-rsid="047b421c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4807b93" officeooo:paragraph-rsid="04807b93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47c921a" officeooo:paragraph-rsid="04823573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47c921a" officeooo:paragraph-rsid="0485c01c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485f861" officeooo:paragraph-rsid="0485f861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485f861" officeooo:paragraph-rsid="0488ef84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438b5e8" officeooo:paragraph-rsid="0438b5e8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4964461" officeooo:paragraph-rsid="04964461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bold" officeooo:rsid="032d16f2" officeooo:paragraph-rsid="034c7e69" style:font-style-asian="normal" style:font-weight-asian="bold" style:font-style-complex="normal" style:font-weight-complex="bold"/>
    </style:style>
    <style:style style:name="P245" style:family="paragraph" style:parent-style-name="Table_20_Contents">
      <style:text-properties fo:color="#000000" fo:font-style="normal" style:text-underline-style="none" fo:font-weight="normal" officeooo:rsid="03e01384" officeooo:paragraph-rsid="03e01384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17ac29" officeooo:paragraph-rsid="047c921a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17ac29" officeooo:paragraph-rsid="04817804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3a33a9" officeooo:paragraph-rsid="047d452b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3a33a9" officeooo:paragraph-rsid="047f9a3d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3a33a9" officeooo:paragraph-rsid="04807b93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3a33a9" officeooo:paragraph-rsid="043a33a9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7c921a" officeooo:paragraph-rsid="04817804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6d508" officeooo:paragraph-rsid="04996909" style:font-style-asian="normal" style:font-weight-asian="normal" style:font-style-complex="normal" style:font-weight-complex="normal"/>
    </style:style>
    <style:style style:name="P254" style:family="paragraph" style:parent-style-name="Text_20_body">
      <style:text-properties fo:color="#ffa07a" fo:font-weight="bold" officeooo:rsid="02b27c24" officeooo:paragraph-rsid="02b27c24" style:font-weight-asian="bold" style:font-weight-complex="bold"/>
    </style:style>
    <style:style style:name="P255" style:family="paragraph" style:parent-style-name="Standard">
      <style:text-properties officeooo:paragraph-rsid="0314932f"/>
    </style:style>
    <style:style style:name="P25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6d508" officeooo:paragraph-rsid="049d162b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6d508" officeooo:paragraph-rsid="049eba0b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6d508" officeooo:paragraph-rsid="04a094e1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6d508" officeooo:paragraph-rsid="04a60faa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color="#000000" fo:font-style="normal" fo:font-weight="normal" officeooo:rsid="048e87bb" officeooo:paragraph-rsid="04964461" style:font-style-asian="normal" style:font-weight-asian="normal" style:font-style-complex="normal" style:font-weight-complex="normal"/>
    </style:style>
    <style:style style:name="T1" style:family="text">
      <style:text-properties officeooo:rsid="03f9e406"/>
    </style:style>
    <style:style style:name="T2" style:family="text">
      <style:text-properties officeooo:rsid="03fba314"/>
    </style:style>
    <style:style style:name="T3" style:family="text">
      <style:text-properties officeooo:rsid="03ff6d3d"/>
    </style:style>
    <style:style style:name="T4" style:family="text">
      <style:text-properties officeooo:rsid="03ffd293"/>
    </style:style>
    <style:style style:name="T5" style:family="text">
      <style:text-properties officeooo:rsid="04006faa"/>
    </style:style>
    <style:style style:name="T6" style:family="text">
      <style:text-properties officeooo:rsid="04045ce6"/>
    </style:style>
    <style:style style:name="T7" style:family="text">
      <style:text-properties officeooo:rsid="0407ad16"/>
    </style:style>
    <style:style style:name="T8" style:family="text">
      <style:text-properties officeooo:rsid="04080195"/>
    </style:style>
    <style:style style:name="T9" style:family="text">
      <style:text-properties officeooo:rsid="0410599a"/>
    </style:style>
    <style:style style:name="T10" style:family="text">
      <style:text-properties officeooo:rsid="0411de46"/>
    </style:style>
    <style:style style:name="T11" style:family="text">
      <style:text-properties officeooo:rsid="04142e7e"/>
    </style:style>
    <style:style style:name="T12" style:family="text">
      <style:text-properties officeooo:rsid="0414cc4b"/>
    </style:style>
    <style:style style:name="T13" style:family="text">
      <style:text-properties officeooo:rsid="0415285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41de528" style:font-style-asian="italic" style:font-style-complex="italic"/>
    </style:style>
    <style:style style:name="T16" style:family="text">
      <style:text-properties fo:font-style="italic" officeooo:rsid="041e57e5" style:font-style-asian="italic" style:font-style-complex="italic"/>
    </style:style>
    <style:style style:name="T17" style:family="text">
      <style:text-properties fo:font-style="italic" officeooo:rsid="0426d508" style:font-style-asian="italic" style:font-style-complex="italic"/>
    </style:style>
    <style:style style:name="T18" style:family="text">
      <style:text-properties fo:font-style="italic" officeooo:rsid="04329b3f" style:font-style-asian="italic" style:font-style-complex="italic"/>
    </style:style>
    <style:style style:name="T19" style:family="text">
      <style:text-properties fo:font-style="italic" officeooo:rsid="0434cfd9" style:font-style-asian="italic" style:font-style-complex="italic"/>
    </style:style>
    <style:style style:name="T20" style:family="text">
      <style:text-properties fo:font-style="italic" officeooo:rsid="0435d398" style:font-style-asian="italic" style:font-style-complex="italic"/>
    </style:style>
    <style:style style:name="T21" style:family="text">
      <style:text-properties fo:font-style="italic" officeooo:rsid="04374950" style:font-style-asian="italic" style:font-style-complex="italic"/>
    </style:style>
    <style:style style:name="T22" style:family="text">
      <style:text-properties fo:font-style="italic" officeooo:rsid="0438b5e8" style:font-style-asian="italic" style:font-style-complex="italic"/>
    </style:style>
    <style:style style:name="T23" style:family="text">
      <style:text-properties fo:font-style="italic" officeooo:rsid="043a33a9" style:font-style-asian="italic" style:font-style-complex="italic"/>
    </style:style>
    <style:style style:name="T24" style:family="text">
      <style:text-properties fo:font-style="italic" officeooo:rsid="043eb38a" style:font-style-asian="italic" style:font-style-complex="italic"/>
    </style:style>
    <style:style style:name="T25" style:family="text">
      <style:text-properties fo:font-style="italic" officeooo:rsid="04429b67" style:font-style-asian="italic" style:font-style-complex="italic"/>
    </style:style>
    <style:style style:name="T26" style:family="text">
      <style:text-properties fo:font-style="italic" officeooo:rsid="0446db14" style:font-style-asian="italic" style:font-style-complex="italic"/>
    </style:style>
    <style:style style:name="T27" style:family="text">
      <style:text-properties fo:font-style="italic" officeooo:rsid="044b392c" style:font-style-asian="italic" style:font-style-complex="italic"/>
    </style:style>
    <style:style style:name="T28" style:family="text">
      <style:text-properties fo:font-style="italic" officeooo:rsid="046e7704" style:font-style-asian="italic" style:font-style-complex="italic"/>
    </style:style>
    <style:style style:name="T29" style:family="text">
      <style:text-properties fo:font-style="italic" officeooo:rsid="04269fb7" style:font-style-asian="italic" style:font-style-complex="italic"/>
    </style:style>
    <style:style style:name="T30" style:family="text">
      <style:text-properties fo:font-style="italic" officeooo:rsid="047cf9b2" style:font-style-asian="italic" style:font-style-complex="italic"/>
    </style:style>
    <style:style style:name="T31" style:family="text">
      <style:text-properties fo:font-style="italic" officeooo:rsid="041c5a27" style:font-style-asian="italic" style:font-style-complex="italic"/>
    </style:style>
    <style:style style:name="T32" style:family="text">
      <style:text-properties officeooo:rsid="04182534"/>
    </style:style>
    <style:style style:name="T33" style:family="text">
      <style:text-properties officeooo:rsid="04196ffd"/>
    </style:style>
    <style:style style:name="T34" style:family="text">
      <style:text-properties officeooo:rsid="041a9294"/>
    </style:style>
    <style:style style:name="T35" style:family="text">
      <style:text-properties officeooo:rsid="041c5a27"/>
    </style:style>
    <style:style style:name="T36" style:family="text">
      <style:text-properties officeooo:rsid="041ce314"/>
    </style:style>
    <style:style style:name="T37" style:family="text">
      <style:text-properties officeooo:rsid="041d371a"/>
    </style:style>
    <style:style style:name="T38" style:family="text">
      <style:text-properties officeooo:rsid="041de528"/>
    </style:style>
    <style:style style:name="T39" style:family="text">
      <style:text-properties officeooo:rsid="041e57e5"/>
    </style:style>
    <style:style style:name="T40" style:family="text">
      <style:text-properties style:text-underline-style="none" officeooo:rsid="041e57e5"/>
    </style:style>
    <style:style style:name="T41" style:family="text">
      <style:text-properties style:text-underline-style="none" officeooo:rsid="0426d508"/>
    </style:style>
    <style:style style:name="T42" style:family="text">
      <style:text-properties style:text-underline-style="none" officeooo:rsid="0435d398"/>
    </style:style>
    <style:style style:name="T43" style:family="text">
      <style:text-properties style:text-underline-style="none" officeooo:rsid="043a33a9"/>
    </style:style>
    <style:style style:name="T44" style:family="text">
      <style:text-properties style:text-underline-style="none" officeooo:rsid="044c879d"/>
    </style:style>
    <style:style style:name="T45" style:family="text">
      <style:text-properties style:text-underline-style="none" officeooo:rsid="0459a3de"/>
    </style:style>
    <style:style style:name="T46" style:family="text">
      <style:text-properties style:text-underline-style="none" officeooo:rsid="04665d66"/>
    </style:style>
    <style:style style:name="T47" style:family="text">
      <style:text-properties style:text-underline-style="none" officeooo:rsid="046e7704"/>
    </style:style>
    <style:style style:name="T48" style:family="text">
      <style:text-properties style:text-underline-style="none" officeooo:rsid="047a418a"/>
    </style:style>
    <style:style style:name="T49" style:family="text">
      <style:text-properties style:text-underline-style="none" officeooo:rsid="047f2adf"/>
    </style:style>
    <style:style style:name="T50" style:family="text">
      <style:text-properties style:text-underline-style="none" officeooo:rsid="047c921a"/>
    </style:style>
    <style:style style:name="T51" style:family="text">
      <style:text-properties style:text-underline-style="none" officeooo:rsid="0485c85d"/>
    </style:style>
    <style:style style:name="T52" style:family="text">
      <style:text-properties style:text-underline-style="none" officeooo:rsid="04964461"/>
    </style:style>
    <style:style style:name="T53" style:family="text">
      <style:text-properties style:text-underline-style="none" officeooo:rsid="049dc95d"/>
    </style:style>
    <style:style style:name="T54" style:family="text">
      <style:text-properties officeooo:rsid="041f0068"/>
    </style:style>
    <style:style style:name="T55" style:family="text">
      <style:text-properties officeooo:rsid="041f5675"/>
    </style:style>
    <style:style style:name="T56" style:family="text">
      <style:text-properties officeooo:rsid="04209047"/>
    </style:style>
    <style:style style:name="T57" style:family="text">
      <style:text-properties fo:font-variant="normal" fo:text-transform="none" style:font-name="Liberation Serif" fo:font-size="12pt" fo:letter-spacing="normal"/>
    </style:style>
    <style:style style:name="T58" style:family="text">
      <style:text-properties fo:font-variant="normal" fo:text-transform="none" style:font-name="Liberation Serif" fo:font-size="12pt" fo:letter-spacing="normal" fo:font-weight="normal" style:font-weight-asian="normal" style:font-weight-complex="normal"/>
    </style:style>
    <style:style style:name="T59" style:family="text">
      <style:text-properties fo:font-variant="normal" fo:text-transform="none" style:font-name="Liberation Serif" fo:font-size="12pt" fo:letter-spacing="normal" fo:font-weight="normal" officeooo:rsid="04260eca" style:font-weight-asian="normal" style:font-weight-complex="normal"/>
    </style:style>
    <style:style style:name="T60" style:family="text">
      <style:text-properties fo:font-variant="normal" fo:text-transform="none" style:font-name="Liberation Serif" fo:font-size="12pt" fo:letter-spacing="normal" fo:font-weight="normal" officeooo:rsid="0438b5e8" style:font-weight-asian="normal" style:font-weight-complex="normal"/>
    </style:style>
    <style:style style:name="T61" style:family="text">
      <style:text-properties fo:font-variant="normal" fo:text-transform="none" style:font-name="Liberation Serif" fo:font-size="12pt" fo:letter-spacing="normal" fo:font-weight="normal" officeooo:rsid="04412359" style:font-weight-asian="normal" style:font-weight-complex="normal"/>
    </style:style>
    <style:style style:name="T62" style:family="text">
      <style:text-properties fo:font-variant="normal" fo:text-transform="none" style:font-name="Liberation Serif" fo:font-size="12pt" fo:letter-spacing="normal" fo:font-weight="normal" officeooo:rsid="044f6590" style:font-weight-asian="normal" style:font-weight-complex="normal"/>
    </style:style>
    <style:style style:name="T63" style:family="text">
      <style:text-properties fo:font-variant="normal" fo:text-transform="none" style:font-name="Liberation Serif" fo:font-size="12pt" fo:letter-spacing="normal" fo:font-weight="normal" officeooo:rsid="043a33a9" style:font-weight-asian="normal" style:font-weight-complex="normal"/>
    </style:style>
    <style:style style:name="T64" style:family="text">
      <style:text-properties fo:font-variant="normal" fo:text-transform="none" style:font-name="Liberation Serif" fo:font-size="12pt" fo:letter-spacing="normal" fo:font-weight="normal" officeooo:rsid="045b934f" style:font-weight-asian="normal" style:font-weight-complex="normal"/>
    </style:style>
    <style:style style:name="T65" style:family="text">
      <style:text-properties fo:font-variant="normal" fo:text-transform="none" style:font-name="Liberation Serif" fo:font-size="12pt" fo:letter-spacing="normal" fo:font-weight="normal" officeooo:rsid="0469a2b2" style:font-weight-asian="normal" style:font-weight-complex="normal"/>
    </style:style>
    <style:style style:name="T66" style:family="text">
      <style:text-properties fo:font-variant="normal" fo:text-transform="none" style:font-name="Liberation Serif" fo:font-size="12pt" fo:letter-spacing="normal" fo:font-weight="normal" officeooo:rsid="04716fac" style:font-weight-asian="normal" style:font-weight-complex="normal"/>
    </style:style>
    <style:style style:name="T67" style:family="text">
      <style:text-properties fo:font-variant="normal" fo:text-transform="none" style:font-name="Liberation Serif" fo:font-size="12pt" fo:letter-spacing="normal" fo:font-weight="normal" officeooo:rsid="047b421c" style:font-weight-asian="normal" style:font-weight-complex="normal"/>
    </style:style>
    <style:style style:name="T68" style:family="text">
      <style:text-properties fo:font-variant="normal" fo:text-transform="none" style:font-name="Liberation Serif" fo:font-size="12pt" fo:letter-spacing="normal" fo:font-weight="normal" officeooo:rsid="04807b93" style:font-weight-asian="normal" style:font-weight-complex="normal"/>
    </style:style>
    <style:style style:name="T69" style:family="text">
      <style:text-properties fo:font-variant="normal" fo:text-transform="none" style:font-name="Liberation Serif" fo:font-size="12pt" fo:letter-spacing="normal" fo:font-weight="normal" officeooo:rsid="0488ef84" style:font-weight-asian="normal" style:font-weight-complex="normal"/>
    </style:style>
    <style:style style:name="T70" style:family="text">
      <style:text-properties fo:font-variant="normal" fo:text-transform="none" style:font-name="Liberation Serif" fo:font-size="12pt" fo:letter-spacing="normal" fo:font-weight="normal" officeooo:rsid="0496c08f" style:font-weight-asian="normal" style:font-weight-complex="normal"/>
    </style:style>
    <style:style style:name="T71" style:family="text">
      <style:text-properties fo:font-variant="normal" fo:text-transform="none" style:font-name="Liberation Serif" fo:font-size="12pt" fo:letter-spacing="normal" fo:font-weight="normal" officeooo:rsid="04a60faa" style:font-weight-asian="normal" style:font-weight-complex="normal"/>
    </style:style>
    <style:style style:name="T72" style:family="text">
      <style:text-properties fo:font-variant="normal" fo:text-transform="none" style:font-name="Liberation Serif" fo:font-size="12pt" fo:letter-spacing="normal" officeooo:rsid="047c921a"/>
    </style:style>
    <style:style style:name="T73" style:family="text">
      <style:text-properties fo:font-variant="normal" fo:text-transform="none" style:font-name="Liberation Serif" fo:font-size="12pt" fo:letter-spacing="normal" officeooo:rsid="043a33a9"/>
    </style:style>
    <style:style style:name="T74" style:family="text">
      <style:text-properties fo:font-variant="normal" fo:text-transform="none" style:font-name="Liberation Serif" fo:font-size="12pt" fo:letter-spacing="normal" officeooo:rsid="047cf9b2"/>
    </style:style>
    <style:style style:name="T75" style:family="text">
      <style:text-properties fo:font-variant="normal" fo:text-transform="none" style:font-name="Liberation Serif" fo:font-size="12pt" fo:letter-spacing="normal" officeooo:rsid="047d452b"/>
    </style:style>
    <style:style style:name="T76" style:family="text">
      <style:text-properties fo:font-variant="normal" fo:text-transform="none" style:font-name="Liberation Serif" fo:font-size="12pt" fo:letter-spacing="normal" officeooo:rsid="047e9ee3"/>
    </style:style>
    <style:style style:name="T77" style:family="text">
      <style:text-properties fo:font-variant="normal" fo:text-transform="none" style:font-name="Liberation Serif" fo:font-size="12pt" fo:letter-spacing="normal" officeooo:rsid="047f2adf"/>
    </style:style>
    <style:style style:name="T78" style:family="text">
      <style:text-properties fo:font-variant="normal" fo:text-transform="none" style:font-name="Liberation Serif" fo:font-size="12pt" fo:letter-spacing="normal" officeooo:rsid="047f9a3d"/>
    </style:style>
    <style:style style:name="T79" style:family="text">
      <style:text-properties fo:font-variant="normal" fo:text-transform="none" style:font-name="Liberation Serif" fo:font-size="12pt" fo:letter-spacing="normal" officeooo:rsid="04807b93"/>
    </style:style>
    <style:style style:name="T80" style:family="text">
      <style:text-properties fo:font-variant="normal" fo:text-transform="none" style:font-name="Liberation Serif" fo:font-size="12pt" fo:letter-spacing="normal" fo:font-style="italic" officeooo:rsid="04807b93" style:font-style-asian="italic" style:font-style-complex="italic"/>
    </style:style>
    <style:style style:name="T81" style:family="text">
      <style:text-properties fo:font-variant="normal" fo:text-transform="none" style:font-name="Liberation Serif" fo:font-size="12pt" fo:letter-spacing="normal" fo:font-style="italic" officeooo:rsid="04a253f6" style:font-style-asian="italic" style:font-style-complex="italic"/>
    </style:style>
    <style:style style:name="T82" style:family="text">
      <style:text-properties fo:font-variant="normal" fo:text-transform="none" style:font-name="Liberation Serif" fo:font-size="12pt" fo:letter-spacing="normal" officeooo:rsid="04821c2b"/>
    </style:style>
    <style:style style:name="T83" style:family="text">
      <style:text-properties fo:font-variant="normal" fo:text-transform="none" style:font-name="Liberation Serif" fo:font-size="12pt" fo:letter-spacing="normal" officeooo:rsid="04823573"/>
    </style:style>
    <style:style style:name="T84" style:family="text">
      <style:text-properties fo:font-variant="normal" fo:text-transform="none" style:font-name="Liberation Serif" fo:font-size="12pt" fo:letter-spacing="normal" officeooo:rsid="0483e5f4"/>
    </style:style>
    <style:style style:name="T85" style:family="text">
      <style:text-properties fo:font-variant="normal" fo:text-transform="none" style:font-name="Liberation Serif" fo:font-size="12pt" fo:letter-spacing="normal" officeooo:rsid="0484ca71"/>
    </style:style>
    <style:style style:name="T86" style:family="text">
      <style:text-properties fo:font-variant="normal" fo:text-transform="none" style:font-name="Liberation Serif" fo:font-size="12pt" fo:letter-spacing="normal" officeooo:rsid="04851a39"/>
    </style:style>
    <style:style style:name="T87" style:family="text">
      <style:text-properties fo:font-variant="normal" fo:text-transform="none" style:font-name="Liberation Serif" fo:font-size="12pt" fo:letter-spacing="normal" officeooo:rsid="0485c01c"/>
    </style:style>
    <style:style style:name="T88" style:family="text">
      <style:text-properties fo:font-variant="normal" fo:text-transform="none" style:font-name="Liberation Serif" fo:font-size="12pt" fo:letter-spacing="normal" officeooo:rsid="049334e1"/>
    </style:style>
    <style:style style:name="T89" style:family="text">
      <style:text-properties fo:font-variant="normal" fo:text-transform="none" style:font-name="Liberation Serif" fo:font-size="12pt" fo:letter-spacing="normal" officeooo:rsid="048e87bb"/>
    </style:style>
    <style:style style:name="T90" style:family="text">
      <style:text-properties fo:font-variant="normal" fo:text-transform="none" style:font-name="Liberation Serif" fo:font-size="12pt" fo:letter-spacing="normal" officeooo:rsid="0496c08f"/>
    </style:style>
    <style:style style:name="T91" style:family="text">
      <style:text-properties fo:font-variant="normal" fo:text-transform="none" style:font-name="Liberation Serif" fo:font-size="12pt" fo:letter-spacing="normal" officeooo:rsid="0426d508"/>
    </style:style>
    <style:style style:name="T92" style:family="text">
      <style:text-properties fo:font-variant="normal" fo:text-transform="none" style:font-name="Liberation Serif" fo:font-size="12pt" fo:letter-spacing="normal" officeooo:rsid="049a0aa3"/>
    </style:style>
    <style:style style:name="T93" style:family="text">
      <style:text-properties fo:font-variant="normal" fo:text-transform="none" style:font-name="Liberation Serif" fo:font-size="12pt" fo:letter-spacing="normal" officeooo:rsid="049ab75b"/>
    </style:style>
    <style:style style:name="T94" style:family="text">
      <style:text-properties fo:font-variant="normal" fo:text-transform="none" style:font-name="Liberation Serif" fo:font-size="12pt" fo:letter-spacing="normal" officeooo:rsid="049b1f5a"/>
    </style:style>
    <style:style style:name="T95" style:family="text">
      <style:text-properties fo:font-variant="normal" fo:text-transform="none" style:font-name="Liberation Serif" fo:font-size="12pt" fo:letter-spacing="normal" officeooo:rsid="049d162b"/>
    </style:style>
    <style:style style:name="T96" style:family="text">
      <style:text-properties fo:font-variant="normal" fo:text-transform="none" style:font-name="Liberation Serif" fo:font-size="12pt" fo:letter-spacing="normal" officeooo:rsid="049dc95d"/>
    </style:style>
    <style:style style:name="T97" style:family="text">
      <style:text-properties fo:font-variant="normal" fo:text-transform="none" style:font-name="Liberation Serif" fo:font-size="12pt" fo:letter-spacing="normal" officeooo:rsid="04a094e1"/>
    </style:style>
    <style:style style:name="T98" style:family="text">
      <style:text-properties fo:font-variant="normal" fo:text-transform="none" style:font-name="Liberation Serif" fo:font-size="12pt" fo:letter-spacing="normal" officeooo:rsid="04a253f6"/>
    </style:style>
    <style:style style:name="T99" style:family="text">
      <style:text-properties fo:font-variant="normal" fo:text-transform="none" style:font-name="Liberation Serif" fo:font-size="12pt" fo:letter-spacing="normal" officeooo:rsid="04a43ded"/>
    </style:style>
    <style:style style:name="T100" style:family="text">
      <style:text-properties fo:font-variant="normal" fo:text-transform="none" style:font-name="Liberation Serif" fo:font-size="12pt" fo:letter-spacing="normal" officeooo:rsid="04a5b60d"/>
    </style:style>
    <style:style style:name="T101" style:family="text">
      <style:text-properties fo:font-variant="normal" fo:text-transform="none" style:font-name="Liberation Serif" fo:font-size="12pt" fo:letter-spacing="normal" officeooo:rsid="04a60faa"/>
    </style:style>
    <style:style style:name="T102" style:family="text">
      <style:text-properties fo:font-variant="normal" fo:text-transform="none" style:font-name="Liberation Serif" fo:font-size="12pt" fo:letter-spacing="normal" officeooo:rsid="04a689c5"/>
    </style:style>
    <style:style style:name="T103" style:family="text">
      <style:text-properties officeooo:rsid="04260eca"/>
    </style:style>
    <style:style style:name="T104" style:family="text">
      <style:text-properties officeooo:rsid="04269fb7"/>
    </style:style>
    <style:style style:name="T105" style:family="text">
      <style:text-properties officeooo:rsid="0426d508"/>
    </style:style>
    <style:style style:name="T106" style:family="text">
      <style:text-properties officeooo:rsid="04278b9e"/>
    </style:style>
    <style:style style:name="T107" style:family="text">
      <style:text-properties officeooo:rsid="042a1124"/>
    </style:style>
    <style:style style:name="T108" style:family="text">
      <style:text-properties officeooo:rsid="042f9a5b"/>
    </style:style>
    <style:style style:name="T109" style:family="text">
      <style:text-properties officeooo:rsid="0430a0e0"/>
    </style:style>
    <style:style style:name="T110" style:family="text">
      <style:text-properties officeooo:rsid="04329b3f"/>
    </style:style>
    <style:style style:name="T111" style:family="text">
      <style:text-properties officeooo:rsid="043493e6"/>
    </style:style>
    <style:style style:name="T112" style:family="text">
      <style:text-properties officeooo:rsid="0434cfd9"/>
    </style:style>
    <style:style style:name="T113" style:family="text">
      <style:text-properties officeooo:rsid="0435d398"/>
    </style:style>
    <style:style style:name="T114" style:family="text">
      <style:text-properties officeooo:rsid="0436df9d"/>
    </style:style>
    <style:style style:name="T115" style:family="text">
      <style:text-properties officeooo:rsid="04374950"/>
    </style:style>
    <style:style style:name="T116" style:family="text">
      <style:text-properties officeooo:rsid="0437cfbf"/>
    </style:style>
    <style:style style:name="T117" style:family="text">
      <style:text-properties officeooo:rsid="0438b5e8"/>
    </style:style>
    <style:style style:name="T118" style:family="text">
      <style:text-properties officeooo:rsid="0439ed82"/>
    </style:style>
    <style:style style:name="T119" style:family="text">
      <style:text-properties officeooo:rsid="043a33a9"/>
    </style:style>
    <style:style style:name="T120" style:family="text">
      <style:text-properties officeooo:rsid="043acf4a"/>
    </style:style>
    <style:style style:name="T121" style:family="text">
      <style:text-properties officeooo:rsid="043af7b9"/>
    </style:style>
    <style:style style:name="T122" style:family="text">
      <style:text-properties officeooo:rsid="043cac09"/>
    </style:style>
    <style:style style:name="T123" style:family="text">
      <style:text-properties officeooo:rsid="043df212"/>
    </style:style>
    <style:style style:name="T124" style:family="text">
      <style:text-properties officeooo:rsid="043eb38a"/>
    </style:style>
    <style:style style:name="T125" style:family="text">
      <style:text-properties officeooo:rsid="043fc750"/>
    </style:style>
    <style:style style:name="T126" style:family="text">
      <style:text-properties officeooo:rsid="04412359"/>
    </style:style>
    <style:style style:name="T127" style:family="text">
      <style:text-properties officeooo:rsid="04424216"/>
    </style:style>
    <style:style style:name="T128" style:family="text">
      <style:text-properties officeooo:rsid="04429b67"/>
    </style:style>
    <style:style style:name="T129" style:family="text">
      <style:text-properties officeooo:rsid="04446713"/>
    </style:style>
    <style:style style:name="T130" style:family="text">
      <style:text-properties officeooo:rsid="04459658"/>
    </style:style>
    <style:style style:name="T131" style:family="text">
      <style:text-properties officeooo:rsid="0446db14"/>
    </style:style>
    <style:style style:name="T132" style:family="text">
      <style:text-properties officeooo:rsid="04499171"/>
    </style:style>
    <style:style style:name="T133" style:family="text">
      <style:text-properties officeooo:rsid="044b392c"/>
    </style:style>
    <style:style style:name="T134" style:family="text">
      <style:text-properties officeooo:rsid="044c879d"/>
    </style:style>
    <style:style style:name="T135" style:family="text">
      <style:text-properties officeooo:rsid="044d8424"/>
    </style:style>
    <style:style style:name="T136" style:family="text">
      <style:text-properties officeooo:rsid="04506ffa"/>
    </style:style>
    <style:style style:name="T137" style:family="text">
      <style:text-properties officeooo:rsid="0450710b"/>
    </style:style>
    <style:style style:name="T138" style:family="text">
      <style:text-properties officeooo:rsid="0452a16b"/>
    </style:style>
    <style:style style:name="T139" style:family="text">
      <style:text-properties officeooo:rsid="0454716b"/>
    </style:style>
    <style:style style:name="T140" style:family="text">
      <style:text-properties officeooo:rsid="0455ac61"/>
    </style:style>
    <style:style style:name="T141" style:family="text">
      <style:text-properties officeooo:rsid="0456b4d3"/>
    </style:style>
    <style:style style:name="T142" style:family="text">
      <style:text-properties officeooo:rsid="0458b99e"/>
    </style:style>
    <style:style style:name="T143" style:family="text">
      <style:text-properties officeooo:rsid="045a9294"/>
    </style:style>
    <style:style style:name="T144" style:family="text">
      <style:text-properties officeooo:rsid="045b934f"/>
    </style:style>
    <style:style style:name="T145" style:family="text">
      <style:text-properties officeooo:rsid="045e5a44"/>
    </style:style>
    <style:style style:name="T146" style:family="text">
      <style:text-properties officeooo:rsid="045ff26d"/>
    </style:style>
    <style:style style:name="T147" style:family="text">
      <style:text-properties officeooo:rsid="0460a3aa"/>
    </style:style>
    <style:style style:name="T148" style:family="text">
      <style:text-properties officeooo:rsid="04631ab3"/>
    </style:style>
    <style:style style:name="T149" style:family="text">
      <style:text-properties officeooo:rsid="04645dbb"/>
    </style:style>
    <style:style style:name="T150" style:family="text">
      <style:text-properties officeooo:rsid="04649721"/>
    </style:style>
    <style:style style:name="T151" style:family="text">
      <style:text-properties officeooo:rsid="0465f20e"/>
    </style:style>
    <style:style style:name="T152" style:family="text">
      <style:text-properties officeooo:rsid="04665d66"/>
    </style:style>
    <style:style style:name="T153" style:family="text">
      <style:text-properties officeooo:rsid="04696ba6"/>
    </style:style>
    <style:style style:name="T154" style:family="text">
      <style:text-properties officeooo:rsid="0469a2b2"/>
    </style:style>
    <style:style style:name="T155" style:family="text">
      <style:text-properties officeooo:rsid="046b68ce"/>
    </style:style>
    <style:style style:name="T156" style:family="text">
      <style:text-properties officeooo:rsid="046b93a4"/>
    </style:style>
    <style:style style:name="T157" style:family="text">
      <style:text-properties officeooo:rsid="046ba4f8"/>
    </style:style>
    <style:style style:name="T158" style:family="text">
      <style:text-properties officeooo:rsid="046cecc3"/>
    </style:style>
    <style:style style:name="T159" style:family="text">
      <style:text-properties officeooo:rsid="046d41f8"/>
    </style:style>
    <style:style style:name="T160" style:family="text">
      <style:text-properties officeooo:rsid="046e7704"/>
    </style:style>
    <style:style style:name="T161" style:family="text">
      <style:text-properties officeooo:rsid="046f69ec"/>
    </style:style>
    <style:style style:name="T162" style:family="text">
      <style:text-properties officeooo:rsid="046f7e5f"/>
    </style:style>
    <style:style style:name="T163" style:family="text">
      <style:text-properties officeooo:rsid="04701d7e"/>
    </style:style>
    <style:style style:name="T164" style:family="text">
      <style:text-properties officeooo:rsid="0471bc29"/>
    </style:style>
    <style:style style:name="T165" style:family="text">
      <style:text-properties officeooo:rsid="0471fbf6"/>
    </style:style>
    <style:style style:name="T166" style:family="text">
      <style:text-properties officeooo:rsid="04732e89"/>
    </style:style>
    <style:style style:name="T167" style:family="text">
      <style:text-properties officeooo:rsid="047528c3"/>
    </style:style>
    <style:style style:name="T168" style:family="text">
      <style:text-properties officeooo:rsid="0476ea65"/>
    </style:style>
    <style:style style:name="T169" style:family="text">
      <style:text-properties officeooo:rsid="0477d289"/>
    </style:style>
    <style:style style:name="T170" style:family="text">
      <style:text-properties officeooo:rsid="047924f5"/>
    </style:style>
    <style:style style:name="T171" style:family="text">
      <style:text-properties officeooo:rsid="047ab247"/>
    </style:style>
    <style:style style:name="T172" style:family="text">
      <style:text-properties officeooo:rsid="047b421c"/>
    </style:style>
    <style:style style:name="T173" style:family="text">
      <style:text-properties officeooo:rsid="047c921a"/>
    </style:style>
    <style:style style:name="T174" style:family="text">
      <style:text-properties officeooo:rsid="047cf9b2"/>
    </style:style>
    <style:style style:name="T175" style:family="text">
      <style:text-properties officeooo:rsid="047d452b"/>
    </style:style>
    <style:style style:name="T176" style:family="text">
      <style:text-properties officeooo:rsid="047f9a3d"/>
    </style:style>
    <style:style style:name="T177" style:family="text">
      <style:text-properties officeooo:rsid="04817804"/>
    </style:style>
    <style:style style:name="T178" style:family="text">
      <style:text-properties officeooo:rsid="04823573"/>
    </style:style>
    <style:style style:name="T179" style:family="text">
      <style:text-properties officeooo:rsid="04872e44"/>
    </style:style>
    <style:style style:name="T180" style:family="text">
      <style:text-properties officeooo:rsid="0488ef84"/>
    </style:style>
    <style:style style:name="T181" style:family="text">
      <style:text-properties officeooo:rsid="048e87bb"/>
    </style:style>
    <style:style style:name="T182" style:family="text">
      <style:text-properties officeooo:rsid="049334e1"/>
    </style:style>
    <style:style style:name="T183" style:family="text">
      <style:text-properties officeooo:rsid="04979d7c"/>
    </style:style>
    <style:style style:name="T184" style:family="text">
      <style:text-properties officeooo:rsid="04996909"/>
    </style:style>
    <style:style style:name="T185" style:family="text">
      <style:text-properties officeooo:rsid="049a0aa3"/>
    </style:style>
    <style:style style:name="T186" style:family="text">
      <style:text-properties officeooo:rsid="049b1f5a"/>
    </style:style>
    <style:style style:name="T187" style:family="text">
      <style:text-properties officeooo:rsid="049d162b"/>
    </style:style>
    <style:style style:name="T188" style:family="text">
      <style:text-properties officeooo:rsid="04a43ded"/>
    </style:style>
    <style:style style:name="T189" style:family="text">
      <style:text-properties officeooo:rsid="04a60faa"/>
    </style:style>
    <style:style style:name="T190" style:family="text">
      <style:text-properties officeooo:rsid="04a689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4873</text:p>
          </table:table-cell>
          <table:table-cell table:style-name="Table1.A1" office:value-type="string">
            <text:p text:style-name="P1">Rysus chevachoit et sa gent</text:p>
          </table:table-cell>
          <table:table-cell table:style-name="Table1.C1" office:value-type="string">
            <text:p text:style-name="P56">A<text:span text:style-name="T173">L</text:span>] ...cheuauche <text:span text:style-name="T173">(L cheuauce)</text:span> a… <text:s/><text:span text:style-name="T119">DH2] ...cheuaucha… <text:s/>E] ...cheuache il et… <text:s/>GIKW] ...queuauque (I cheuauche ou, W cheuauche)...</text:span></text:p>
          </table:table-cell>
        </table:table-row>
        <table:table-row>
          <table:table-cell table:style-name="Table1.A2" office:value-type="string">
            <text:p text:style-name="P1">4874</text:p>
          </table:table-cell>
          <table:table-cell table:style-name="Table1.A2" office:value-type="string">
            <text:p text:style-name="P1">Et si n’aloient mies lent</text:p>
          </table:table-cell>
          <table:table-cell table:style-name="Table1.C2" office:value-type="string">
            <text:p text:style-name="P56">A<text:span text:style-name="T165">ILTW</text:span>] Et non <text:span text:style-name="T138">(W nen)</text:span> aloient… <text:s text:c="2"/><text:span text:style-name="T145">GK] Sinen aloit (K aloient)...</text:span></text:p>
          </table:table-cell>
        </table:table-row>
        <table:table-row>
          <table:table-cell table:style-name="Table1.A2" office:value-type="string">
            <text:p text:style-name="P1">4875</text:p>
          </table:table-cell>
          <table:table-cell table:style-name="Table1.A2" office:value-type="string">
            <text:p text:style-name="P1">Permi le Val d’Elbu passerent</text:p>
          </table:table-cell>
          <table:table-cell table:style-name="Table1.C2" office:value-type="string">
            <text:p text:style-name="P56">A<text:span text:style-name="T105">BDEGH2IKLTW</text:span>] ...val de bri <text:span text:style-name="T127">(E brin, L bir)</text:span>...</text:p>
          </table:table-cell>
        </table:table-row>
        <table:table-row>
          <table:table-cell table:style-name="Table1.A2" office:value-type="string">
            <text:p text:style-name="P1">4876</text:p>
          </table:table-cell>
          <table:table-cell table:style-name="Table1.A2" office:value-type="string">
            <text:p text:style-name="P1">Et un sol soir i sejornerent</text:p>
          </table:table-cell>
          <table:table-cell table:style-name="Table1.C2" office:value-type="string">
            <text:p text:style-name="P144">B] ...vne nuit i… <text:s/><text:span text:style-name="T119">DH2T] Vn tout (T Et un) soul (H2 seul) ior (H2 iour)…(H2 demourerent) I] ...ior... <text:s/>W] ...ilz se jornerent</text:span></text:p>
          </table:table-cell>
        </table:table-row>
        <table:table-row>
          <table:table-cell table:style-name="Table1.A2" office:value-type="string">
            <text:p text:style-name="P1">4877</text:p>
          </table:table-cell>
          <table:table-cell table:style-name="Table1.A2" office:value-type="string">
            <text:p text:style-name="P1">Il ont le Val d’Elbu passé</text:p>
          </table:table-cell>
          <table:table-cell table:style-name="Table1.C2" office:value-type="string">
            <text:p text:style-name="P83">A<text:span text:style-name="T105">BDGH2IKT</text:span>] ...val de bri <text:span text:style-name="T165">(I brise)</text:span>… <text:s/><text:span text:style-name="T173">LW] Jl (W Jlz) ont (W lont) trestuit (L trestous) le bir passe <text:s/>M] ...val de bu&amp;n;...</text:span></text:p>
          </table:table-cell>
        </table:table-row>
        <table:table-row>
          <table:table-cell table:style-name="Table1.A2" office:value-type="string">
            <text:p text:style-name="P1">4878</text:p>
          </table:table-cell>
          <table:table-cell table:style-name="Table1.A2" office:value-type="string">
            <text:p text:style-name="P1">Em Bouguerie sont entré</text:p>
          </table:table-cell>
          <table:table-cell table:style-name="Table1.C2" office:value-type="string">
            <text:p text:style-name="P89">A<text:span text:style-name="T173">BDILMTW</text:span>] ...bolgrie <text:span text:style-name="T173">(BM bougrie, DLW bogrie)</text:span> se <text:span text:style-name="T173">(D en, LTW sen)</text:span> sont <text:span text:style-name="T165">(I sunt, W [-ale]entre)</text:span>… <text:s/><text:span text:style-name="T105">E] Et en bougrie… <text:s/>GK] (K Et en)...bolgrie… <text:s text:c="2"/>H2] ...hongrie sen sont...</text:span></text:p>
          </table:table-cell>
        </table:table-row>
        <table:table-row>
          <table:table-cell table:style-name="Table1.A2" office:value-type="string">
            <text:p text:style-name="P1">4879</text:p>
          </table:table-cell>
          <table:table-cell table:style-name="Table1.A2" office:value-type="string">
            <text:p text:style-name="P1">Lai troverent best savaiges</text:p>
          </table:table-cell>
          <table:table-cell table:style-name="Table1.C2" office:value-type="string">
            <text:p text:style-name="P174">D] ---</text:p>
            <text:p text:style-name="P77">A<text:span text:style-name="T145">GIK</text:span>] ...la gent <text:span text:style-name="T145">(G le gens, IK les gens)</text:span> sauuage <text:span text:style-name="T145">(GIK sauuages)</text:span> <text:s/><text:span text:style-name="T105">B] ...la terre saluage <text:s/>ELMTW] ...(M les) terres sauuages</text:span></text:p>
          </table:table-cell>
        </table:table-row>
        <table:table-row>
          <table:table-cell table:style-name="Table1.A2" office:value-type="string">
            <text:p text:style-name="P1">4880</text:p>
          </table:table-cell>
          <table:table-cell table:style-name="Table1.A2" office:value-type="string">
            <text:p text:style-name="P1">Les vals perfons et les boscaiges</text:p>
          </table:table-cell>
          <table:table-cell table:style-name="Table1.C2" office:value-type="string">
            <text:p text:style-name="P251">D] ---</text:p>
            <text:p text:style-name="P252">M] Les vax les plains...</text:p>
          </table:table-cell>
        </table:table-row>
        <table:table-row>
          <table:table-cell table:style-name="Table1.A2" office:value-type="string">
            <text:p text:style-name="P1">4881</text:p>
          </table:table-cell>
          <table:table-cell table:style-name="Table1.A2" office:value-type="string">
            <text:p text:style-name="P1">Tant chevacherent per vertu</text:p>
          </table:table-cell>
          <table:table-cell table:style-name="Table1.C2" office:value-type="string">
            <text:p text:style-name="P216">G<text:span text:style-name="T184">K</text:span>] Tant ont cheuaucie par...</text:p>
          </table:table-cell>
        </table:table-row>
        <table:table-row table:style-name="Table1.10">
          <table:table-cell table:style-name="Table1.A2" office:value-type="string">
            <text:p text:style-name="P1">4882</text:p>
          </table:table-cell>
          <table:table-cell table:style-name="Table1.A2" office:value-type="string">
            <text:p text:style-name="P1">Que a l’Escouple sont venu</text:p>
          </table:table-cell>
          <table:table-cell table:style-name="Table1.C2" office:value-type="string">
            <text:p text:style-name="P96">A] ...al escope… <text:s/><text:span text:style-name="T119">EH2M] ...a la couple (M cople)… <text:s/>GK] ...ale scope (K scoupe)… <text:s/>I] ...ales cople...</text:span></text:p>
          </table:table-cell>
        </table:table-row>
        <table:table-row>
          <table:table-cell table:style-name="Table1.A2" office:value-type="string">
            <text:p text:style-name="P1">4883</text:p>
          </table:table-cell>
          <table:table-cell table:style-name="Table1.A2" office:value-type="string">
            <text:p text:style-name="P1">Li Escouples est em Bolgrie <text:span text:style-name="T1">(FH Balgrie)</text:span></text:p>
          </table:table-cell>
          <table:table-cell table:style-name="Table1.C2" office:value-type="string">
            <text:p text:style-name="P247">A] ...escope...bogrie <text:s/><text:span text:style-name="T105">B] ...escople siet embongrie <text:s/>D] Lescople si est en bogrie <text:s/>E] La couple si siet en bougrie <text:s/>G] ...escopes...bolgrie <text:s text:c="2"/>L] Cisescoples... W] Cilz escople… <text:s/>H2] Lescouple si est en hongrie <text:s/>M] ...siest de bougrie <text:s/>K] Les scoup...</text:span></text:p>
          </table:table-cell>
        </table:table-row>
        <table:table-row>
          <table:table-cell table:style-name="Table1.A2" office:value-type="string">
            <text:p text:style-name="P1">4884</text:p>
          </table:table-cell>
          <table:table-cell table:style-name="Table1.A2" office:value-type="string">
            <text:p text:style-name="P1">Cytez est de grant signorie</text:p>
          </table:table-cell>
          <table:table-cell table:style-name="Table1.C2" office:value-type="string">
            <text:p text:style-name="P246"><text:span text:style-name="T119">DH2] Citey (H2 Cites) de </text:span><text:span text:style-name="T23">mlt </text:span><text:span text:style-name="T119">grant… </text:span></text:p>
          </table:table-cell>
        </table:table-row>
        <table:table-row>
          <table:table-cell table:style-name="Table1.A2" office:value-type="string">
            <text:p text:style-name="P1">4885</text:p>
          </table:table-cell>
          <table:table-cell table:style-name="Table1.A2" office:value-type="string">
            <text:p text:style-name="P1">Em Bolgrie <text:span text:style-name="T1">(FH Balgrie)</text:span> nen ot millor</text:p>
          </table:table-cell>
          <table:table-cell table:style-name="Table1.C2" office:value-type="string">
            <text:p text:style-name="P253">B<text:span text:style-name="T177">M</text:span>] ...bougrie nen a… <text:s/><text:span text:style-name="T119">DL] ...bogrie ne… <text:s/>E] En la bougrie na… <text:s/>H2] ...hongrie… <text:s/></text:span>K] ...<text:span text:style-name="T184">nenont...</text:span></text:p>
          </table:table-cell>
        </table:table-row>
        <table:table-row>
          <table:table-cell table:style-name="Table1.A2" office:value-type="string">
            <text:p text:style-name="P1">4886</text:p>
          </table:table-cell>
          <table:table-cell table:style-name="Table1.A2" office:value-type="string">
            <text:p text:style-name="P1">Trois jors i furent a sejor</text:p>
          </table:table-cell>
          <table:table-cell table:style-name="Table1.C2" office:value-type="string">
            <text:p text:style-name="P204">W] ...jours furent… <text:s/><text:span text:style-name="T156">H2] ...ace iour <text:s/></text:span><text:span text:style-name="T57">L] </text:span><text:span text:style-name="T72">Li iorz...</text:span></text:p>
          </table:table-cell>
        </table:table-row>
        <table:table-row>
          <table:table-cell table:style-name="Table1.A2" office:value-type="string">
            <text:p text:style-name="P1">4887</text:p>
          </table:table-cell>
          <table:table-cell table:style-name="Table1.A2" office:value-type="string">
            <text:p text:style-name="P1">Quant i orent un jor <text:span text:style-name="T1">esté</text:span></text:p>
          </table:table-cell>
          <table:table-cell table:style-name="Table1.C2" office:value-type="string">
            <text:p text:style-name="P90">A] ...il orent trois iours… <text:s/><text:span text:style-name="T119">E] Quant iii iors y orent… <text:s/>GKLMT] ...il...</text:span></text:p>
          </table:table-cell>
        </table:table-row>
        <table:table-row>
          <table:table-cell table:style-name="Table1.A2" office:value-type="string">
            <text:p text:style-name="P1">4888</text:p>
          </table:table-cell>
          <table:table-cell table:style-name="Table1.A2" office:value-type="string">
            <text:p text:style-name="P3">Li Povres Perdus ait parlé</text:p>
          </table:table-cell>
          <table:table-cell table:style-name="Table1.C2" office:value-type="string">
            <text:p text:style-name="P244"/>
          </table:table-cell>
        </table:table-row>
        <table:table-row>
          <table:table-cell table:style-name="Table1.A2" office:value-type="string">
            <text:p text:style-name="P1">4889</text:p>
          </table:table-cell>
          <table:table-cell table:style-name="Table1.A2" office:value-type="string">
            <text:p text:style-name="P3">Signor ensi come je vos dis</text:p>
          </table:table-cell>
          <table:table-cell table:style-name="Table1.C2" office:value-type="string">
            <text:p text:style-name="P131">B] ---</text:p>
            <text:p text:style-name="P56"><text:soft-page-break/>A<text:span text:style-name="T127">EGH2IKLMTW</text:span>] ...<text:span text:style-name="T127">ie </text:span>uos <text:span text:style-name="T127">(EH2 com vous, GKLMT com uos, I cum uos, W com voz) </text:span>deuis <text:span text:style-name="T185">(K diuis)</text:span></text:p>
          </table:table-cell>
        </table:table-row>
        <table:table-row>
          <table:table-cell table:style-name="Table1.A2" office:value-type="string">
            <text:p text:style-name="P1">4890</text:p>
          </table:table-cell>
          <table:table-cell table:style-name="Table1.A2" office:value-type="string">
            <text:p text:style-name="P3">Li Povres Perdus ot empris</text:p>
          </table:table-cell>
          <table:table-cell table:style-name="Table1.C2" office:value-type="string">
            <text:p text:style-name="P131">B] ---</text:p>
          </table:table-cell>
        </table:table-row>
        <table:table-row table:style-name="Table1.19">
          <table:table-cell table:style-name="Table1.A2" office:value-type="string">
            <text:p text:style-name="P1">4891</text:p>
          </table:table-cell>
          <table:table-cell table:style-name="Table1.A2" office:value-type="string">
            <text:p text:style-name="P3">Sol a (F et) sol escheriement</text:p>
          </table:table-cell>
          <table:table-cell table:style-name="Table1.C2" office:value-type="string">
            <text:p text:style-name="P115">A<text:span text:style-name="T156">H2</text:span>] Sol et sol <text:span text:style-name="T156">(H2 Sel a seul)</text:span> et chariement <text:span text:style-name="T156">(H2 chierement)</text:span> <text:s/><text:span text:style-name="T119">W] ...et...celeement <text:s/>G] ..et… <text:s/>M] Tout seul a seul… <text:s/></text:span><text:span text:style-name="T91">K] </text:span><text:span text:style-name="T92">Sole lol...</text:span></text:p>
          </table:table-cell>
        </table:table-row>
        <table:table-row>
          <table:table-cell table:style-name="Table1.A2" office:value-type="string">
            <text:p text:style-name="P1">4892</text:p>
          </table:table-cell>
          <table:table-cell table:style-name="Table1.A2" office:value-type="string">
            <text:p text:style-name="P3">A son maistre (F<text:span text:style-name="T2">H</text:span> ostel) un parlement</text:p>
          </table:table-cell>
          <table:table-cell table:style-name="Table1.C2" office:value-type="string">
            <text:p text:style-name="P77">A<text:span text:style-name="T119">DGH2IKLWT</text:span>] A son <text:span text:style-name="T156">(H2 lor, I sum)</text:span> ostel <text:span text:style-name="T119">(DK hostel)</text:span>…<text:span text:style-name="T138">(W tous)...</text:span> <text:s/><text:span text:style-name="T105">B] ...</text:span><text:span text:style-name="T17">mlt</text:span><text:span text:style-name="T105"> soustilment <text:s/>E] ...dun...</text:span></text:p>
          </table:table-cell>
        </table:table-row>
        <table:table-row>
          <table:table-cell table:style-name="Table1.A2" office:value-type="string">
            <text:p text:style-name="P1">4893</text:p>
          </table:table-cell>
          <table:table-cell table:style-name="Table1.A2" office:value-type="string">
            <text:p text:style-name="P3">A l’Escouple fut em Bolgrie (F<text:span text:style-name="T2">H</text:span> Balgrie)</text:p>
          </table:table-cell>
          <table:table-cell table:style-name="Table1.C2" office:value-type="string">
            <text:p text:style-name="P83">A<text:span text:style-name="T146">GK</text:span>] A lescope <text:span text:style-name="T185">(K le scoupe)</text:span>… <text:s/><text:span text:style-name="T105">BDL] A lescople...embougrie (DL en bogrie) <text:s/>EH2] A la couple...bougrie (H2 hongrie) <text:s/>W] Alescole...bogrie </text:span></text:p>
          </table:table-cell>
        </table:table-row>
        <table:table-row>
          <table:table-cell table:style-name="Table1.A2" office:value-type="string">
            <text:p text:style-name="P1">4894</text:p>
          </table:table-cell>
          <table:table-cell table:style-name="Table1.A2" office:value-type="string">
            <text:p text:style-name="P3">Si parla a Cakopedie</text:p>
          </table:table-cell>
          <table:table-cell table:style-name="Table1.C2" office:value-type="string">
            <text:p text:style-name="P192">W] Et...</text:p>
          </table:table-cell>
        </table:table-row>
        <table:table-row>
          <table:table-cell table:style-name="Table1.A2" office:value-type="string">
            <text:p text:style-name="P1">4895</text:p>
          </table:table-cell>
          <table:table-cell table:style-name="Table1.A2" office:value-type="string">
            <text:p text:style-name="P3">Maistres fet li Povres Perdus</text:p>
          </table:table-cell>
          <table:table-cell table:style-name="Table1.C2" office:value-type="string">
            <text:p text:style-name="P181">E] ...dist...</text:p>
          </table:table-cell>
        </table:table-row>
        <table:table-row>
          <table:table-cell table:style-name="Table1.A2" office:value-type="string">
            <text:p text:style-name="P1">4896</text:p>
          </table:table-cell>
          <table:table-cell table:style-name="Table1.A2" office:value-type="string">
            <text:p text:style-name="P3">Je sui en cest pais venus</text:p>
          </table:table-cell>
          <table:table-cell table:style-name="Table1.C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">4897</text:p>
          </table:table-cell>
          <table:table-cell table:style-name="Table1.A2" office:value-type="string">
            <text:p text:style-name="P3">N’i ai amin fors vos et moi</text:p>
          </table:table-cell>
          <table:table-cell table:style-name="Table1.C2" office:value-type="string">
            <text:p text:style-name="P196"><text:span text:style-name="T145">GL] Non ai (L Nai)… <text:s text:c="2"/></text:span>W] Je nay amy… <text:span text:style-name="T181"><text:s/></text:span></text:p>
          </table:table-cell>
        </table:table-row>
        <table:table-row>
          <table:table-cell table:style-name="Table1.A2" office:value-type="string">
            <text:p text:style-name="P1">4898</text:p>
          </table:table-cell>
          <table:table-cell table:style-name="Table1.A2" office:value-type="string">
            <text:p text:style-name="P3">Por fol (F Per vos, <text:span text:style-name="T2">H Par vos</text:span>) sui tenus bien le voi</text:p>
          </table:table-cell>
          <table:table-cell table:style-name="Table1.C2" office:value-type="string">
            <text:p text:style-name="P83">A] ...le sai <text:s/><text:span text:style-name="T119">E] ...me tient on bien le voi <text:s/>LW] (L Et)...ie le voi</text:span></text:p>
          </table:table-cell>
        </table:table-row>
        <table:table-row>
          <table:table-cell table:style-name="Table1.A2" office:value-type="string">
            <text:p text:style-name="P1">4899</text:p>
          </table:table-cell>
          <table:table-cell table:style-name="Table1.A2" office:value-type="string">
            <text:p text:style-name="P3">Se ma folie sens avoir</text:p>
          </table:table-cell>
          <table:table-cell table:style-name="Table1.C2" office:value-type="string">
            <text:p text:style-name="P139">B] <text:span text:style-name="T106">Se uostre folie en sauoir <text:s/>E] ...ans sauoir</text:span></text:p>
          </table:table-cell>
        </table:table-row>
        <table:table-row>
          <table:table-cell table:style-name="Table1.A2" office:value-type="string">
            <text:p text:style-name="P1">4900</text:p>
          </table:table-cell>
          <table:table-cell table:style-name="Table1.A2" office:value-type="string">
            <text:p text:style-name="P3">Peoie torner en savoir</text:p>
          </table:table-cell>
          <table:table-cell table:style-name="Table1.C2" office:value-type="string">
            <text:p text:style-name="P97">A] ...a essauoir <text:s/><text:span text:style-name="T105">B] ...sans auoir <text:s/>DGK] ...a sauoir <text:s/>E] ...tenir et auoir <text:s/>H2] Me pooit ci endroit valoir <text:s/>ILM] ...tener a (LM tenir en) sauoir</text:span></text:p>
          </table:table-cell>
        </table:table-row>
        <table:table-row>
          <table:table-cell table:style-name="Table1.A2" office:value-type="string">
            <text:p text:style-name="P2">490<text:span text:style-name="T1">1</text:span></text:p>
          </table:table-cell>
          <table:table-cell table:style-name="Table1.A2" office:value-type="string">
            <text:p text:style-name="P3">A grinor los seroit tenu</text:p>
          </table:table-cell>
          <table:table-cell table:style-name="Table1.C2" office:value-type="string">
            <text:p text:style-name="P115">A] ...seroie… <text:s/><text:span text:style-name="T105">B] A grant los me… <text:s/>W] A plus grant loz… <text:s/>H2] ...gregneur seroie… <text:s/>I] ...sera… <text:s/></text:span><text:span text:style-name="T91">K] ...</text:span><text:span text:style-name="T92">serons...</text:span></text:p>
          </table:table-cell>
        </table:table-row>
        <table:table-row>
          <table:table-cell table:style-name="Table1.A2" office:value-type="string">
            <text:p text:style-name="P2">490<text:span text:style-name="T1">2</text:span></text:p>
          </table:table-cell>
          <table:table-cell table:style-name="Table1.A2" office:value-type="string">
            <text:p text:style-name="P3">De siaus qui m’ont povre veu</text:p>
          </table:table-cell>
          <table:table-cell table:style-name="Table1.C2" office:value-type="string">
            <text:p text:style-name="P154">B] ...<text:span text:style-name="T106">por fol tenu <text:s/></text:span><text:span text:style-name="T73">L] ...</text:span><text:span text:style-name="T74">qui mant… <text:s/></text:span><text:span text:style-name="T106">W] ...moult...</text:span></text:p>
          </table:table-cell>
        </table:table-row>
        <table:table-row>
          <table:table-cell table:style-name="Table1.A2" office:value-type="string">
            <text:p text:style-name="P2">490<text:span text:style-name="T1">3</text:span></text:p>
          </table:table-cell>
          <table:table-cell table:style-name="Table1.A2" office:value-type="string">
            <text:p text:style-name="P3">Cist chevelier sont tuit a moi</text:p>
          </table:table-cell>
          <table:table-cell table:style-name="Table1.C2" office:value-type="string">
            <text:p text:style-name="P56">A<text:span text:style-name="T106">BDEGH2IKLMW</text:span>] Cil <text:span text:style-name="T119">(DEGIKLM Cist, W Cilz)</text:span> <text:span text:style-name="T14">chr</text:span> seront a <text:span text:style-name="T166">(I hou)</text:span> moi</text:p>
          </table:table-cell>
        </table:table-row>
        <table:table-row>
          <table:table-cell table:style-name="Table1.A2" office:value-type="string">
            <text:p text:style-name="P2">490<text:span text:style-name="T1">4</text:span></text:p>
          </table:table-cell>
          <table:table-cell table:style-name="Table1.A2" office:value-type="string">
            <text:p text:style-name="P3">A la cort Phelipon le roi</text:p>
          </table:table-cell>
          <table:table-cell table:style-name="Table1.C2" office:value-type="string">
            <text:p text:style-name="P24"/>
          </table:table-cell>
        </table:table-row>
        <table:table-row table:style-name="Table1.33">
          <table:table-cell table:style-name="Table1.A2" office:value-type="string">
            <text:p text:style-name="P2">490<text:span text:style-name="T1">5</text:span></text:p>
          </table:table-cell>
          <table:table-cell table:style-name="Table1.A2" office:value-type="string">
            <text:p text:style-name="P4">Por viandes et por livrer</text:p>
          </table:table-cell>
          <table:table-cell table:style-name="Table1.C2" office:value-type="string">
            <text:p text:style-name="P105">A<text:span text:style-name="T166">GIKLT</text:span>] <text:span text:style-name="T32">Por emender (I amender, L </text:span><text:span text:style-name="T30">Per</text:span><text:span text:style-name="T174">enmande) (A por)… <text:s/>BE] Por amender et por donner (E douner) <text:s/>D] Toz lor despans lor doi… <text:s/>H2] Touz iours despens leur doi trouuer <text:s text:c="2"/>W] ...viende… <text:s/>M] Por lauiande [ERR PER AMANDE!]</text:span></text:p>
          </table:table-cell>
        </table:table-row>
        <table:table-row>
          <table:table-cell table:style-name="Table1.A2" office:value-type="string">
            <text:p text:style-name="P2">490<text:span text:style-name="T1">6</text:span></text:p>
          </table:table-cell>
          <table:table-cell table:style-name="Table1.A2" office:value-type="string">
            <text:p text:style-name="P4">Et por vestir et por doner</text:p>
          </table:table-cell>
          <table:table-cell table:style-name="Table1.C2" office:value-type="string">
            <text:p text:style-name="P144">B<text:span text:style-name="T128">E</text:span>] ...<text:span text:style-name="T106">et por liurer <text:s/>D] Et bien uestir et atorner <text:s/>H2] Et uestir et bien atourner <text:s/>W] ...chaucer</text:span></text:p>
          </table:table-cell>
        </table:table-row>
        <table:table-row>
          <table:table-cell table:style-name="Table1.A2" office:value-type="string">
            <text:p text:style-name="P2">490<text:span text:style-name="T1">7</text:span></text:p>
          </table:table-cell>
          <table:table-cell table:style-name="Table1.A2" office:value-type="string">
            <text:p text:style-name="P4">Aler vos i covient premier</text:p>
          </table:table-cell>
          <table:table-cell table:style-name="Table1.C2" office:value-type="string">
            <text:p text:style-name="P57">A<text:span text:style-name="T106">BDEGH2ILMTW</text:span>] ...<text:span text:style-name="T32">uos (W vous) en couient (EGIMW conuient, H2 couuient)...</text:span></text:p>
          </table:table-cell>
        </table:table-row>
        <text:soft-page-break/>
        <table:table-row>
          <table:table-cell table:style-name="Table1.A2" office:value-type="string">
            <text:p text:style-name="P2">490<text:span text:style-name="T1">8</text:span></text:p>
          </table:table-cell>
          <table:table-cell table:style-name="Table1.A2" office:value-type="string">
            <text:p text:style-name="P4">Faites l’ostel apparillier</text:p>
          </table:table-cell>
          <table:table-cell table:style-name="Table1.C2" office:value-type="string">
            <text:p text:style-name="P66">A] <text:span text:style-name="T32">Faites ostel… <text:s/>BD] Faire… <text:s/>H2] Pour lostel faire...</text:span></text:p>
          </table:table-cell>
        </table:table-row>
        <table:table-row>
          <table:table-cell table:style-name="Table1.A2" office:value-type="string">
            <text:p text:style-name="P2">490<text:span text:style-name="T1">9</text:span></text:p>
          </table:table-cell>
          <table:table-cell table:style-name="Table1.A2" office:value-type="string">
            <text:p text:style-name="P4">A prince oi ersoir dire</text:p>
          </table:table-cell>
          <table:table-cell table:style-name="Table1.C2" office:value-type="string">
            <text:p text:style-name="P100">A<text:span text:style-name="T146">G</text:span>] <text:span text:style-name="T32">Al (G Au)...loi… <text:s/>DH2] ...oi desersoir… <text:s/>E] Ersoir oy au prince… <text:s/></text:span><text:span text:style-name="T73">L] </text:span><text:span text:style-name="T74">Al...alsoir...</text:span></text:p>
          </table:table-cell>
        </table:table-row>
        <table:table-row>
          <table:table-cell table:style-name="Table1.A2" office:value-type="string">
            <text:p text:style-name="P4">4910</text:p>
          </table:table-cell>
          <table:table-cell table:style-name="Table1.A2" office:value-type="string">
            <text:p text:style-name="P4">Que de toz les atres est sire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4">4911</text:p>
          </table:table-cell>
          <table:table-cell table:style-name="Table1.A2" office:value-type="string">
            <text:p text:style-name="P4">Que il sejorneroit ancour</text:p>
          </table:table-cell>
          <table:table-cell table:style-name="Table1.C2" office:value-type="string">
            <text:p text:style-name="P105">A<text:span text:style-name="T106">BIL</text:span>] ...seiorneront <text:span text:style-name="T166">(I seçorneront)</text:span>…<text:span text:style-name="T32"> <text:s/>D] Quil seroit encor aseior <text:s/>H2] Quil seroit en cui a ce iour <text:s/>M] ...en cour</text:span></text:p>
          </table:table-cell>
        </table:table-row>
        <table:table-row>
          <table:table-cell table:style-name="Table1.A2" office:value-type="string">
            <text:p text:style-name="P4">4912</text:p>
          </table:table-cell>
          <table:table-cell table:style-name="Table1.A2" office:value-type="string">
            <text:p text:style-name="P4">Anuit et demain tote jor</text:p>
          </table:table-cell>
          <table:table-cell table:style-name="Table1.C2" office:value-type="string">
            <text:p text:style-name="P74">A<text:span text:style-name="T128">EGIKLMTW</text:span>] <text:span text:style-name="T32">Ancui (G Encoi, K Ancoi, LW Encui, M Acuy, T Encuz)… <text:s/>DH2] Demain et encui...</text:span></text:p>
          </table:table-cell>
        </table:table-row>
        <table:table-row>
          <table:table-cell table:style-name="Table1.A2" office:value-type="string">
            <text:p text:style-name="P4">4913</text:p>
          </table:table-cell>
          <table:table-cell table:style-name="Table1.A2" office:value-type="string">
            <text:p text:style-name="P4">A prince kerez a vestir</text:p>
          </table:table-cell>
          <table:table-cell table:style-name="Table1.C2" office:value-type="string">
            <text:p text:style-name="P189">W] ...querre… <text:s/><text:span text:style-name="T157">H2] Premier li querres...</text:span></text:p>
          </table:table-cell>
        </table:table-row>
        <table:table-row>
          <table:table-cell table:style-name="Table1.A2" office:value-type="string">
            <text:p text:style-name="P4">4914</text:p>
          </table:table-cell>
          <table:table-cell table:style-name="Table1.A2" office:value-type="string">
            <text:p text:style-name="P4">Il ne vos lairait pas faillir</text:p>
          </table:table-cell>
          <table:table-cell table:style-name="Table1.C2" office:value-type="string">
            <text:p text:style-name="P138">B<text:span text:style-name="T128">E</text:span>] ...<text:span text:style-name="T106">volra (E uoudra) pas...</text:span> <text:s text:c="2"/><text:span text:style-name="T119">D] Robe uos donra sanz mentir</text:span></text:p>
          </table:table-cell>
        </table:table-row>
        <table:table-row table:style-name="Table1.43">
          <table:table-cell table:style-name="Table1.A2" office:value-type="string">
            <text:p text:style-name="P4">4915</text:p>
          </table:table-cell>
          <table:table-cell table:style-name="Table1.A2" office:value-type="string">
            <text:p text:style-name="P4">Et despance li demandez</text:p>
          </table:table-cell>
          <table:table-cell table:style-name="Table1.C2" office:value-type="string">
            <text:p text:style-name="P132">B<text:span text:style-name="T120">DH2M</text:span>] <text:span text:style-name="T106">A despendre...</text:span></text:p>
          </table:table-cell>
        </table:table-row>
        <table:table-row>
          <table:table-cell table:style-name="Table1.A2" office:value-type="string">
            <text:p text:style-name="P4">4916</text:p>
          </table:table-cell>
          <table:table-cell table:style-name="Table1.A2" office:value-type="string">
            <text:p text:style-name="P4">Ancor est bien loing la cytez</text:p>
          </table:table-cell>
          <table:table-cell table:style-name="Table1.C2" office:value-type="string">
            <text:p text:style-name="P210">D<text:span text:style-name="T157">H2</text:span>] <text:span text:style-name="T157">(H2 Quencor)</text:span>…trop loing… <text:s/>E] ...<text:span text:style-name="T25">mlt</text:span><text:span text:style-name="T128"> loins… <text:s/></text:span><text:span text:style-name="T91">K] ...</text:span><text:span text:style-name="T92">est loing de la...</text:span></text:p>
          </table:table-cell>
        </table:table-row>
        <table:table-row>
          <table:table-cell table:style-name="Table1.A2" office:value-type="string">
            <text:p text:style-name="P4">4917</text:p>
          </table:table-cell>
          <table:table-cell table:style-name="Table1.A2" office:value-type="string">
            <text:p text:style-name="P4">Bien i puet avoir a droiture</text:p>
          </table:table-cell>
          <table:table-cell table:style-name="Table1.C2" office:value-type="string">
            <text:p text:style-name="P97">A] ...<text:span text:style-name="T32">i poiez… <text:s/>W] ...le peut… <text:s/>H2] ...a mesure <text:s/>I] Bien puet...</text:span></text:p>
          </table:table-cell>
        </table:table-row>
        <table:table-row>
          <table:table-cell table:style-name="Table1.A2" office:value-type="string">
            <text:p text:style-name="P4">4918</text:p>
          </table:table-cell>
          <table:table-cell table:style-name="Table1.A2" office:value-type="string">
            <text:p text:style-name="P4">VII grans jornees d’erreure</text:p>
          </table:table-cell>
          <table:table-cell table:style-name="Table1.C2" office:value-type="string">
            <text:p text:style-name="P102">A<text:span text:style-name="T146">GILMT</text:span>] <text:span text:style-name="T32">Grans (G Grant) VII iornees…(L terreue) <text:s/>B] XII iournees… <text:s/>E] II frans… <text:s/></text:span><text:span text:style-name="T91">K] </text:span><text:span text:style-name="T92">Grant VII leues de reture</text:span></text:p>
          </table:table-cell>
        </table:table-row>
        <table:table-row>
          <table:table-cell table:style-name="Table1.A2" office:value-type="string">
            <text:p text:style-name="P4">4919</text:p>
          </table:table-cell>
          <table:table-cell table:style-name="Table1.A2" office:value-type="string">
            <text:p text:style-name="P4">Vos en moenrez mon palefroi</text:p>
          </table:table-cell>
          <table:table-cell table:style-name="Table1.C2" office:value-type="string">
            <text:p text:style-name="P100">A<text:span text:style-name="T166">ITW</text:span>] <text:span text:style-name="T32">Vos menerois (TW menerez)… <text:s/>B] Vous i… <text:s/>GK] Et uos menrez (K menroi)… <text:s/></text:span><text:span text:style-name="T73">L] </text:span><text:span text:style-name="T74">Vos ueroiz...</text:span></text:p>
          </table:table-cell>
        </table:table-row>
        <table:table-row>
          <table:table-cell table:style-name="Table1.A2" office:value-type="string">
            <text:p text:style-name="P4">4920</text:p>
          </table:table-cell>
          <table:table-cell table:style-name="Table1.A2" office:value-type="string">
            <text:p text:style-name="P4">L’anel porterez de mon doi</text:p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4">4921</text:p>
          </table:table-cell>
          <table:table-cell table:style-name="Table1.A2" office:value-type="string">
            <text:p text:style-name="P4">Biaus maistres l’anel porterez</text:p>
          </table:table-cell>
          <table:table-cell table:style-name="Table1.C2" office:value-type="string">
            <text:p text:style-name="P100">A<text:span text:style-name="T120">DEGIKTW</text:span>] <text:span text:style-name="T139">(W Mon)</text:span>...<text:span text:style-name="T32">bien gardez (I biez gardes) <text:s/>B] Biaus dous maistres...gardez <text:s/>H2] Maistres lennel bien me gardes <text:s/></text:span><text:span text:style-name="T73">L</text:span><text:span text:style-name="T82">M</text:span><text:span text:style-name="T73">] ...</text:span><text:span text:style-name="T74">gardez</text:span></text:p>
          </table:table-cell>
        </table:table-row>
        <table:table-row table:style-name="Table1.50">
          <table:table-cell table:style-name="Table1.A2" office:value-type="string">
            <text:p text:style-name="P4">4922</text:p>
          </table:table-cell>
          <table:table-cell table:style-name="Table1.A2" office:value-type="string">
            <text:p text:style-name="P4">La piere valt avoir assez</text:p>
          </table:table-cell>
          <table:table-cell table:style-name="Table1.C2" office:value-type="string">
            <text:p text:style-name="P97">A<text:span text:style-name="T106">BDGH2KLTW</text:span>] ...dauoir…<text:span text:style-name="T32"> <text:s/>E] ...en vaut deniers assez <text:s/>I] ...dor ases</text:span></text:p>
          </table:table-cell>
        </table:table-row>
        <table:table-row>
          <table:table-cell table:style-name="Table1.A2" office:value-type="string">
            <text:p text:style-name="P4">4923</text:p>
          </table:table-cell>
          <table:table-cell table:style-name="Table1.A2" office:value-type="string">
            <text:p text:style-name="P4">Nes uns hons ne la puet veoi<text:span text:style-name="T106">r</text:span></text:p>
          </table:table-cell>
          <table:table-cell table:style-name="Table1.C2" office:value-type="string">
            <text:p text:style-name="P66">A<text:span text:style-name="T139">W]</text:span> <text:span text:style-name="T32">Nulz hom (W homs)… <text:s/>BDGH2KM] Nus hons (G Nuls hom)...porra (G pora)… <text:s/></text:span></text:p>
          </table:table-cell>
        </table:table-row>
        <table:table-row>
          <table:table-cell table:style-name="Table1.A2" office:value-type="string">
            <text:p text:style-name="P4">4924</text:p>
          </table:table-cell>
          <table:table-cell table:style-name="Table1.A2" office:value-type="string">
            <text:p text:style-name="P4">Que ne fasset vostre voloir</text:p>
          </table:table-cell>
          <table:table-cell table:style-name="Table1.C2" office:value-type="string">
            <text:p text:style-name="P57">A] <text:span text:style-name="T32">Quen face… <text:s/>H2] Ne face tout...</text:span></text:p>
          </table:table-cell>
        </table:table-row>
        <table:table-row table:style-name="Table1.53">
          <table:table-cell table:style-name="Table1.A2" office:value-type="string">
            <text:p text:style-name="P4">4925</text:p>
          </table:table-cell>
          <table:table-cell table:style-name="Table1.A2" office:value-type="string">
            <text:p text:style-name="P4">Maistres cil que l’anel vaira</text:p>
          </table:table-cell>
          <table:table-cell table:style-name="Table1.C2" office:value-type="string">
            <text:p text:style-name="P84">A] ...qui…<text:span text:style-name="T32"> <text:s text:c="2"/>B] Biaus maistres qui… <text:s/>DH2L] Maistre (L Mestre) qui cest anel (L lanel)… <text:s/>W] Mon mestre qui...</text:span></text:p>
          </table:table-cell>
        </table:table-row>
        <table:table-row>
          <table:table-cell table:style-name="Table1.A2" office:value-type="string">
            <text:p text:style-name="P4">4926</text:p>
          </table:table-cell>
          <table:table-cell table:style-name="Table1.A2" office:value-type="string">
            <text:p text:style-name="P4">De son pooir vos servira</text:p>
          </table:table-cell>
          <table:table-cell table:style-name="Table1.C2" office:value-type="string">
            <text:p text:style-name="P182">E] ...aidera</text:p>
          </table:table-cell>
        </table:table-row>
        <table:table-row>
          <table:table-cell table:style-name="Table1.A2" office:value-type="string">
            <text:p text:style-name="P4">4927</text:p>
          </table:table-cell>
          <table:table-cell table:style-name="Table1.A2" office:value-type="string">
            <text:p text:style-name="P4">Or pansez de lever matin</text:p>
          </table:table-cell>
          <table:table-cell table:style-name="Table1.C2" office:value-type="string">
            <text:p text:style-name="P175">D] ...dou… <text:s/><text:span text:style-name="T157">H2] ...lerrer...</text:span></text:p>
          </table:table-cell>
        </table:table-row>
        <table:table-row>
          <table:table-cell table:style-name="Table1.A2" office:value-type="string">
            <text:p text:style-name="P4">4928</text:p>
          </table:table-cell>
          <table:table-cell table:style-name="Table1.A2" office:value-type="string">
            <text:p text:style-name="P4">Et si vos metez a chemin</text:p>
          </table:table-cell>
          <table:table-cell table:style-name="Table1.C2" office:value-type="string">
            <text:p text:style-name="P132">B<text:span text:style-name="T146">GIKLT</text:span>] ...<text:span text:style-name="T106">el chemin (I camin)</text:span></text:p>
          </table:table-cell>
        </table:table-row>
        <text:soft-page-break/>
        <table:table-row>
          <table:table-cell table:style-name="Table1.A2" office:value-type="string">
            <text:p text:style-name="P4">4929</text:p>
          </table:table-cell>
          <table:table-cell table:style-name="Table1.A2" office:value-type="string">
            <text:p text:style-name="P4">Quant a Philipople vendrois</text:p>
          </table:table-cell>
          <table:table-cell table:style-name="Table1.C2" office:value-type="string">
            <text:p text:style-name="P217">G] ...filepoble… <text:s/><text:span text:style-name="T91">K] </text:span><text:span text:style-name="T92">Quant filipople ueroiz</text:span></text:p>
          </table:table-cell>
        </table:table-row>
        <table:table-row>
          <table:table-cell table:style-name="Table1.A2" office:value-type="string">
            <text:p text:style-name="P5">4930</text:p>
          </table:table-cell>
          <table:table-cell table:style-name="Table1.A2" office:value-type="string">
            <text:p text:style-name="P6">Querez le plus aissiét borjois</text:p>
          </table:table-cell>
          <table:table-cell table:style-name="Table1.C2" office:value-type="string">
            <text:p text:style-name="P57">A<text:span text:style-name="T106">BDEGIKLMTW</text:span>] ...<text:span text:style-name="T32">le (GK li) plus riche (I riches)…(L boioes) <text:s/>H2] Le plus riche bougois querres</text:span></text:p>
          </table:table-cell>
        </table:table-row>
        <table:table-row>
          <table:table-cell table:style-name="Table1.A2" office:value-type="string">
            <text:p text:style-name="P5">4931</text:p>
          </table:table-cell>
          <table:table-cell table:style-name="Table1.A2" office:value-type="string">
            <text:p text:style-name="P6">Dites que li Povres Perdus</text:p>
          </table:table-cell>
          <table:table-cell table:style-name="Table1.C2" office:value-type="string">
            <text:p text:style-name="P155">B<text:span text:style-name="T157">H2</text:span>] <text:span text:style-name="T106">Dites li li… <text:s/>GK] Dites li que li… <text:s text:c="2"/>M] Dites li que poure...</text:span></text:p>
          </table:table-cell>
        </table:table-row>
        <table:table-row>
          <table:table-cell table:style-name="Table1.A2" office:value-type="string">
            <text:p text:style-name="P5">4932</text:p>
          </table:table-cell>
          <table:table-cell table:style-name="Table1.A2" office:value-type="string">
            <text:p text:style-name="P6">Li mandet amors et salus</text:p>
          </table:table-cell>
          <table:table-cell table:style-name="Table1.C2" office:value-type="string">
            <text:p text:style-name="P132">B<text:span text:style-name="T129">EM</text:span>] ...<text:span text:style-name="T106">amities (EM amistiez)...</text:span></text:p>
          </table:table-cell>
        </table:table-row>
        <table:table-row>
          <table:table-cell table:style-name="Table1.A2" office:value-type="string">
            <text:p text:style-name="P5">4933</text:p>
          </table:table-cell>
          <table:table-cell table:style-name="Table1.A2" office:value-type="string">
            <text:p text:style-name="P6">Et que je li donrai d’avoir</text:p>
          </table:table-cell>
          <table:table-cell table:style-name="Table1.C2" office:value-type="string">
            <text:p text:style-name="P148">B] <text:span text:style-name="T106">Grant plente li...auoir <text:s/>GK] Et qui (K qe il) li donra...</text:span></text:p>
          </table:table-cell>
        </table:table-row>
        <table:table-row>
          <table:table-cell table:style-name="Table1.A2" office:value-type="string">
            <text:p text:style-name="P5">4934</text:p>
          </table:table-cell>
          <table:table-cell table:style-name="Table1.A2" office:value-type="string">
            <text:p text:style-name="P6">Mais que il n’en poroit avoir</text:p>
          </table:table-cell>
          <table:table-cell table:style-name="Table1.C2" office:value-type="string">
            <text:p text:style-name="P100">A] ...<text:span text:style-name="T32">ne porra… <text:s/>B] ...quil me poruoie a auoir <text:s/>DEH2M] Plus que il ne (EM nen)… <text:s/>G] ...nen uoroit… <text:s/>K</text:span><text:span text:style-name="T73">L] ...</text:span><text:span text:style-name="T92">ni (L </text:span><text:span text:style-name="T74">ne</text:span><text:span text:style-name="T92">)</text:span><text:span text:style-name="T74">...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132">B] <text:span text:style-name="T106">Tout ce quil nous sera mestier</text:span></text:p>
          </table:table-cell>
        </table:table-row>
        <table:table-row>
          <table:table-cell table:style-name="Table1.A2" office:value-type="string">
            <text:p text:style-name="P5">4935</text:p>
          </table:table-cell>
          <table:table-cell table:style-name="Table1.A2" office:value-type="string">
            <text:p text:style-name="P6">Et se il nos welt herbergier</text:p>
          </table:table-cell>
          <table:table-cell table:style-name="Table1.C2" office:value-type="string">
            <text:p text:style-name="P66">A<text:span text:style-name="T120">DEGH2IKLT</text:span>] ...uos <text:span text:style-name="T129">(EH2 vous)</text:span>…<text:span text:style-name="T32"> <text:s/>B] ...voloit...</text:span></text:p>
          </table:table-cell>
        </table:table-row>
        <table:table-row>
          <table:table-cell table:style-name="Table1.A2" office:value-type="string">
            <text:p text:style-name="P5">4936</text:p>
          </table:table-cell>
          <table:table-cell table:style-name="Table1.A2" office:value-type="string">
            <text:p text:style-name="P6">Faites l’ostel apparillier</text:p>
          </table:table-cell>
          <table:table-cell table:style-name="Table1.C2" office:value-type="string">
            <text:p text:style-name="P132">B] ---</text:p>
          </table:table-cell>
        </table:table-row>
        <table:table-row>
          <table:table-cell table:style-name="Table1.A2" office:value-type="string">
            <text:p text:style-name="P5">4937</text:p>
          </table:table-cell>
          <table:table-cell table:style-name="Table1.A2" office:value-type="string">
            <text:p text:style-name="P6">Le pain et le vin et le bleif</text:p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5">4938</text:p>
          </table:table-cell>
          <table:table-cell table:style-name="Table1.A2" office:value-type="string">
            <text:p text:style-name="P6">Que troverez en la cyté</text:p>
          </table:table-cell>
          <table:table-cell table:style-name="Table1.C2" office:value-type="string">
            <text:p text:style-name="P248">L] ...troueron...</text:p>
          </table:table-cell>
        </table:table-row>
        <table:table-row>
          <table:table-cell table:style-name="Table1.A2" office:value-type="string">
            <text:p text:style-name="P5">4939</text:p>
          </table:table-cell>
          <table:table-cell table:style-name="Table1.A2" office:value-type="string">
            <text:p text:style-name="P6">Et la char faites achater</text:p>
          </table:table-cell>
          <table:table-cell table:style-name="Table1.C2" office:value-type="string">
            <text:p text:style-name="P238">M] De la...</text:p>
          </table:table-cell>
        </table:table-row>
        <table:table-row>
          <table:table-cell table:style-name="Table1.A2" office:value-type="string">
            <text:p text:style-name="P5">4940</text:p>
          </table:table-cell>
          <table:table-cell table:style-name="Table1.A2" office:value-type="string">
            <text:p text:style-name="P6">Que puisse largement doner (H longement durer)</text:p>
          </table:table-cell>
          <table:table-cell table:style-name="Table1.C2" office:value-type="string">
            <text:p text:style-name="P74">A<text:span text:style-name="T147">GIKLMTW</text:span>] ...<text:span text:style-name="T181">(T posche)</text:span>...<text:span text:style-name="T32">liurer <text:s/>D] Quen...</text:span></text:p>
          </table:table-cell>
        </table:table-row>
        <table:table-row>
          <table:table-cell table:style-name="Table1.A2" office:value-type="string">
            <text:p text:style-name="P5">4941</text:p>
          </table:table-cell>
          <table:table-cell table:style-name="Table1.A2" office:value-type="string">
            <text:p text:style-name="P6">Li ostes prangnet la vitaille</text:p>
          </table:table-cell>
          <table:table-cell table:style-name="Table1.C2" office:value-type="string">
            <text:p text:style-name="P210">E] …achat… <text:s/>W] <text:span text:style-name="T139">Loustre preigne la viande <text:s/></text:span><text:span text:style-name="T91">K] ...</text:span><text:span text:style-name="T92">prendre...</text:span></text:p>
          </table:table-cell>
        </table:table-row>
        <table:table-row>
          <table:table-cell table:style-name="Table1.A2" office:value-type="string">
            <text:p text:style-name="P5">4942</text:p>
          </table:table-cell>
          <table:table-cell table:style-name="Table1.A2" office:value-type="string">
            <text:p text:style-name="P6">Et vos le metez tot en taille</text:p>
          </table:table-cell>
          <table:table-cell table:style-name="Table1.C2" office:value-type="string">
            <text:p text:style-name="P115">A] ...la…<text:span text:style-name="T32"> <text:s/>B] ...la...toute… <text:s/>H2M] Et vouz (M vos) metes (M metiez) trestout… <text:s/></text:span><text:span text:style-name="T91">K] ...</text:span><text:span text:style-name="T92">la metez en...</text:span></text:p>
          </table:table-cell>
        </table:table-row>
        <table:table-row>
          <table:table-cell table:style-name="Table1.A2" office:value-type="string">
            <text:p text:style-name="P5">4943</text:p>
          </table:table-cell>
          <table:table-cell table:style-name="Table1.A2" office:value-type="string">
            <text:p text:style-name="P6">XIII robes nos faites eslire</text:p>
          </table:table-cell>
          <table:table-cell table:style-name="Table1.C2" office:value-type="string">
            <text:p text:style-name="P85">A<text:span text:style-name="T106">BDEGIKMT</text:span>] ...<text:span text:style-name="T32">uos (BEM nous, DIT nos) fetes (BDEIT faites, G ferez, M feites, K faites uos) faire <text:s text:c="2"/>LW] ...robes faites (W faite) faire (W affaire) <text:s/>H2] XIIII robes faites faire</text:span></text:p>
          </table:table-cell>
        </table:table-row>
        <table:table-row>
          <table:table-cell table:style-name="Table1.A2" office:value-type="string">
            <text:p text:style-name="P7">4944</text:p>
          </table:table-cell>
          <table:table-cell table:style-name="Table1.A2" office:value-type="string">
            <text:p text:style-name="P7">Et d’armes i ait XIII paire</text:p>
          </table:table-cell>
          <table:table-cell table:style-name="Table1.C2" office:value-type="string">
            <text:p text:style-name="P161">B] <text:span text:style-name="T106">Et armeures XIII… <text:s/>H2] Et des armes bien… <text:s/></text:span><text:span text:style-name="T57">K] </text:span><text:span text:style-name="T92">E darmeure lait treze...</text:span></text:p>
          </table:table-cell>
        </table:table-row>
        <table:table-row>
          <table:table-cell table:style-name="Table1.A2" office:value-type="string">
            <text:p text:style-name="P7">4945</text:p>
          </table:table-cell>
          <table:table-cell table:style-name="Table1.A2" office:value-type="string">
            <text:p text:style-name="P7">Armeure nen soit a dire</text:p>
          </table:table-cell>
          <table:table-cell table:style-name="Table1.C2" office:value-type="string">
            <text:p text:style-name="P85">A] ...<text:span text:style-name="T32">nen ne… <text:s/>B] Teilles qui mait riens… <text:s/>E] ...ni sai… <text:s/>W] Es...nait...</text:span></text:p>
          </table:table-cell>
        </table:table-row>
        <table:table-row>
          <table:table-cell table:style-name="Table1.A2" office:value-type="string">
            <text:p text:style-name="P7">4946</text:p>
          </table:table-cell>
          <table:table-cell table:style-name="Table1.A2" office:value-type="string">
            <text:p text:style-name="P7">Et les destriers faites eslire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5">494<text:span text:style-name="T3">7</text:span></text:p>
          </table:table-cell>
          <table:table-cell table:style-name="Table1.A2" office:value-type="string">
            <text:p text:style-name="P6">Toz les riches dras del pais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5">494<text:span text:style-name="T3">8</text:span></text:p>
          </table:table-cell>
          <table:table-cell table:style-name="Table1.A2" office:value-type="string">
            <text:p text:style-name="P6">La soie le vair et le gris</text:p>
          </table:table-cell>
          <table:table-cell table:style-name="Table1.C2" office:value-type="string">
            <text:p text:style-name="P106">A<text:span text:style-name="T129">E</text:span>] ...<text:span text:style-name="T32">et le uer (E vair)… <text:s/>D] ...le uer… <text:s/>G] ...la sage… <text:s/></text:span><text:span text:style-name="T73">L] ...</text:span><text:span text:style-name="T75">le uar… <text:s/></text:span><text:span text:style-name="T72">M] </text:span><text:span text:style-name="T83">Les robes le ver...</text:span></text:p>
          </table:table-cell>
        </table:table-row>
        <table:table-row>
          <table:table-cell table:style-name="Table1.A2" office:value-type="string">
            <text:p text:style-name="P5">494<text:span text:style-name="T3">9</text:span></text:p>
          </table:table-cell>
          <table:table-cell table:style-name="Table1.A2" office:value-type="string">
            <text:p text:style-name="P6">Faites achater asiment</text:p>
          </table:table-cell>
          <table:table-cell table:style-name="Table1.C2" office:value-type="string">
            <text:p text:style-name="P207">D<text:span text:style-name="T157">H2</text:span>] ...bonement <text:s/><text:span text:style-name="T173">M] …richement</text:span></text:p>
          </table:table-cell>
        </table:table-row>
        <text:soft-page-break/>
        <table:table-row>
          <table:table-cell table:style-name="Table1.A2" office:value-type="string">
            <text:p text:style-name="P5">49<text:span text:style-name="T3">50</text:span></text:p>
          </table:table-cell>
          <table:table-cell table:style-name="Table1.A2" office:value-type="string">
            <text:p text:style-name="P6">Je le paierai richement</text:p>
          </table:table-cell>
          <table:table-cell table:style-name="Table1.C2" office:value-type="string">
            <text:p text:style-name="P205">D] ...en argent <text:s/>E<text:span text:style-name="T178">M</text:span>] ...<text:span text:style-name="T130">bonnement <text:s/></text:span>W] ...<text:span text:style-name="T140">le poiray moult… <text:s/></text:span><text:span text:style-name="T57">L] ...</text:span><text:span text:style-name="T75">paray...</text:span></text:p>
          </table:table-cell>
        </table:table-row>
        <table:table-row>
          <table:table-cell table:style-name="Table1.A2" office:value-type="string">
            <text:p text:style-name="P5">49<text:span text:style-name="T3">51</text:span></text:p>
          </table:table-cell>
          <table:table-cell table:style-name="Table1.A2" office:value-type="string">
            <text:p text:style-name="P6">Savoir faites as cheveliers</text:p>
          </table:table-cell>
          <table:table-cell table:style-name="Table1.C2" office:value-type="string">
            <text:p text:style-name="P148">B] <text:span text:style-name="T106">Faites sauoir aus saudoiers <text:s/>E] Faites sauoir… <text:s text:c="2"/>G] ...ferez...</text:span></text:p>
          </table:table-cell>
        </table:table-row>
        <table:table-row>
          <table:table-cell table:style-name="Table1.A2" office:value-type="string">
            <text:p text:style-name="P5">49<text:span text:style-name="T3">52</text:span></text:p>
          </table:table-cell>
          <table:table-cell table:style-name="Table1.A2" office:value-type="string">
            <text:p text:style-name="P6">As damoisiaus as sodoiers</text:p>
          </table:table-cell>
          <table:table-cell table:style-name="Table1.C2" office:value-type="string">
            <text:p text:style-name="P148">B] ...<text:span text:style-name="T106">as chlrs <text:s text:c="3"/>D] Es...es escuiers <text:s/>E] ...escuiers <text:s/>G] ...et as cudiers <text:s/>H2] As dames et as escuiers</text:span></text:p>
          </table:table-cell>
        </table:table-row>
        <table:table-row>
          <table:table-cell table:style-name="Table1.A2" office:value-type="string">
            <text:p text:style-name="P5">495<text:span text:style-name="T3">3</text:span></text:p>
          </table:table-cell>
          <table:table-cell table:style-name="Table1.A2" office:value-type="string">
            <text:p text:style-name="P6">Cheveliers qui n’avrait (H vaurrat) hernois</text:p>
          </table:table-cell>
          <table:table-cell table:style-name="Table1.C2" office:value-type="string">
            <text:p text:style-name="P106">A<text:span text:style-name="T175">LW</text:span>] ...<text:span text:style-name="T32">qui aura… <text:s/>H2] ...qui vourra… <text:s/>I] ...que non ait… <text:s/>M] ...conroy</text:span></text:p>
          </table:table-cell>
        </table:table-row>
        <table:table-row>
          <table:table-cell table:style-name="Table1.A2" office:value-type="string">
            <text:p text:style-name="P5">495<text:span text:style-name="T3">4</text:span></text:p>
          </table:table-cell>
          <table:table-cell table:style-name="Table1.A2" office:value-type="string">
            <text:p text:style-name="P6">S’avor en welt vignet a moi</text:p>
          </table:table-cell>
          <table:table-cell table:style-name="Table1.C2" office:value-type="string">
            <text:p text:style-name="P106">A<text:span text:style-name="T175">LW</text:span>] <text:span text:style-name="T33">Si (L Sil) ueult (L uuelt) auoir… <text:s/>GKT] Sil (T Sel) ueal (KT ueut) auoir [.uoir] uiegne (T uigne) uerz moi <text:s text:c="2"/>B] Sil en welt auoir… <text:s/>DH2] ...si uoigne (H2 viengne)… <text:s/>E] Se harnoi veut si viengne… <text:s/>I] Sen ueut auoir si ueigne… <text:s/>M] Si veult armes si veigne...</text:span></text:p>
          </table:table-cell>
        </table:table-row>
        <table:table-row>
          <table:table-cell table:style-name="Table1.A2" office:value-type="string">
            <text:p text:style-name="P5">495<text:span text:style-name="T3">5</text:span></text:p>
          </table:table-cell>
          <table:table-cell table:style-name="Table1.A2" office:value-type="string">
            <text:p text:style-name="P7">Damoisiaus qui armes vodrait</text:p>
          </table:table-cell>
          <table:table-cell table:style-name="Table1.C2" office:value-type="string">
            <text:p text:style-name="P133">B<text:span text:style-name="T120">DGK</text:span>] ...<text:span text:style-name="T107">naura</text:span></text:p>
          </table:table-cell>
        </table:table-row>
        <table:table-row>
          <table:table-cell table:style-name="Table1.A2" office:value-type="string">
            <text:p text:style-name="P5">495<text:span text:style-name="T3">6</text:span></text:p>
          </table:table-cell>
          <table:table-cell table:style-name="Table1.A2" office:value-type="string">
            <text:p text:style-name="P7">C’il vient a moi il les avrait</text:p>
          </table:table-cell>
          <table:table-cell table:style-name="Table1.C2" office:value-type="string">
            <text:p text:style-name="P116"><text:span text:style-name="T33">D] Se il les vuet… <text:s/>E] Sil veut armes il… <text:s/>G] ...uers moi il le aura <text:s/></text:span><text:span text:style-name="T91">K] </text:span><text:span text:style-name="T93">Sil ueut uers moi illes aura <text:s text:c="2"/></text:span><text:span text:style-name="T33">ALTW] Si (L Se) a moi vient il les (W yles)...(LTW aura) <text:s/>H2] Se il en veult il en aura <text:s/>I] Sil a moi uient quil les aura <text:s/>M] Veigne a moy il les aura</text:span></text:p>
          </table:table-cell>
        </table:table-row>
        <table:table-row>
          <table:table-cell table:style-name="Table1.A2" office:value-type="string">
            <text:p text:style-name="P5">495<text:span text:style-name="T3">7</text:span></text:p>
          </table:table-cell>
          <table:table-cell table:style-name="Table1.A2" office:value-type="string">
            <text:p text:style-name="P7">C’il i ait povre chevelier</text:p>
          </table:table-cell>
          <table:table-cell table:style-name="Table1.C2" office:value-type="string">
            <text:p text:style-name="P175">D] ---</text:p>
            <text:p text:style-name="P86">A<text:span text:style-name="T175">LT</text:span>] <text:span text:style-name="T33">Se ia… <text:s/>IMW] Si lia...</text:span></text:p>
          </table:table-cell>
        </table:table-row>
        <table:table-row>
          <table:table-cell table:style-name="Table1.A2" office:value-type="string">
            <text:p text:style-name="P5">495<text:span text:style-name="T3">8</text:span></text:p>
          </table:table-cell>
          <table:table-cell table:style-name="Table1.A2" office:value-type="string">
            <text:p text:style-name="P7">Qui nen ait armes ne destrier</text:p>
          </table:table-cell>
          <table:table-cell table:style-name="Table1.C2" office:value-type="string">
            <text:p text:style-name="P175">D] ---</text:p>
            <text:p text:style-name="P156">B] ...naient…<text:span text:style-name="T107"> <text:s/>E] ...et bon destrier <text:s/>H2] Qui nait ne arme… <text:s/></text:span><text:span text:style-name="T73">L] </text:span><text:span text:style-name="T75">Qui nont… <text:s/></text:span><text:span text:style-name="T72">M] </text:span><text:span text:style-name="T84">Quaie ne armes… <text:s/></text:span><text:span text:style-name="T72">M] </text:span><text:span text:style-name="T84">Qui naie ne...</text:span></text:p>
          </table:table-cell>
        </table:table-row>
        <table:table-row>
          <table:table-cell table:style-name="Table1.A2" office:value-type="string">
            <text:p text:style-name="P5">495<text:span text:style-name="T3">9</text:span></text:p>
          </table:table-cell>
          <table:table-cell table:style-name="Table1.A2" office:value-type="string">
            <text:p text:style-name="P7">Cheval armes et palefroi</text:p>
          </table:table-cell>
          <table:table-cell table:style-name="Table1.C2" office:value-type="string">
            <text:p text:style-name="P175">D] ---</text:p>
            <text:p text:style-name="P156">B] ...<text:span text:style-name="T107">harnas ne… <text:s/>E] Armevres et… <text:s/>W] Argent… <text:s/>M] Sil veult armes...</text:span></text:p>
          </table:table-cell>
        </table:table-row>
        <table:table-row>
          <table:table-cell table:style-name="Table1.A2" office:value-type="string">
            <text:p text:style-name="P5">49<text:span text:style-name="T3">60</text:span></text:p>
          </table:table-cell>
          <table:table-cell table:style-name="Table1.A2" office:value-type="string">
            <text:p text:style-name="P7">Avrait c’il welt venir a moi</text:p>
          </table:table-cell>
          <table:table-cell table:style-name="Table1.C2" office:value-type="string">
            <text:p text:style-name="P175">D] --- </text:p>
            <text:p text:style-name="P107">A<text:span text:style-name="T141">W</text:span>] ...<text:span text:style-name="T33">se uelt (W si veult)… <text:s/>B] Jl les auront uiengnent… <text:s/>GK] Le (K Li) donrai ie ce uos (K gel uos) otroi <text:s/>M] Jl les aura sil vient...</text:span></text:p>
          </table:table-cell>
        </table:table-row>
        <table:table-row>
          <table:table-cell table:style-name="Table1.A2" office:value-type="string">
            <text:p text:style-name="P5">49<text:span text:style-name="T3">61</text:span></text:p>
          </table:table-cell>
          <table:table-cell table:style-name="Table1.A2" office:value-type="string">
            <text:p text:style-name="P7">D’avoir conquerra ju assez</text:p>
          </table:table-cell>
          <table:table-cell table:style-name="Table1.C2" office:value-type="string">
            <text:p text:style-name="P149">B] <text:span text:style-name="T107">Je conquerrai auoir… <text:s/>DH2] Auoir conquerrai… <text:s/>G] ...conquerrerai assez</text:span></text:p>
          </table:table-cell>
        </table:table-row>
        <table:table-row>
          <table:table-cell table:style-name="Table1.A2" office:value-type="string">
            <text:p text:style-name="P5">49<text:span text:style-name="T3">62</text:span></text:p>
          </table:table-cell>
          <table:table-cell table:style-name="Table1.A2" office:value-type="string">
            <text:p text:style-name="P7">Se j’estoie a cheval armez</text:p>
          </table:table-cell>
          <table:table-cell table:style-name="Table1.C2" office:value-type="string">
            <text:p text:style-name="P157">B] <text:span text:style-name="T107">Se ge sui...montez <text:s text:c="2"/>GT] Se (T Si) estoie… <text:s/>W] Mes que soye… <text:s/>I] Si estoie...montes <text:s/>M] ...montez</text:span></text:p>
          </table:table-cell>
        </table:table-row>
        <table:table-row>
          <table:table-cell table:style-name="Table1.A2" office:value-type="string">
            <text:p text:style-name="P7">4963</text:p>
          </table:table-cell>
          <table:table-cell table:style-name="Table1.A2" office:value-type="string">
            <text:p text:style-name="P7">Et peusse venir en leu</text:p>
          </table:table-cell>
          <table:table-cell table:style-name="Table1.C2" office:value-type="string">
            <text:p text:style-name="P103">A] ...<text:span text:style-name="T33">a leu <text:s/>B] Et ie porrai… <text:s/>E] Et ien puisse… <text:s/>H2] Sen pooie… <text:s/></text:span><text:span text:style-name="T73">L] ...</text:span><text:span text:style-name="T75">enlue</text:span></text:p>
          </table:table-cell>
        </table:table-row>
        <table:table-row>
          <table:table-cell table:style-name="Table1.A2" office:value-type="string">
            <text:p text:style-name="P7">4964</text:p>
          </table:table-cell>
          <table:table-cell table:style-name="Table1.A2" office:value-type="string">
            <text:p text:style-name="P7">Je savroie mout de tel jeu</text:p>
          </table:table-cell>
          <table:table-cell table:style-name="Table1.C2" office:value-type="string">
            <text:p text:style-name="P107">A] <text:span text:style-name="T33">Se… <text:s/>B] Assez ay apris… <text:s/>E] ...cel… <text:s/>GK] Se (K Si)...del geu <text:s text:c="2"/>I] ...ases del geu <text:s/></text:span><text:span text:style-name="T73">L] ...</text:span><text:span text:style-name="T75">tel uie <text:s/></text:span><text:span text:style-name="T72">M] ...</text:span><text:span text:style-name="T85">de ce...</text:span></text:p>
          </table:table-cell>
        </table:table-row>
        <table:table-row>
          <table:table-cell table:style-name="Table1.A2" office:value-type="string">
            <text:p text:style-name="P7">4965</text:p>
          </table:table-cell>
          <table:table-cell table:style-name="Table1.A2" office:value-type="string">
            <text:p text:style-name="P7">Se peoie les rens cerchier</text:p>
          </table:table-cell>
          <table:table-cell table:style-name="Table1.C2" office:value-type="string">
            <text:p text:style-name="P103">A] ...<text:span text:style-name="T33">les rams chargier <text:s/></text:span><text:span text:style-name="T73">L] </text:span><text:span text:style-name="T75">Li pooie ie reins serchier</text:span></text:p>
          </table:table-cell>
        </table:table-row>
        <text:soft-page-break/>
        <table:table-row>
          <table:table-cell table:style-name="Table1.A2" office:value-type="string">
            <text:p text:style-name="P7">4966</text:p>
          </table:table-cell>
          <table:table-cell table:style-name="Table1.A2" office:value-type="string">
            <text:p text:style-name="P7">Plus cuideroie gueaignier</text:p>
          </table:table-cell>
          <table:table-cell table:style-name="Table1.C2" office:value-type="string">
            <text:p text:style-name="P58">A] ---</text:p>
            <text:p text:style-name="P190">W] Je cuideroye plus...</text:p>
          </table:table-cell>
        </table:table-row>
        <table:table-row>
          <table:table-cell table:style-name="Table1.A2" office:value-type="string">
            <text:p text:style-name="P7">4967</text:p>
          </table:table-cell>
          <table:table-cell table:style-name="Table1.A2" office:value-type="string">
            <text:p text:style-name="P7">En un jor que en c despandre</text:p>
          </table:table-cell>
          <table:table-cell table:style-name="Table1.C2" office:value-type="string">
            <text:p text:style-name="P202">I] ...un or...</text:p>
          </table:table-cell>
        </table:table-row>
        <table:table-row>
          <table:table-cell table:style-name="Table1.A2" office:value-type="string">
            <text:p text:style-name="P7">4968</text:p>
          </table:table-cell>
          <table:table-cell table:style-name="Table1.A2" office:value-type="string">
            <text:p text:style-name="P7">Se je me puis as armes prandre</text:p>
          </table:table-cell>
          <table:table-cell table:style-name="Table1.C2" office:value-type="string">
            <text:p text:style-name="P91">A<text:span text:style-name="T107">BDGIKLMTW</text:span>] ...<text:span text:style-name="T33">as (IT a, K ai) armes me (K mi) puis… <text:s text:c="2"/>E] Saus armes me pooie… <text:s/>G] Se ie aarmes me pooie...</text:span></text:p>
          </table:table-cell>
        </table:table-row>
        <table:table-row>
          <table:table-cell table:style-name="Table1.A2" office:value-type="string">
            <text:p text:style-name="P7">4969</text:p>
          </table:table-cell>
          <table:table-cell table:style-name="Table1.A2" office:value-type="string">
            <text:p text:style-name="P7">Maistres pansez de l’esploitier</text:p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7">4970</text:p>
          </table:table-cell>
          <table:table-cell table:style-name="Table1.A2" office:value-type="string">
            <text:p text:style-name="P7">Que je ne vos sai plus coitier</text:p>
          </table:table-cell>
          <table:table-cell table:style-name="Table1.C2" office:value-type="string">
            <text:p text:style-name="P107">A<text:span text:style-name="T167">ILT</text:span>] ..<text:span text:style-name="T33">doitier <text:s/>M] ...que dittier <text:s text:c="2"/>B] Ne vous sauroie plus prijer <text:s/>D] Ne uos sai plus que endoitier <text:s/>E] Je ne vos sai plus ensaignier <text:s/>GK] ...ne sai (K ne uos sei) plus dotriner <text:s text:c="2"/>W] Que ne voz...ditier <text:s/>H2] Nous penserons de la drecier </text:span></text:p>
          </table:table-cell>
        </table:table-row>
        <table:table-row>
          <table:table-cell table:style-name="Table1.A2" office:value-type="string">
            <text:p text:style-name="P7">4971</text:p>
          </table:table-cell>
          <table:table-cell table:style-name="Table1.A2" office:value-type="string">
            <text:p text:style-name="P7">Quacopedie li dist Sire</text:p>
          </table:table-cell>
          <table:table-cell table:style-name="Table1.C2" office:value-type="string">
            <text:p text:style-name="P176">D<text:span text:style-name="T158">H2</text:span>] Cacopedie respont...</text:p>
          </table:table-cell>
        </table:table-row>
        <table:table-row table:style-name="Table1.101">
          <table:table-cell table:style-name="Table1.A2" office:value-type="string">
            <text:p text:style-name="P7">4972</text:p>
          </table:table-cell>
          <table:table-cell table:style-name="Table1.A2" office:value-type="string">
            <text:p text:style-name="P7">Muelz le ferai que ne puis dire</text:p>
          </table:table-cell>
          <table:table-cell table:style-name="Table1.C2" office:value-type="string">
            <text:p text:style-name="P116">A<text:span text:style-name="T107">BDGILMTW</text:span>] ...<text:span text:style-name="T33">ferai (M fere) nel (DLW ne) sauez (B sauries, G sariez, I saues) dire <text:s/>E] Miez saurai que ne saurez… <text:s/>H2] ..que ne sai… <text:s/></text:span><text:span text:style-name="T91">K] ...</text:span><text:span text:style-name="T93">li ferai nil saie dire</text:span></text:p>
          </table:table-cell>
        </table:table-row>
        <table:table-row>
          <table:table-cell table:style-name="Table1.A2" office:value-type="string">
            <text:p text:style-name="P7">4973</text:p>
          </table:table-cell>
          <table:table-cell table:style-name="Table1.A2" office:value-type="string">
            <text:p text:style-name="P7">Bien ont empris lor aparoil</text:p>
          </table:table-cell>
          <table:table-cell table:style-name="Table1.C2" office:value-type="string">
            <text:p text:style-name="P107">A] ...<text:span text:style-name="T33">ot pris… <text:s/>D] Jl ont… <text:s/>G] ...son… <text:s/></text:span></text:p>
          </table:table-cell>
        </table:table-row>
        <table:table-row>
          <table:table-cell table:style-name="Table1.A2" office:value-type="string">
            <text:p text:style-name="P7">4974</text:p>
          </table:table-cell>
          <table:table-cell table:style-name="Table1.A2" office:value-type="string">
            <text:p text:style-name="P7">Atant sont pertit del consoil</text:p>
          </table:table-cell>
          <table:table-cell table:style-name="Table1.C2" office:value-type="string">
            <text:p text:style-name="P197">E] Atant departent… <text:s/><text:span text:style-name="T33">GK] Atant sen… <text:s/>H2M] Atant se partent de (M du)...</text:span></text:p>
          </table:table-cell>
        </table:table-row>
        <table:table-row>
          <table:table-cell table:style-name="Table1.A2" office:value-type="string">
            <text:p text:style-name="P7">4975</text:p>
          </table:table-cell>
          <table:table-cell table:style-name="Table1.A2" office:value-type="string">
            <text:p text:style-name="P7">Et Quacopedie vet droit</text:p>
          </table:table-cell>
          <table:table-cell table:style-name="Table1.C2" office:value-type="string">
            <text:p text:style-name="P101">A<text:span text:style-name="T121">DEGIKLMTW</text:span>] <text:span text:style-name="T33">Quacopedit (DEMW Cacopedie, GIKLT Quaqopedie)...tout (DGKIL tot) droit <text:s/>B] Quacopedie orendroit <text:s/>H2] Cacopedie ala tout...</text:span></text:p>
          </table:table-cell>
        </table:table-row>
        <table:table-row>
          <table:table-cell table:style-name="Table1.A2" office:value-type="string">
            <text:p text:style-name="P7">4976</text:p>
          </table:table-cell>
          <table:table-cell table:style-name="Table1.A2" office:value-type="string">
            <text:p text:style-name="P7">A prince lai ou il le voit</text:p>
          </table:table-cell>
          <table:table-cell table:style-name="Table1.C2" office:value-type="string">
            <text:p text:style-name="P162">B] ...<text:span text:style-name="T107">sen ala tout droit <text:s/>H2] La ou li princes droit estoit <text:s/>M] ...ou il estoit <text:s/></text:span><text:span text:style-name="T57">K] </text:span><text:span text:style-name="T94">Ao prince risus lao...</text:span></text:p>
          </table:table-cell>
        </table:table-row>
        <table:table-row>
          <table:table-cell table:style-name="Table1.A2" office:value-type="string">
            <text:p text:style-name="P7">4977</text:p>
          </table:table-cell>
          <table:table-cell table:style-name="Table1.A2" office:value-type="string">
            <text:p text:style-name="P7">Li princes li dist Or avant</text:p>
          </table:table-cell>
          <table:table-cell table:style-name="Table1.C2" office:value-type="string">
            <text:p text:style-name="P30"/>
          </table:table-cell>
        </table:table-row>
        <table:table-row table:style-name="Table1.107">
          <table:table-cell table:style-name="Table1.A2" office:value-type="string">
            <text:p text:style-name="P7">4978</text:p>
          </table:table-cell>
          <table:table-cell table:style-name="Table1.A2" office:value-type="string">
            <text:p text:style-name="P7">Que vos fat Sire je demant</text:p>
          </table:table-cell>
          <table:table-cell table:style-name="Table1.C2" office:value-type="string">
            <text:p text:style-name="P58">A<text:span text:style-name="T108">BDEGH2IKLMTW</text:span>] ...<text:span text:style-name="T33">uos plait (I plaist, MW voz plest)...</text:span></text:p>
          </table:table-cell>
        </table:table-row>
        <table:table-row table:style-name="Table1.101">
          <table:table-cell table:style-name="Table1.A2" office:value-type="string">
            <text:p text:style-name="P7">4979</text:p>
          </table:table-cell>
          <table:table-cell table:style-name="Table1.A2" office:value-type="string">
            <text:p text:style-name="P9">A despence et a vestir</text:p>
          </table:table-cell>
          <table:table-cell table:style-name="Table1.C2" office:value-type="string">
            <text:p text:style-name="P67">A<text:span text:style-name="T168">ILMTW</text:span>] <text:span text:style-name="T34">Et...et uestir (ILMT auestir) <text:s/>BDEGH2K] A (H2 Et a) despendre (K despender)...</text:span></text:p>
          </table:table-cell>
        </table:table-row>
        <table:table-row>
          <table:table-cell table:style-name="Table1.A2" office:value-type="string">
            <text:p text:style-name="P7">4980</text:p>
          </table:table-cell>
          <table:table-cell table:style-name="Table1.A2" office:value-type="string">
            <text:p text:style-name="P9">Sire c’il vos vient a plaissir</text:p>
          </table:table-cell>
          <table:table-cell table:style-name="Table1.C2" office:value-type="string">
            <text:p text:style-name="P86">A<text:span text:style-name="T148">GKL</text:span>] ...<text:span text:style-name="T34">si (HL se, K sa) uos… <text:s/>B] ...vous itient… <text:s/>DH2] Se il uos uenoit… <text:s/>W] Si si vous...</text:span></text:p>
          </table:table-cell>
        </table:table-row>
        <table:table-row>
          <table:table-cell table:style-name="Table1.A2" office:value-type="string">
            <text:p text:style-name="P7">4981</text:p>
          </table:table-cell>
          <table:table-cell table:style-name="Table1.A2" office:value-type="string">
            <text:p text:style-name="P9">Mes sires m’en welt envoier</text:p>
          </table:table-cell>
          <table:table-cell table:style-name="Table1.C2" office:value-type="string">
            <text:p text:style-name="P78">A<text:span text:style-name="T148">GH2KLT</text:span>] ...<text:span text:style-name="T34">me ueut (G uealt, H2K veult, L uuelt)… <text:s/>E] Mes maistres me...</text:span></text:p>
          </table:table-cell>
        </table:table-row>
        <table:table-row>
          <table:table-cell table:style-name="Table1.A2" office:value-type="string">
            <text:p text:style-name="P7">4982</text:p>
          </table:table-cell>
          <table:table-cell table:style-name="Table1.A2" office:value-type="string">
            <text:p text:style-name="P9">Davant l’osteil apparillier</text:p>
          </table:table-cell>
          <table:table-cell table:style-name="Table1.C2" office:value-type="string">
            <text:p text:style-name="P134">B] <text:span text:style-name="T108">Losteil deuant...</text:span></text:p>
          </table:table-cell>
        </table:table-row>
        <table:table-row table:style-name="Table1.112">
          <table:table-cell table:style-name="Table1.A2" office:value-type="string">
            <text:p text:style-name="P8">498<text:span text:style-name="T4">3</text:span></text:p>
          </table:table-cell>
          <table:table-cell table:style-name="Table1.A2" office:value-type="string">
            <text:p text:style-name="P9">Soul que ju aie vestiment</text:p>
          </table:table-cell>
          <table:table-cell table:style-name="Table1.C2" office:value-type="string">
            <text:p text:style-name="P134">B] ---</text:p>
            <text:p text:style-name="P86">A] ...<text:span text:style-name="T35">que aie le… <text:s/>DEH2] Mais… <text:s/>W] Mes que aye du..</text:span></text:p>
          </table:table-cell>
        </table:table-row>
        <table:table-row>
          <table:table-cell table:style-name="Table1.A2" office:value-type="string">
            <text:p text:style-name="P8">498<text:span text:style-name="T4">4</text:span></text:p>
          </table:table-cell>
          <table:table-cell table:style-name="Table1.A2" office:value-type="string">
            <text:p text:style-name="P9">L’ostel querrai et bel et gent</text:p>
          </table:table-cell>
          <table:table-cell table:style-name="Table1.C2" office:value-type="string">
            <text:p text:style-name="P134">B] ---</text:p>
            <text:p text:style-name="P117">A<text:span text:style-name="T148">GIL</text:span>] ...<text:span text:style-name="T35">querrai ge bien (G buen, I ie bon)… <text:s/>E] ...querrai ie voirement <text:s/>H2] ...aura… <text:s/>M] ...querrai ie </text:span><text:soft-page-break/><text:span text:style-name="T35">bel… <text:s/></text:span><text:span text:style-name="T91">K] </text:span><text:span text:style-name="T94">Ostel...e bon...</text:span></text:p>
          </table:table-cell>
        </table:table-row>
        <table:table-row>
          <table:table-cell table:style-name="Table1.A2" office:value-type="string">
            <text:p text:style-name="P8">498<text:span text:style-name="T4">5</text:span></text:p>
          </table:table-cell>
          <table:table-cell table:style-name="Table1.A2" office:value-type="string">
            <text:p text:style-name="P9">Si le ferai si atorner</text:p>
          </table:table-cell>
          <table:table-cell table:style-name="Table1.C2" office:value-type="string">
            <text:p text:style-name="P190">D] Et...atirier <text:s/>E<text:span text:style-name="T158">H2</text:span>] <text:span text:style-name="T130">Et… <text:s/></text:span>W] ...<text:span text:style-name="T141">bien...</text:span></text:p>
          </table:table-cell>
        </table:table-row>
        <table:table-row>
          <table:table-cell table:style-name="Table1.A2" office:value-type="string">
            <text:p text:style-name="P8">498<text:span text:style-name="T4">6</text:span></text:p>
          </table:table-cell>
          <table:table-cell table:style-name="Table1.A2" office:value-type="string">
            <text:p text:style-name="P9">Bien vos i porois sejorner</text:p>
          </table:table-cell>
          <table:table-cell table:style-name="Table1.C2" office:value-type="string">
            <text:p text:style-name="P162">B<text:span text:style-name="T130">EH2</text:span>] <text:span text:style-name="T109">Que bien i porrez (H2 pourra)… <text:s/>D] ...aaisier <text:s/>G] ...i uos poriez… <text:s/></text:span><text:span text:style-name="T57">K] </text:span><text:span text:style-name="T94">Bien en porez uos...</text:span></text:p>
          </table:table-cell>
        </table:table-row>
        <table:table-row>
          <table:table-cell table:style-name="Table1.A2" office:value-type="string">
            <text:p text:style-name="P8">498<text:span text:style-name="T4">7</text:span></text:p>
          </table:table-cell>
          <table:table-cell table:style-name="Table1.A2" office:value-type="string">
            <text:p text:style-name="P9">Et ester a la cort le roi</text:p>
          </table:table-cell>
          <table:table-cell table:style-name="Table1.C2" office:value-type="string">
            <text:p text:style-name="P183">E] ---</text:p>
            <text:p text:style-name="P201">D<text:span text:style-name="T158">H2</text:span>] ...aler… <text:s/>I<text:span text:style-name="T186">KM</text:span>] ...<text:span text:style-name="T168">deuroi (K dou roi, M duroy)</text:span></text:p>
          </table:table-cell>
        </table:table-row>
        <table:table-row>
          <table:table-cell table:style-name="Table1.A2" office:value-type="string">
            <text:p text:style-name="P8">498<text:span text:style-name="T4">8</text:span></text:p>
          </table:table-cell>
          <table:table-cell table:style-name="Table1.A2" office:value-type="string">
            <text:p text:style-name="P9">Theciers respont C’il a de coi</text:p>
          </table:table-cell>
          <table:table-cell table:style-name="Table1.C2" office:value-type="string">
            <text:p text:style-name="P183">E] ---</text:p>
            <text:p text:style-name="P117">A<text:span text:style-name="T168">ILMTW</text:span>] <text:span text:style-name="T35">O (W Ou) fet (ILW fait, M dit, T Ot dit) tercer (I tacer, L tecer, M testiers, T teciers, W tencer) sil (W si la)… <text:s/>B] Car iou auerai bien de quoi <text:s/>DH2] Et seruir se il… <text:s/>G] Ver fait cecer siladequoi <text:s/></text:span><text:span text:style-name="T91">K] </text:span><text:span text:style-name="T94">Voir feit tencier se il a deqoi</text:span></text:p>
          </table:table-cell>
        </table:table-row>
        <table:table-row>
          <table:table-cell table:style-name="Table1.A2" office:value-type="string">
            <text:p text:style-name="P8">498<text:span text:style-name="T4">9</text:span></text:p>
          </table:table-cell>
          <table:table-cell table:style-name="Table1.A2" office:value-type="string">
            <text:p text:style-name="P9">Quacopedie li dist Sire</text:p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9">4990</text:p>
          </table:table-cell>
          <table:table-cell table:style-name="Table1.A2" office:value-type="string">
            <text:p text:style-name="P9">Que me vodrez vos de seu dire</text:p>
          </table:table-cell>
          <table:table-cell table:style-name="Table1.C2" office:value-type="string">
            <text:p text:style-name="P112">A<text:span text:style-name="T168">I</text:span>] ...<text:span text:style-name="T35">uoudroiz (I uodroit) de… <text:s/>BGH2K] ...uolez (K uolez de)… <text:s/>D] Et que me uoudrez de… <text:s/>T] Vos dites ce que deuez dire</text:span></text:p>
          </table:table-cell>
        </table:table-row>
        <table:table-row>
          <table:table-cell table:style-name="Table1.A2" office:value-type="string">
            <text:p text:style-name="P9">4991</text:p>
          </table:table-cell>
          <table:table-cell table:style-name="Table1.A2" office:value-type="string">
            <text:p text:style-name="P9">Demain me metrai a la voie</text:p>
          </table:table-cell>
          <table:table-cell table:style-name="Table1.C120" office:value-type="string">
            <text:p text:style-name="P218">G<text:span text:style-name="T186">KL</text:span>] ...en la...</text:p>
          </table:table-cell>
        </table:table-row>
        <table:table-row>
          <table:table-cell table:style-name="Table1.A2" office:value-type="string">
            <text:p text:style-name="P9">4992</text:p>
          </table:table-cell>
          <table:table-cell table:style-name="Table1.A2" office:value-type="string">
            <text:p text:style-name="P9">Adonc ne fut pas la cort coie</text:p>
          </table:table-cell>
          <table:table-cell table:style-name="Table1.C120" office:value-type="string">
            <text:p text:style-name="P140">B] ...<text:span text:style-name="T109">ne fu la cors pas… <text:s/>E] Adont...cors… <text:s/>H2] Dont ne fu mie...</text:span></text:p>
          </table:table-cell>
        </table:table-row>
        <table:table-row>
          <table:table-cell table:style-name="Table1.A2" office:value-type="string">
            <text:p text:style-name="P9">4993</text:p>
          </table:table-cell>
          <table:table-cell table:style-name="Table1.A2" office:value-type="string">
            <text:p text:style-name="P9">Tuit rient de la gaberie</text:p>
          </table:table-cell>
          <table:table-cell table:style-name="Table1.C120" office:value-type="string">
            <text:p text:style-name="P140">B] ...<text:span text:style-name="T109">por la… <text:s/>DH2] ...et font gaberie <text:s/>E] Tuit en rient </text:span><text:span text:style-name="T26">per </text:span><text:span text:style-name="T131">gaberie</text:span></text:p>
          </table:table-cell>
        </table:table-row>
        <table:table-row>
          <table:table-cell table:style-name="Table1.A2" office:value-type="string">
            <text:p text:style-name="P9">4994</text:p>
          </table:table-cell>
          <table:table-cell table:style-name="Table1.A2" office:value-type="string">
            <text:p text:style-name="P9">De la voie Quacopedie</text:p>
          </table:table-cell>
          <table:table-cell table:style-name="Table1.C120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9">4995</text:p>
          </table:table-cell>
          <table:table-cell table:style-name="Table1.A2" office:value-type="string">
            <text:p text:style-name="P9">De son signor que tel affaire</text:p>
          </table:table-cell>
          <table:table-cell table:style-name="Table1.C120" office:value-type="string">
            <text:p text:style-name="P184">E] ---</text:p>
          </table:table-cell>
        </table:table-row>
        <table:table-row>
          <table:table-cell table:style-name="Table1.A2" office:value-type="string">
            <text:p text:style-name="P9">4996</text:p>
          </table:table-cell>
          <table:table-cell table:style-name="Table1.A2" office:value-type="string">
            <text:p text:style-name="P9">Cuidet sens avoir a chief trere <text:span text:style-name="T5">(H sanz avoir traire)</text:span></text:p>
          </table:table-cell>
          <table:table-cell table:style-name="Table1.C120" office:value-type="string">
            <text:p text:style-name="P184">E] ---</text:p>
            <text:p text:style-name="P201">I] ...ses auoir...</text:p>
          </table:table-cell>
        </table:table-row>
        <table:table-row>
          <table:table-cell table:style-name="Table1.A2" office:value-type="string">
            <text:p text:style-name="P9">4997</text:p>
          </table:table-cell>
          <table:table-cell table:style-name="Table1.A2" office:value-type="string">
            <text:p text:style-name="P9">Li princes dist Quacopedie</text:p>
          </table:table-cell>
          <table:table-cell table:style-name="Table1.C120" office:value-type="string">
            <text:p text:style-name="P208">E] ...li dist erramment <text:s/><text:span text:style-name="T33">G] ..li dist… <text:s/>M] Dist li princes….</text:span></text:p>
          </table:table-cell>
        </table:table-row>
        <table:table-row>
          <table:table-cell table:style-name="Table1.A2" office:value-type="string">
            <text:p text:style-name="P9">4998</text:p>
          </table:table-cell>
          <table:table-cell table:style-name="Table1.A2" office:value-type="string">
            <text:p text:style-name="P9">La robe avrez vos sens faillie</text:p>
          </table:table-cell>
          <table:table-cell table:style-name="Table1.C120" office:value-type="string">
            <text:p text:style-name="P117">A<text:span text:style-name="T149">DGLT</text:span>] ...<text:span text:style-name="T35">auroiz (D aurez) sanz… <text:s/>E] ...aures vos uoirement <text:s/>MW] ...arez (W aurez) ni (W ne) fauldrez mie <text:s/>H2] ...auras ni fauras mie <text:s/></text:span><text:span text:style-name="T91">K] ...</text:span><text:span text:style-name="T94">senz gabarue</text:span></text:p>
          </table:table-cell>
        </table:table-row>
        <table:table-row>
          <table:table-cell table:style-name="Table1.A2" office:value-type="string">
            <text:p text:style-name="P9">4999</text:p>
          </table:table-cell>
          <table:table-cell table:style-name="Table1.A2" office:value-type="string">
            <text:p text:style-name="P9">Et wel que soit et bone et grans</text:p>
          </table:table-cell>
          <table:table-cell table:style-name="Table1.C120" office:value-type="string">
            <text:p text:style-name="P117">A<text:span text:style-name="T109">BGTW</text:span>] <text:span text:style-name="T109">(B Est)</text:span>...<text:span text:style-name="T35">soit bone (BW bonne, G buene)… <text:s/>E] ...quele soit bele… <text:s/>H2] ...et riche… <text:s/>M] ...et belle… <text:s/></text:span><text:span text:style-name="T91">K] </text:span><text:span text:style-name="T94">Tu uoil qui sot liene e grainz</text:span></text:p>
          </table:table-cell>
        </table:table-row>
        <table:table-row table:style-name="Table1.129">
          <table:table-cell table:style-name="Table1.A2" office:value-type="string">
            <text:p text:style-name="P9">5000</text:p>
          </table:table-cell>
          <table:table-cell table:style-name="Table1.A2" office:value-type="string">
            <text:p text:style-name="P9">Theciers respont Se ceroit dans</text:p>
          </table:table-cell>
          <table:table-cell table:style-name="Table1.C120" office:value-type="string">
            <text:p text:style-name="P79">A<text:span text:style-name="T109">BDGH2IKLMTW</text:span>] <text:span text:style-name="T35">Tecer (B Thechiers, DT Teciers, H2 Terciers, K Tencier, M Testiers, W Tencer)...ce (MW se) sera… <text:s/>E] Tacher...nest auenant</text:span></text:p>
          </table:table-cell>
        </table:table-row>
        <table:table-row>
          <table:table-cell table:style-name="Table1.A2" office:value-type="string">
            <text:p text:style-name="P9">5001</text:p>
          </table:table-cell>
          <table:table-cell table:style-name="Table1.A2" office:value-type="string">
            <text:p text:style-name="P9">De cest viellart c’il est vestus</text:p>
          </table:table-cell>
          <table:table-cell table:style-name="Table1.C120" office:value-type="string">
            <text:p text:style-name="P225">H2] ---</text:p>
            <text:p text:style-name="P158"><text:soft-page-break/>B] ...<text:span text:style-name="T109">cor [...]t <text:s/>E] Que cist viellars soit si vestus <text:s/>G] Ve ces ueilarz se il… <text:s/>M] Se tel viellart si est...</text:span></text:p>
          </table:table-cell>
        </table:table-row>
        <table:table-row table:style-name="Table1.131">
          <table:table-cell table:style-name="Table1.A2" office:value-type="string">
            <text:p text:style-name="P9">5002</text:p>
          </table:table-cell>
          <table:table-cell table:style-name="Table1.A2" office:value-type="string">
            <text:p text:style-name="P9">Car escuiers est devenus</text:p>
          </table:table-cell>
          <table:table-cell table:style-name="Table1.C120" office:value-type="string">
            <text:p text:style-name="P225">H2] ---</text:p>
            <text:p text:style-name="P108">A<text:span text:style-name="T149">GIKLW</text:span>] <text:span text:style-name="T35">Car est… <text:s/>B] Or iert escuiers deuenus <text:s/>E] Qui… <text:s/>M] Qui est… <text:s/>!!!!T escoiers!!!</text:span></text:p>
          </table:table-cell>
        </table:table-row>
        <table:table-row table:style-name="Table1.132">
          <table:table-cell table:style-name="Table1.A2" office:value-type="string">
            <text:p text:style-name="P9">5003</text:p>
          </table:table-cell>
          <table:table-cell table:style-name="Table1.A2" office:value-type="string">
            <text:p text:style-name="P11">Sire ce dist Quacopedie</text:p>
          </table:table-cell>
          <table:table-cell table:style-name="Table1.C120" office:value-type="string">
            <text:p text:style-name="P225"/>
          </table:table-cell>
        </table:table-row>
        <table:table-row table:style-name="Table1.133">
          <table:table-cell table:style-name="Table1.A2" office:value-type="string">
            <text:p text:style-name="P9">5004</text:p>
          </table:table-cell>
          <table:table-cell table:style-name="Table1.A2" office:value-type="string">
            <text:p text:style-name="P11">Mout ai grant poengne de ma vie</text:p>
          </table:table-cell>
          <table:table-cell table:style-name="Table1.C120" office:value-type="string">
            <text:p text:style-name="P68">A<text:span text:style-name="T121">DEH2ILMTW</text:span>] ...<text:span text:style-name="T35">por (L </text:span><text:span text:style-name="T31">per, </text:span><text:span text:style-name="T182">T par) ma… <text:s/>B] Jai </text:span><text:span text:style-name="T18">mlt</text:span><text:span text:style-name="T110">grant painne por...</text:span></text:p>
          </table:table-cell>
        </table:table-row>
        <table:table-row table:style-name="Table1.134">
          <table:table-cell table:style-name="Table1.A2" office:value-type="string">
            <text:p text:style-name="P9">5005</text:p>
          </table:table-cell>
          <table:table-cell table:style-name="Table1.A2" office:value-type="string">
            <text:p text:style-name="P11">Grans biens m’en reporoit venir</text:p>
          </table:table-cell>
          <table:table-cell table:style-name="Table1.C120" office:value-type="string">
            <text:p text:style-name="P173">INV <text:span text:style-name="T119">DH2] </text:span>Vos diroiz <text:span text:style-name="T159">(H2 direz)</text:span> tot <text:span text:style-name="T159">(H2 tout)</text:span> <text:span text:style-name="T14">ure</text:span> plesir</text:p>
            <text:p text:style-name="P108">A] <text:span text:style-name="T35">Granz me… <text:s/>BEGK] ...me reporra (EGK reporroit)… <text:s/>W] ...pourra… <text:s/></text:span><text:span text:style-name="T73">L</text:span><text:span text:style-name="T88">T</text:span><text:span text:style-name="T73">] ...</text:span><text:span text:style-name="T76">reme poroit… <text:s/></text:span><text:span text:style-name="T72">M] ...</text:span><text:span text:style-name="T86">men pourroit bien venir</text:span></text:p>
          </table:table-cell>
        </table:table-row>
        <table:table-row table:style-name="Table1.134">
          <table:table-cell table:style-name="Table1.A2" office:value-type="string">
            <text:p text:style-name="P9">5006</text:p>
          </table:table-cell>
          <table:table-cell table:style-name="Table1.A2" office:value-type="string">
            <text:p text:style-name="P11">Sire vos dites vo plaissir</text:p>
          </table:table-cell>
          <table:table-cell table:style-name="Table1.C120" office:value-type="string">
            <text:p text:style-name="P173">INV <text:span text:style-name="T119">DH2] </text:span>Granz biens me <text:span text:style-name="T159">(H2 men)</text:span> puet encor uenir</text:p>
            <text:p text:style-name="P59">A<text:span text:style-name="T110">BGIKW</text:span>] <text:span text:style-name="T35">Sire dites...</text:span></text:p>
          </table:table-cell>
        </table:table-row>
        <table:table-row table:style-name="Table1.134">
          <table:table-cell table:style-name="Table1.A2" office:value-type="string">
            <text:p text:style-name="P9">5007</text:p>
          </table:table-cell>
          <table:table-cell table:style-name="Table1.A2" office:value-type="string">
            <text:p text:style-name="P11">Voire fet Theciers que de grant</text:p>
          </table:table-cell>
          <table:table-cell table:style-name="Table1.C120" office:value-type="string">
            <text:p text:style-name="P109">A<text:span text:style-name="T149">GKLTW</text:span>] ...tecer <text:span text:style-name="T142">(K tencier, T tenciers, W tencer)</text:span>…<text:span text:style-name="T35"> <text:s/>DH2] Voire dit… <text:s/>E] dist tachier… <text:s/>I] Voie fait tecer… <text:s/>M] ...testiers...</text:span></text:p>
          </table:table-cell>
        </table:table-row>
        <table:table-row table:style-name="Table1.134">
          <table:table-cell table:style-name="Table1.A2" office:value-type="string">
            <text:p text:style-name="P9">5008</text:p>
          </table:table-cell>
          <table:table-cell table:style-name="Table1.A2" office:value-type="string">
            <text:p text:style-name="P11">Voit on eschaper tel anfant</text:p>
          </table:table-cell>
          <table:table-cell table:style-name="Table1.C120" office:value-type="string">
            <text:p text:style-name="P218">G] Voi asçaper...</text:p>
          </table:table-cell>
        </table:table-row>
        <table:table-row table:style-name="Table1.134">
          <table:table-cell table:style-name="Table1.A2" office:value-type="string">
            <text:p text:style-name="P9">5009</text:p>
          </table:table-cell>
          <table:table-cell table:style-name="Table1.A2" office:value-type="string">
            <text:p text:style-name="P11">Entre vos et vostre signor</text:p>
          </table:table-cell>
          <table:table-cell table:style-name="Table1.C120" office:value-type="string">
            <text:p text:style-name="P27"/>
          </table:table-cell>
        </table:table-row>
        <table:table-row table:style-name="Table1.134">
          <table:table-cell table:style-name="Table1.A2" office:value-type="string">
            <text:p text:style-name="P10">5010</text:p>
          </table:table-cell>
          <table:table-cell table:style-name="Table1.A2" office:value-type="string">
            <text:p text:style-name="P11">Nos cuidiés metre a grant honor</text:p>
          </table:table-cell>
          <table:table-cell table:style-name="Table1.C120" office:value-type="string">
            <text:p text:style-name="P117">A<text:span text:style-name="T149">GILW</text:span>] ...<text:span text:style-name="T36">a honor (W honneur) <text:s/>E] ...ferez encor grant… <text:s/></text:span><text:span text:style-name="T91">K] </text:span><text:span text:style-name="T94">Nos en cuidez metre a honor</text:span></text:p>
          </table:table-cell>
        </table:table-row>
        <table:table-row table:style-name="Table1.134">
          <table:table-cell table:style-name="Table1.A2" office:value-type="string">
            <text:p text:style-name="P10">5011</text:p>
          </table:table-cell>
          <table:table-cell table:style-name="Table1.A2" office:value-type="string">
            <text:p text:style-name="P11">Sire ce dist Quacopedie</text:p>
          </table:table-cell>
          <table:table-cell table:style-name="Table1.C120" office:value-type="string">
            <text:p text:style-name="P31"/>
          </table:table-cell>
        </table:table-row>
        <table:table-row table:style-name="Table1.134">
          <table:table-cell table:style-name="Table1.A2" office:value-type="string">
            <text:p text:style-name="P10">5012</text:p>
          </table:table-cell>
          <table:table-cell table:style-name="Table1.A2" office:value-type="string">
            <text:p text:style-name="P11">Jel vodroie qui que le die</text:p>
          </table:table-cell>
          <table:table-cell table:style-name="Table1.C120" office:value-type="string">
            <text:p text:style-name="P162">B] ...<text:span text:style-name="T110">volroie quoi condie <text:s/>DEH2M] ...que que nuns (EH2 nus, M ne) die <text:s/>W] ...quiquonque… <text:s/>K</text:span><text:span text:style-name="T57">] </text:span><text:span text:style-name="T94">Ge...lon...</text:span><text:span text:style-name="T57"> </text:span></text:p>
          </table:table-cell>
        </table:table-row>
        <table:table-row table:style-name="Table1.134">
          <table:table-cell table:style-name="Table1.A2" office:value-type="string">
            <text:p text:style-name="P10">5013</text:p>
          </table:table-cell>
          <table:table-cell table:style-name="Table1.A2" office:value-type="string">
            <text:p text:style-name="P11">Quacopedie fut vestus</text:p>
          </table:table-cell>
          <table:table-cell table:style-name="Table1.C120" office:value-type="string">
            <text:p text:style-name="P27"/>
          </table:table-cell>
        </table:table-row>
        <table:table-row table:style-name="Table1.134">
          <table:table-cell table:style-name="Table1.A2" office:value-type="string">
            <text:p text:style-name="P10">5014</text:p>
          </table:table-cell>
          <table:table-cell table:style-name="Table1.A2" office:value-type="string">
            <text:p text:style-name="P11">A son signor en est venus</text:p>
          </table:table-cell>
          <table:table-cell table:style-name="Table1.C120" office:value-type="string">
            <text:p text:style-name="P198">D<text:span text:style-name="T169">IKLTW</text:span>] ...sen est… <text:s/><text:span text:style-name="T33">G] ...seignor est...</text:span></text:p>
          </table:table-cell>
        </table:table-row>
        <table:table-row table:style-name="Table1.134">
          <table:table-cell table:style-name="Table1.A2" office:value-type="string">
            <text:p text:style-name="P10">5015</text:p>
          </table:table-cell>
          <table:table-cell table:style-name="Table1.A2" office:value-type="string">
            <text:p text:style-name="P11">Andui s’en vont a lor ostel</text:p>
          </table:table-cell>
          <table:table-cell table:style-name="Table1.C120" office:value-type="string">
            <text:p text:style-name="P153">B] ...<text:span text:style-name="T110">sont venut a losteil <text:s/>E] Adont… <text:s/>W] Eux deux...en… <text:s/>IK] ...a sum (K son)...</text:span></text:p>
          </table:table-cell>
        </table:table-row>
        <table:table-row table:style-name="Table1.134">
          <table:table-cell table:style-name="Table1.A2" office:value-type="string">
            <text:p text:style-name="P10">5016</text:p>
          </table:table-cell>
          <table:table-cell table:style-name="Table1.A2" office:value-type="string">
            <text:p text:style-name="P11">Et parolent et d’un et d’el</text:p>
          </table:table-cell>
          <table:table-cell table:style-name="Table1.C120" office:value-type="string">
            <text:p text:style-name="P150">B<text:span text:style-name="T132">E</text:span>] <text:span text:style-name="T110">Si… <text:s/>GIKT] ...parleront (IK parlerent)...</text:span></text:p>
          </table:table-cell>
        </table:table-row>
        <table:table-row table:style-name="Table1.134">
          <table:table-cell table:style-name="Table1.A2" office:value-type="string">
            <text:p text:style-name="P10">5017</text:p>
          </table:table-cell>
          <table:table-cell table:style-name="Table1.A2" office:value-type="string">
            <text:p text:style-name="P11">En lor lit s’en vont reposer</text:p>
          </table:table-cell>
          <table:table-cell table:style-name="Table1.C120" office:value-type="string">
            <text:p text:style-name="P98">A<text:span text:style-name="T111">BDEGH2IKLMTW</text:span>] ...<text:span text:style-name="T37">se sont (I sen sum, K sen sont) repose </text:span></text:p>
          </table:table-cell>
        </table:table-row>
        <table:table-row table:style-name="Table1.134">
          <table:table-cell table:style-name="Table1.A2" office:value-type="string">
            <text:p text:style-name="P10">5018</text:p>
          </table:table-cell>
          <table:table-cell table:style-name="Table1.A2" office:value-type="string">
            <text:p text:style-name="P11">Poc ont dormit et mout pensé</text:p>
          </table:table-cell>
          <table:table-cell table:style-name="Table1.C120" office:value-type="string">
            <text:p text:style-name="P109">A<text:span text:style-name="T169">IK</text:span>] ...<text:span text:style-name="T37">parle <text:s/>DH2] ...dormi assez parle <text:s/>EW] Peu (W Pou)...et preu (W prou) parle <text:s/></text:span><text:span text:style-name="T73">L] </text:span><text:span text:style-name="T76">Poi ant… <text:s/></text:span><text:span text:style-name="T72">M] </text:span><text:span text:style-name="T87">Assez ont dit et deuise</text:span></text:p>
          </table:table-cell>
        </table:table-row>
        <table:table-row table:style-name="Table1.134">
          <table:table-cell table:style-name="Table1.A2" office:value-type="string">
            <text:p text:style-name="P10">5019</text:p>
          </table:table-cell>
          <table:table-cell table:style-name="Table1.A2" office:value-type="string">
            <text:p text:style-name="P11">Tant ont dormit que il ajorne <text:span text:style-name="T6">(FH </text:span><text:soft-page-break/><text:span text:style-name="T6">INV)</text:span></text:p>
          </table:table-cell>
          <table:table-cell table:style-name="Table1.C120" office:value-type="string">
            <text:p text:style-name="P69">A<text:span text:style-name="T169">I</text:span>] <text:span text:style-name="T37">Quant ont (I il ont) parle et il… <text:s/>BDEGH2KLMTW] Tant ont parleit (DEGH2KLTW parle)...</text:span></text:p>
          </table:table-cell>
        </table:table-row>
        <table:table-row table:style-name="Table1.134">
          <table:table-cell table:style-name="Table1.A2" office:value-type="string">
            <text:p text:style-name="P10">5020</text:p>
          </table:table-cell>
          <table:table-cell table:style-name="Table1.A2" office:value-type="string">
            <text:p text:style-name="P11">Et Quacopedie s’atorne <text:span text:style-name="T6">(FH INV)</text:span></text:p>
          </table:table-cell>
          <table:table-cell table:style-name="Table1.C120" office:value-type="string">
            <text:p text:style-name="P60">A<text:span text:style-name="T111">BEM</text:span>] <text:span text:style-name="T111">(BE Et) Quacopedie sentorne (M sen tourne)</text:span></text:p>
          </table:table-cell>
        </table:table-row>
        <table:table-row table:style-name="Table1.134">
          <table:table-cell table:style-name="Table1.A2" office:value-type="string">
            <text:p text:style-name="P10">5021</text:p>
          </table:table-cell>
          <table:table-cell table:style-name="Table1.A2" office:value-type="string">
            <text:p text:style-name="P11">La cele mist el palefroi</text:p>
          </table:table-cell>
          <table:table-cell table:style-name="Table1.C120" office:value-type="string">
            <text:p text:style-name="P177">D<text:span text:style-name="T149">GW</text:span>] ...mist au <text:span text:style-name="T142">(G al, W ou)…</text:span> <text:s/><text:span text:style-name="T159">H2] ...en parlefroi</text:span></text:p>
          </table:table-cell>
        </table:table-row>
        <table:table-row table:style-name="Table1.134">
          <table:table-cell table:style-name="Table1.A2" office:value-type="string">
            <text:p text:style-name="P10">5022</text:p>
          </table:table-cell>
          <table:table-cell table:style-name="Table1.A2" office:value-type="string">
            <text:p text:style-name="P11">Et le boen anel en son doi</text:p>
          </table:table-cell>
          <table:table-cell table:style-name="Table1.C120" office:value-type="string">
            <text:p text:style-name="P225">H2<text:span text:style-name="T187">K</text:span>] Le <text:span text:style-name="T187">(K E le)</text:span> bon annel mist...</text:p>
          </table:table-cell>
        </table:table-row>
        <table:table-row table:style-name="Table1.134">
          <table:table-cell table:style-name="Table1.A2" office:value-type="string">
            <text:p text:style-name="P10">5023</text:p>
          </table:table-cell>
          <table:table-cell table:style-name="Table1.A2" office:value-type="string">
            <text:p text:style-name="P11">Quant il ot tot apparillié</text:p>
          </table:table-cell>
          <table:table-cell table:style-name="Table1.C152" office:value-type="string">
            <text:p text:style-name="P185">E] ---</text:p>
            <text:p text:style-name="P92">A<text:span text:style-name="T159">H2</text:span>] ...<text:span text:style-name="T38">il ont… G] ...ot aparellie</text:span></text:p>
          </table:table-cell>
        </table:table-row>
        <table:table-row table:style-name="Table1.134">
          <table:table-cell table:style-name="Table1.A2" office:value-type="string">
            <text:p text:style-name="P10">5024</text:p>
          </table:table-cell>
          <table:table-cell table:style-name="Table1.A2" office:value-type="string">
            <text:p text:style-name="P11">Si prist a son signor congié</text:p>
          </table:table-cell>
          <table:table-cell table:style-name="Table1.C120" office:value-type="string">
            <text:p text:style-name="P185">E] ---</text:p>
            <text:p text:style-name="P61">A<text:span text:style-name="T149">GIKLTW</text:span>] <text:span text:style-name="T38">...de son (I de sum)...</text:span></text:p>
          </table:table-cell>
        </table:table-row>
        <table:table-row table:style-name="Table1.134">
          <table:table-cell table:style-name="Table1.A2" office:value-type="string">
            <text:p text:style-name="P10">5025</text:p>
          </table:table-cell>
          <table:table-cell table:style-name="Table1.A2" office:value-type="string">
            <text:p text:style-name="P11">Quant ot pris congié si s’en vait</text:p>
          </table:table-cell>
          <table:table-cell table:style-name="Table1.C120" office:value-type="string">
            <text:p text:style-name="P177">D<text:span text:style-name="T159">H2</text:span>] ---</text:p>
            <text:p text:style-name="P185">E] Quant il ot congie si sen vait (SMM)</text:p>
          </table:table-cell>
        </table:table-row>
        <table:table-row table:style-name="Table1.134">
          <table:table-cell table:style-name="Table1.A2" office:value-type="string">
            <text:p text:style-name="P10">5026</text:p>
          </table:table-cell>
          <table:table-cell table:style-name="Table1.A2" office:value-type="string">
            <text:p text:style-name="P11">A son ostel tot sol le lait</text:p>
          </table:table-cell>
          <table:table-cell table:style-name="Table1.C120" office:value-type="string">
            <text:p text:style-name="P177">D<text:span text:style-name="T159">H2</text:span>] ---</text:p>
            <text:p text:style-name="P141">B] <text:span text:style-name="T111">Son signor a son hosteil lait <text:s/>E] ...son seignor lait</text:span></text:p>
          </table:table-cell>
        </table:table-row>
        <table:table-row table:style-name="Table1.133">
          <table:table-cell table:style-name="Table1.A2" office:value-type="string">
            <text:p text:style-name="P10">5027</text:p>
          </table:table-cell>
          <table:table-cell table:style-name="Table1.A2" office:value-type="string">
            <text:p text:style-name="P11">Tant ait chevachié et erré</text:p>
          </table:table-cell>
          <table:table-cell table:style-name="Table1.C120" office:value-type="string">
            <text:p text:style-name="P61">A<text:span text:style-name="T132">EGIKLMTW</text:span>] ...<text:span text:style-name="T38">et ale (I alle)</text:span></text:p>
          </table:table-cell>
        </table:table-row>
        <table:table-row table:style-name="Table1.134">
          <table:table-cell table:style-name="Table1.A2" office:value-type="string">
            <text:p text:style-name="P10">5028</text:p>
          </table:table-cell>
          <table:table-cell table:style-name="Table1.A2" office:value-type="string">
            <text:p text:style-name="P12">Qu’a Philipople la cyté</text:p>
          </table:table-cell>
          <table:table-cell table:style-name="Table1.C120" office:value-type="string">
            <text:p text:style-name="P239">M] ...phelipole...</text:p>
          </table:table-cell>
        </table:table-row>
        <table:table-row table:style-name="Table1.134">
          <table:table-cell table:style-name="Table1.A2" office:value-type="string">
            <text:p text:style-name="P10">5029</text:p>
          </table:table-cell>
          <table:table-cell table:style-name="Table1.A2" office:value-type="string">
            <text:p text:style-name="P12">Est en moens de VII jors venus</text:p>
          </table:table-cell>
          <table:table-cell table:style-name="Table1.C120" office:value-type="string">
            <text:p text:style-name="P118">A<text:span text:style-name="T169">I</text:span>] ...<text:span text:style-name="T38">de ses (I VI).. <text:s/>B] ...de VIII … <text:s text:c="2"/>E] En mains duit iors en est… <text:s/></text:span><text:span text:style-name="T91">K] </text:span><text:span text:style-name="T95">Est meins...</text:span></text:p>
          </table:table-cell>
        </table:table-row>
        <table:table-row table:style-name="Table1.134">
          <table:table-cell table:style-name="Table1.A2" office:value-type="string">
            <text:p text:style-name="P12">5030</text:p>
          </table:table-cell>
          <table:table-cell table:style-name="Table1.A2" office:value-type="string">
            <text:p text:style-name="P12">Avant que il fust dessendus</text:p>
          </table:table-cell>
          <table:table-cell table:style-name="Table1.C120" office:value-type="string">
            <text:p text:style-name="P135">B<text:span text:style-name="T122">DEH2T</text:span>] <text:span text:style-name="T112">Ancois (DE Aincois, H2 Ansoiz)...</text:span></text:p>
          </table:table-cell>
        </table:table-row>
        <table:table-row table:style-name="Table1.134">
          <table:table-cell table:style-name="Table1.A2" office:value-type="string">
            <text:p text:style-name="P12">5031</text:p>
          </table:table-cell>
          <table:table-cell table:style-name="Table1.A2" office:value-type="string">
            <text:p text:style-name="P12">Enmi sa voie encontra</text:p>
          </table:table-cell>
          <table:table-cell table:style-name="Table1.C120" office:value-type="string">
            <text:p text:style-name="P80">A<text:span text:style-name="T150">GIKLMTW</text:span>] ...<text:span text:style-name="T38">la rue… <text:s/>B] Ens enmi la rue… <text:s/>DH2] ...la grant rue… <text:s/>E] En la maistre rue...</text:span></text:p>
          </table:table-cell>
        </table:table-row>
        <table:table-row table:style-name="Table1.134">
          <table:table-cell table:style-name="Table1.A2" office:value-type="string">
            <text:p text:style-name="P12">5032</text:p>
          </table:table-cell>
          <table:table-cell table:style-name="Table1.A2" office:value-type="string">
            <text:p text:style-name="P12">Un jovencel cel salua</text:p>
          </table:table-cell>
          <table:table-cell table:style-name="Table1.C120" office:value-type="string">
            <text:p text:style-name="P145">B<text:span text:style-name="T159">H2</text:span>] ...damoisel <text:span text:style-name="T159">(H2 damoisiaus le)</text:span>…<text:span text:style-name="T112"> <text:s/>D] ...sou salua <text:s/>W] ...si...</text:span></text:p>
          </table:table-cell>
        </table:table-row>
        <table:table-row table:style-name="Table1.134">
          <table:table-cell table:style-name="Table1.A2" office:value-type="string">
            <text:p text:style-name="P12">5033</text:p>
          </table:table-cell>
          <table:table-cell table:style-name="Table1.A2" office:value-type="string">
            <text:p text:style-name="P12">Et puels quant il l’ot salué</text:p>
          </table:table-cell>
          <table:table-cell table:style-name="Table1.C120" office:value-type="string">
            <text:p text:style-name="P177">D] ---</text:p>
            <text:p text:style-name="P211">E] Apres quant… <text:s/><text:span text:style-name="T173">M] Et li lus quant lot… <text:s/></text:span><text:span text:style-name="T91">K] ...</text:span><text:span text:style-name="T95">quant lot...</text:span></text:p>
          </table:table-cell>
        </table:table-row>
        <table:table-row table:style-name="Table1.134">
          <table:table-cell table:style-name="Table1.A2" office:value-type="string">
            <text:p text:style-name="P12">5034</text:p>
          </table:table-cell>
          <table:table-cell table:style-name="Table1.A2" office:value-type="string">
            <text:p text:style-name="P12">Belement li a demandé</text:p>
          </table:table-cell>
          <table:table-cell table:style-name="Table1.C120" office:value-type="string">
            <text:p text:style-name="P177">D] ---</text:p>
            <text:p text:style-name="P145">B] ...<text:span text:style-name="T112">la araisonne <text:s/>W] ...doulcement</text:span></text:p>
          </table:table-cell>
        </table:table-row>
        <table:table-row table:style-name="Table1.134">
          <table:table-cell table:style-name="Table1.A2" office:value-type="string">
            <text:p text:style-name="P12">5035</text:p>
          </table:table-cell>
          <table:table-cell table:style-name="Table1.A2" office:value-type="string">
            <text:p text:style-name="P12">Amins sez mes tu dire voir</text:p>
          </table:table-cell>
          <table:table-cell table:style-name="Table1.C120" office:value-type="string">
            <text:p text:style-name="P163">B] ...<text:span text:style-name="T112">ses me… <text:s/>H2W] ..me sez (W scez)… <text:s/></text:span><text:span text:style-name="T57">K] ...</text:span><text:span text:style-name="T95">sez tu me...</text:span></text:p>
          </table:table-cell>
        </table:table-row>
        <table:table-row table:style-name="Table1.134">
          <table:table-cell table:style-name="Table1.A2" office:value-type="string">
            <text:p text:style-name="P12">5036</text:p>
          </table:table-cell>
          <table:table-cell table:style-name="Table1.A2" office:value-type="string">
            <text:p text:style-name="P12">Li keus est plus riche d’avoir</text:p>
          </table:table-cell>
          <table:table-cell table:style-name="Table1.C120" office:value-type="string">
            <text:p text:style-name="P256">K] ...li plis...</text:p>
          </table:table-cell>
        </table:table-row>
        <table:table-row table:style-name="Table1.134">
          <table:table-cell table:style-name="Table1.A2" office:value-type="string">
            <text:p text:style-name="P12">5037</text:p>
          </table:table-cell>
          <table:table-cell table:style-name="Table1.A2" office:value-type="string">
            <text:p text:style-name="P12">De toz ses borjois que si sont</text:p>
          </table:table-cell>
          <table:table-cell table:style-name="Table1.C120" office:value-type="string">
            <text:p text:style-name="P109">A<text:span text:style-name="T112">BIKLTW</text:span>] ...<text:span text:style-name="T38">les...qui (KL que)… <text:s/>M] ...ces barons qui la sont</text:span></text:p>
          </table:table-cell>
        </table:table-row>
        <table:table-row table:style-name="Table1.134">
          <table:table-cell table:style-name="Table1.A2" office:value-type="string">
            <text:p text:style-name="P12">5038</text:p>
          </table:table-cell>
          <table:table-cell table:style-name="Table1.A2" office:value-type="string">
            <text:p text:style-name="P12">Amins li damoisiaus respont</text:p>
          </table:table-cell>
          <table:table-cell table:style-name="Table1.C120" office:value-type="string">
            <text:p text:style-name="P70">A<text:span text:style-name="T122">DEGILMTW</text:span>] <text:span text:style-name="T38">Et li iouencels (D iouanceax, E iouenciaus, G iouencel, L jouenceus, W le jouuencel, M </text:span><text:soft-page-break/><text:span text:style-name="T38">iouuanciaus, T iouenceus) li (W lui)… <text:s/>BH2K] Et li damoisiaus (K damiseus) li...</text:span></text:p>
          </table:table-cell>
        </table:table-row>
        <table:table-row table:style-name="Table1.168">
          <table:table-cell table:style-name="Table1.A2" office:value-type="string">
            <text:p text:style-name="P12">5039</text:p>
          </table:table-cell>
          <table:table-cell table:style-name="Table1.A2" office:value-type="string">
            <text:p text:style-name="P12">Tuit cil que vos enqui veez</text:p>
          </table:table-cell>
          <table:table-cell table:style-name="Table1.C120" office:value-type="string">
            <text:p text:style-name="P61">A<text:span text:style-name="T112">BDEGH2IKLMTW</text:span>] <text:span text:style-name="T38">Sire tuit (B tout, G toz, M tos, W tous) cil (G cels, I ci, W ceulx, M ceulz) que (IM qui) uos (BEW vous, M la)...</text:span></text:p>
          </table:table-cell>
        </table:table-row>
        <table:table-row table:style-name="Table1.134">
          <table:table-cell table:style-name="Table1.A2" office:value-type="string">
            <text:p text:style-name="P12">5040</text:p>
          </table:table-cell>
          <table:table-cell table:style-name="Table1.A2" office:value-type="string">
            <text:p text:style-name="P12">Sont riche d’avoir ont assez</text:p>
          </table:table-cell>
          <table:table-cell table:style-name="Table1.C120" office:value-type="string">
            <text:p text:style-name="P135">B<text:span text:style-name="T159">H2</text:span>] <text:span text:style-name="T112">Sont tout (H2 tuit) riche dauoir (H2 et dauoir) assez</text:span></text:p>
          </table:table-cell>
        </table:table-row>
        <table:table-row table:style-name="Table1.134">
          <table:table-cell table:style-name="Table1.A2" office:value-type="string">
            <text:p text:style-name="P12">5041</text:p>
          </table:table-cell>
          <table:table-cell table:style-name="Table1.A2" office:value-type="string">
            <text:p text:style-name="P12">Mai il en i ait un borjois</text:p>
          </table:table-cell>
          <table:table-cell table:style-name="Table1.C120" office:value-type="string">
            <text:p text:style-name="P177">D] ---</text:p>
            <text:p text:style-name="P233">I] ---</text:p>
            <text:p text:style-name="P81">A<text:span text:style-name="T150">GK</text:span>] ...<text:span text:style-name="T38">ici (G ci) a un bon (G buen, K riche)… <text:s text:c="2"/>E]...cortois </text:span></text:p>
          </table:table-cell>
        </table:table-row>
        <table:table-row table:style-name="Table1.134">
          <table:table-cell table:style-name="Table1.A2" office:value-type="string">
            <text:p text:style-name="P12">5042</text:p>
          </table:table-cell>
          <table:table-cell table:style-name="Table1.A2" office:value-type="string">
            <text:p text:style-name="P12">Poc est vilains mout est cortois</text:p>
          </table:table-cell>
          <table:table-cell table:style-name="Table1.C120" office:value-type="string">
            <text:p text:style-name="P177">D] ---</text:p>
            <text:p text:style-name="P233">I] ---</text:p>
            <text:p text:style-name="P87">A<text:span text:style-name="T151">GH2LT</text:span>] ...<text:span text:style-name="T38">et (H2 mais) </text:span><text:span text:style-name="T15">mlt</text:span><text:span text:style-name="T38"> (H mout) cortois <text:s/>B] Nest pas vilains… <text:s/>E] En lui a </text:span><text:span text:style-name="T27">mlt</text:span><text:span text:style-name="T133"> vaillant boriois <text:s/>W] Preux et vaillant et bien cortoix</text:span></text:p>
          </table:table-cell>
        </table:table-row>
        <table:table-row table:style-name="Table1.134">
          <table:table-cell table:style-name="Table1.A2" office:value-type="string">
            <text:p text:style-name="P12">5043</text:p>
          </table:table-cell>
          <table:table-cell table:style-name="Table1.A2" office:value-type="string">
            <text:p text:style-name="P12">Delfis ait nom mout est privez</text:p>
          </table:table-cell>
          <table:table-cell table:style-name="Table1.C120" office:value-type="string">
            <text:p text:style-name="P177">D] ---</text:p>
            <text:p text:style-name="P233">I] ---</text:p>
            <text:p text:style-name="P186">E<text:span text:style-name="T159">H2M</text:span>] <text:span text:style-name="T159">(H2 Dulphis)</text:span>...amez</text:p>
          </table:table-cell>
        </table:table-row>
        <table:table-row table:style-name="Table1.134">
          <table:table-cell table:style-name="Table1.A2" office:value-type="string">
            <text:p text:style-name="P12">5044</text:p>
          </table:table-cell>
          <table:table-cell table:style-name="Table1.A2" office:value-type="string">
            <text:p text:style-name="P12">Del roi si ait avoir assez</text:p>
          </table:table-cell>
          <table:table-cell table:style-name="Table1.C120" office:value-type="string">
            <text:p text:style-name="P177">D] ---</text:p>
            <text:p text:style-name="P233">I] ---</text:p>
            <text:p text:style-name="P88">A<text:span text:style-name="T151">GKLT</text:span>] ...<text:span text:style-name="T38">a (G il a) dauoir… <text:s/>W] ...roy et sa dauoir… <text:s/>H2] ...et sa auoir asses</text:span></text:p>
          </table:table-cell>
        </table:table-row>
        <table:table-row table:style-name="Table1.134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120" office:value-type="string">
            <text:p text:style-name="P234">I] Mes sor tos les autres uos di</text:p>
          </table:table-cell>
        </table:table-row>
        <table:table-row table:style-name="Table1.134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120" office:value-type="string">
            <text:p text:style-name="P235">I] Que est plus riche dalfins</text:p>
          </table:table-cell>
        </table:table-row>
        <table:table-row table:style-name="Table1.176">
          <table:table-cell table:style-name="Table1.A2" office:value-type="string">
            <text:p text:style-name="P12">5045</text:p>
          </table:table-cell>
          <table:table-cell table:style-name="Table1.A2" office:value-type="string">
            <text:p text:style-name="P12">Li rois l’aimgmet mout et le croit</text:p>
          </table:table-cell>
          <table:table-cell table:style-name="Table1.C120" office:value-type="string">
            <text:p text:style-name="P159">B] ...<text:span text:style-name="T112">et </text:span><text:span text:style-name="T19">mlt</text:span><text:span text:style-name="T112">l e croit <text:s/>E] ...en grant chierte lauoit <text:s/>M] ...si laime mlt et croit</text:span></text:p>
          </table:table-cell>
        </table:table-row>
        <table:table-row table:style-name="Table1.134">
          <table:table-cell table:style-name="Table1.A2" office:value-type="string">
            <text:p text:style-name="P12">5046</text:p>
          </table:table-cell>
          <table:table-cell table:style-name="Table1.A2" office:value-type="string">
            <text:p text:style-name="P12">Et quant il welt sa fille voit</text:p>
          </table:table-cell>
          <table:table-cell table:style-name="Table1.C120" office:value-type="string">
            <text:p text:style-name="P93">A] ...<text:span text:style-name="T38">sa femme… <text:s/>G] ...il uoit...</text:span></text:p>
          </table:table-cell>
        </table:table-row>
        <table:table-row table:style-name="Table1.134">
          <table:table-cell table:style-name="Table1.A2" office:value-type="string">
            <text:p text:style-name="P12">5047</text:p>
          </table:table-cell>
          <table:table-cell table:style-name="Table1.A2" office:value-type="string">
            <text:p text:style-name="P12">Si li achatet et li prent</text:p>
          </table:table-cell>
          <table:table-cell table:style-name="Table1.C120" office:value-type="string">
            <text:p text:style-name="P146">B] <text:span text:style-name="T112">Tout li achate… <text:s/>D] ...et si li… <text:s text:c="2"/>E] ...et a li… <text:s/>W] Celuy lachate il le… <text:s/>H2] ...et cil despent</text:span></text:p>
          </table:table-cell>
        </table:table-row>
        <table:table-row table:style-name="Table1.134">
          <table:table-cell table:style-name="Table1.A2" office:value-type="string">
            <text:p text:style-name="P12">5048</text:p>
          </table:table-cell>
          <table:table-cell table:style-name="Table1.A2" office:value-type="string">
            <text:p text:style-name="P12">Seu que ele done et despent</text:p>
          </table:table-cell>
          <table:table-cell table:style-name="Table1.C120" office:value-type="string">
            <text:p text:style-name="P118">A] ...<text:span text:style-name="T38">que le… <text:s/>DH2] ...et quil despent <text:s/>E] Tout quanque il donne… <text:s/>G] ...que il… I] ...que li… <text:s/></text:span><text:span text:style-name="T91">K] ...</text:span><text:span text:style-name="T95">que se...</text:span></text:p>
          </table:table-cell>
        </table:table-row>
        <table:table-row table:style-name="Table1.134">
          <table:table-cell table:style-name="Table1.A2" office:value-type="string">
            <text:p text:style-name="P12">5049</text:p>
          </table:table-cell>
          <table:table-cell table:style-name="Table1.A2" office:value-type="string">
            <text:p text:style-name="P12">Nus hons que soit en cest pais</text:p>
          </table:table-cell>
          <table:table-cell table:style-name="Table1.C120" office:value-type="string">
            <text:p text:style-name="P118">A<text:span text:style-name="T112">BM</text:span>] ...qui…<text:span text:style-name="T38"> <text:s/>D] ...qui soit fors que delfis <text:s/></text:span><text:span text:style-name="T91">K] </text:span><text:span text:style-name="T95">Nus qi...</text:span></text:p>
          </table:table-cell>
        </table:table-row>
        <table:table-row table:style-name="Table1.134">
          <table:table-cell table:style-name="Table1.A2" office:value-type="string">
            <text:p text:style-name="P12">5050</text:p>
          </table:table-cell>
          <table:table-cell table:style-name="Table1.A2" office:value-type="string">
            <text:p text:style-name="P12">Ne la puet veoi<text:span text:style-name="T38">r</text:span> mai Delfis</text:p>
          </table:table-cell>
          <table:table-cell table:style-name="Table1.C120" office:value-type="string">
            <text:p text:style-name="P142">B] ...fors…<text:span text:style-name="T112"> <text:s/>D] Nau puet ueoir en ce pais <text:s/>EMW] ...que delfis (W dalphins) <text:s/>H2] ...ce mest vis</text:span></text:p>
          </table:table-cell>
        </table:table-row>
        <table:table-row table:style-name="Table1.134">
          <table:table-cell table:style-name="Table1.A2" office:value-type="string">
            <text:p text:style-name="P13">505<text:span text:style-name="T7">1</text:span></text:p>
          </table:table-cell>
          <table:table-cell table:style-name="Table1.A2" office:value-type="string">
            <text:p text:style-name="P14">Vez le lai sor cel palefroi</text:p>
          </table:table-cell>
          <table:table-cell table:style-name="Table1.C120" office:value-type="string">
            <text:p text:style-name="P48"/>
          </table:table-cell>
        </table:table-row>
        <text:soft-page-break/>
        <table:table-row table:style-name="Table1.134">
          <table:table-cell table:style-name="Table1.A2" office:value-type="string">
            <text:p text:style-name="P13">505<text:span text:style-name="T7">2</text:span></text:p>
          </table:table-cell>
          <table:table-cell table:style-name="Table1.A2" office:value-type="string">
            <text:p text:style-name="P14">Cil le li <text:span text:style-name="T8">(H Tantost li)</text:span> a mostré a doi</text:p>
          </table:table-cell>
          <table:table-cell table:style-name="Table1.C120" office:value-type="string">
            <text:p text:style-name="P88">A<text:span text:style-name="T151">GK</text:span>] <text:span text:style-name="T38">Cil (GK Cel) li a… <text:s/>B] Tantost li… <text:s/>E] Cil si li...au… <text:s/>W] Sy li a… <text:s/>H2] Si li a...a son...</text:span></text:p>
          </table:table-cell>
        </table:table-row>
        <table:table-row table:style-name="Table1.134">
          <table:table-cell table:style-name="Table1.A2" office:value-type="string">
            <text:p text:style-name="P13">505<text:span text:style-name="T7">3</text:span></text:p>
          </table:table-cell>
          <table:table-cell table:style-name="Table1.A2" office:value-type="string">
            <text:p text:style-name="P14">Quacopedie salua</text:p>
          </table:table-cell>
          <table:table-cell table:style-name="Table1.C120" office:value-type="string">
            <text:p text:style-name="P33"/>
          </table:table-cell>
        </table:table-row>
        <table:table-row table:style-name="Table1.134">
          <table:table-cell table:style-name="Table1.A2" office:value-type="string">
            <text:p text:style-name="P13">505<text:span text:style-name="T7">4</text:span></text:p>
          </table:table-cell>
          <table:table-cell table:style-name="Table1.A2" office:value-type="string">
            <text:p text:style-name="P14">Le damoisel et puels ala</text:p>
          </table:table-cell>
          <table:table-cell table:style-name="Table1.C120" office:value-type="string">
            <text:p text:style-name="P75">A<text:span text:style-name="T113">BEW</text:span>] ...<text:span text:style-name="T38">damoisels (W jouuencel) puis sen… <text:s/>DGH2IKLMT] ...iouencel (G iouencels, M iouuancel, H2 iouuencel puis sen, L iouencel puis en, K iouuenceuz si sen)...</text:span></text:p>
          </table:table-cell>
        </table:table-row>
        <table:table-row table:style-name="Table1.134">
          <table:table-cell table:style-name="Table1.A2" office:value-type="string">
            <text:p text:style-name="P13">505<text:span text:style-name="T7">5</text:span></text:p>
          </table:table-cell>
          <table:table-cell table:style-name="Table1.A2" office:value-type="string">
            <text:p text:style-name="P14">Vers Delfi il vient contre lui</text:p>
          </table:table-cell>
          <table:table-cell table:style-name="Table1.C120" office:value-type="string">
            <text:p text:style-name="P159">B] ...<text:span text:style-name="T113">et cil contre lui <text:s/>E] ...cil… <text:s/>H2] ...dulphis qui vient… <text:s/>I] ...et il uent uer lui <text:s/>M] ...et vient...</text:span></text:p>
          </table:table-cell>
        </table:table-row>
        <table:table-row table:style-name="Table1.134">
          <table:table-cell table:style-name="Table1.A2" office:value-type="string">
            <text:p text:style-name="P13">505<text:span text:style-name="T7">6</text:span></text:p>
          </table:table-cell>
          <table:table-cell table:style-name="Table1.A2" office:value-type="string">
            <text:p text:style-name="P14">Quant ansamble furent andui</text:p>
          </table:table-cell>
          <table:table-cell table:style-name="Table1.C120" office:value-type="string">
            <text:p text:style-name="P82">A<text:span text:style-name="T123">DGH2IKLMTW</text:span>] <text:span text:style-name="T38">Ensemble (DM Ensanble, G Ensenble, I Ensen[-p&gt;b]le) furent (I fuerent)… <text:s/>B] Ensamble uinrent… <text:s/>E] Quensamble...</text:span></text:p>
          </table:table-cell>
        </table:table-row>
        <table:table-row table:style-name="Table1.134">
          <table:table-cell table:style-name="Table1.A2" office:value-type="string">
            <text:p text:style-name="P13">505<text:span text:style-name="T7">7</text:span></text:p>
          </table:table-cell>
          <table:table-cell table:style-name="Table1.A2" office:value-type="string">
            <text:p text:style-name="P14">Li uns ait l’atre salué</text:p>
          </table:table-cell>
          <table:table-cell table:style-name="Table1.C120" office:value-type="string">
            <text:p text:style-name="P136">B] ---</text:p>
          </table:table-cell>
        </table:table-row>
        <table:table-row table:style-name="Table1.134">
          <table:table-cell table:style-name="Table1.A2" office:value-type="string">
            <text:p text:style-name="P13">505<text:span text:style-name="T7">8</text:span></text:p>
          </table:table-cell>
          <table:table-cell table:style-name="Table1.A2" office:value-type="string">
            <text:p text:style-name="P14">Et Delfis li a demandé</text:p>
          </table:table-cell>
          <table:table-cell table:style-name="Table1.C120" office:value-type="string">
            <text:p text:style-name="P187">E] Delfis si li… <text:s/><text:span text:style-name="T160">H2] Et dulphis...</text:span></text:p>
          </table:table-cell>
        </table:table-row>
        <table:table-row table:style-name="Table1.134">
          <table:table-cell table:style-name="Table1.A2" office:value-type="string">
            <text:p text:style-name="P13">505<text:span text:style-name="T7">9</text:span></text:p>
          </table:table-cell>
          <table:table-cell table:style-name="Table1.A2" office:value-type="string">
            <text:p text:style-name="P14">Biaus sire fet il don venez</text:p>
          </table:table-cell>
          <table:table-cell table:style-name="Table1.C120" office:value-type="string">
            <text:p text:style-name="P220">G] ...dire dont uenez <text:s/><text:span text:style-name="T173">M] ...dit il...</text:span></text:p>
          </table:table-cell>
        </table:table-row>
        <table:table-row table:style-name="Table1.134">
          <table:table-cell table:style-name="Table1.A2" office:value-type="string">
            <text:p text:style-name="P14">5060</text:p>
          </table:table-cell>
          <table:table-cell table:style-name="Table1.A2" office:value-type="string">
            <text:p text:style-name="P14">Qui vet o vos quel part alez <text:span text:style-name="T8">(H et que quereiz)</text:span></text:p>
          </table:table-cell>
          <table:table-cell table:style-name="Table1.C120" office:value-type="string">
            <text:p text:style-name="P163">B] ...<text:span text:style-name="T113">va...et ou alez <text:s/>DH2] Qui est o uos (H2 estes vouz) que demandez <text:s/>G] Qui uolez uos… <text:s/></text:span><text:span text:style-name="T73">L] ...</text:span><text:span text:style-name="T77">irez <text:s/></text:span><text:span text:style-name="T72">M] </text:span><text:span text:style-name="T87">Qui est o vos… <text:s/></text:span><text:span text:style-name="T57">K] </text:span><text:span text:style-name="T95">Qi uien a...</text:span></text:p>
          </table:table-cell>
        </table:table-row>
        <table:table-row table:style-name="Table1.134">
          <table:table-cell table:style-name="Table1.A2" office:value-type="string">
            <text:p text:style-name="P14">5061</text:p>
          </table:table-cell>
          <table:table-cell table:style-name="Table1.A2" office:value-type="string">
            <text:p text:style-name="P14">Sire ce dist Quacopedie</text:p>
          </table:table-cell>
          <table:table-cell table:style-name="Table1.C120" office:value-type="string">
            <text:p text:style-name="P199">D] ...cacopie <text:s/><text:span text:style-name="T33">G] ...respont...</text:span></text:p>
          </table:table-cell>
        </table:table-row>
        <table:table-row table:style-name="Table1.134">
          <table:table-cell table:style-name="Table1.A2" office:value-type="string">
            <text:p text:style-name="P14">5062</text:p>
          </table:table-cell>
          <table:table-cell table:style-name="Table1.A2" office:value-type="string">
            <text:p text:style-name="P14">De l’Ecouple mui em Bolgrie <text:span text:style-name="T8">(FH Balgrie)</text:span></text:p>
          </table:table-cell>
          <table:table-cell table:style-name="Table1.C120" office:value-type="string">
            <text:p text:style-name="P118">A<text:span text:style-name="T123">DEH2MW</text:span>] <text:span text:style-name="T39">De lescope (DMW lescople, E la couple, H2 lescouple) uien (DEH2M uieng) del (DEH2W de, M en) bogrie (EM bougrie, H2 bougie) <text:s/>B] De lescople vaing… <text:s/>G] De scope mui de bolgrie <text:s/>IL] Deles cople (L delescople)...de… <text:s/></text:span><text:span text:style-name="T91">K] </text:span><text:span text:style-name="T95">Dele scoupe de bougrie</text:span></text:p>
          </table:table-cell>
        </table:table-row>
        <table:table-row table:style-name="Table1.134">
          <table:table-cell table:style-name="Table1.A2" office:value-type="string">
            <text:p text:style-name="P14">5063</text:p>
          </table:table-cell>
          <table:table-cell table:style-name="Table1.A2" office:value-type="string">
            <text:p text:style-name="P14">Escuiers sui a un baron</text:p>
          </table:table-cell>
          <table:table-cell table:style-name="Table1.C120" office:value-type="string">
            <text:p text:style-name="P245"/>
          </table:table-cell>
        </table:table-row>
        <table:table-row table:style-name="Table1.134">
          <table:table-cell table:style-name="Table1.A2" office:value-type="string">
            <text:p text:style-name="P14">5064</text:p>
          </table:table-cell>
          <table:table-cell table:style-name="Table1.A2" office:value-type="string">
            <text:p text:style-name="P14">Qui s’en vient a roi Phelipon</text:p>
          </table:table-cell>
          <table:table-cell table:style-name="Table1.C120" office:value-type="string">
            <text:p text:style-name="P118">A] <text:span text:style-name="T39">Qui uient uers le… <text:s/>G] Qui uient au… <text:s/>I] Quaidera au… <text:s/></text:span><text:span text:style-name="T91">K] </text:span><text:span text:style-name="T95">Qi uient au bon roi...</text:span></text:p>
          </table:table-cell>
        </table:table-row>
        <table:table-row table:style-name="Table1.134">
          <table:table-cell table:style-name="Table1.A2" office:value-type="string">
            <text:p text:style-name="P14">5065</text:p>
          </table:table-cell>
          <table:table-cell table:style-name="Table1.A2" office:value-type="string">
            <text:p text:style-name="P14">Si li wel aidier de sa guerre</text:p>
          </table:table-cell>
          <table:table-cell table:style-name="Table1.C120" office:value-type="string">
            <text:p text:style-name="P99">A<text:span text:style-name="T152">GK</text:span>] <text:span text:style-name="T39">Et por aidier…(GK bien)... <text:s/>D] Quil li vuet… <text:s/>E] ...vient… <text:s/>I] Solement por aider de guere</text:span></text:p>
          </table:table-cell>
        </table:table-row>
        <table:table-row table:style-name="Table1.134">
          <table:table-cell table:style-name="Table1.A2" office:value-type="string">
            <text:p text:style-name="P14">5066</text:p>
          </table:table-cell>
          <table:table-cell table:style-name="Table1.A2" office:value-type="string">
            <text:p text:style-name="P14">Trois ans welt ester en sa terre</text:p>
          </table:table-cell>
          <table:table-cell table:style-name="Table1.C120" office:value-type="string">
            <text:p text:style-name="P76">A<text:span text:style-name="T152">GIK</text:span>] <text:span text:style-name="T39">Veult (G Vealt, IK Veut) ester (IK estre) trois anz… <text:s/>DH2LMTW] Ester (H2LMW Estre) uuet (H2MW veult, L uuelt, T ueut) iii anz...(T la)...</text:span></text:p>
          </table:table-cell>
        </table:table-row>
        <table:table-row table:style-name="Table1.134">
          <table:table-cell table:style-name="Table1.A2" office:value-type="string">
            <text:p text:style-name="P14">5067</text:p>
          </table:table-cell>
          <table:table-cell table:style-name="Table1.A2" office:value-type="string">
            <text:p text:style-name="P14">Et lui servir mout bonement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99">
          <table:table-cell table:style-name="Table1.A2" office:value-type="string">
            <text:p text:style-name="P14">5068</text:p>
          </table:table-cell>
          <table:table-cell table:style-name="Table1.A2" office:value-type="string">
            <text:p text:style-name="P14">Il et tote la soie gent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4">5069</text:p>
          </table:table-cell>
          <table:table-cell table:style-name="Table1.A2" office:value-type="string">
            <text:p text:style-name="P14">Feroit a roi tot son plaissir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4">5070</text:p>
          </table:table-cell>
          <table:table-cell table:style-name="Table1.A2" office:value-type="string">
            <text:p text:style-name="P14">Se il les i welt et retenir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ext:soft-page-break/>
        <table:table-row table:style-name="Table1.134">
          <table:table-cell table:style-name="Table1.A2" office:value-type="string">
            <text:p text:style-name="P14">5071</text:p>
          </table:table-cell>
          <table:table-cell table:style-name="Table1.A2" office:value-type="string">
            <text:p text:style-name="P14">De sa guerre li aideront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4">5072</text:p>
          </table:table-cell>
          <table:table-cell table:style-name="Table1.A2" office:value-type="string">
            <text:p text:style-name="P14">Et bonement le serviront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204">
          <table:table-cell table:style-name="Table1.A2" office:value-type="string">
            <text:p text:style-name="P14">5073</text:p>
          </table:table-cell>
          <table:table-cell table:style-name="Table1.A2" office:value-type="string">
            <text:p text:style-name="P14">Ne sont que XIII chevelier</text:p>
          </table:table-cell>
          <table:table-cell table:style-name="Table1.C120" office:value-type="string">
            <text:p text:style-name="P71">A] <text:span text:style-name="T39">Non… <text:s/>B] Nest...</text:span></text:p>
          </table:table-cell>
        </table:table-row>
        <table:table-row table:style-name="Table1.134">
          <table:table-cell table:style-name="Table1.A2" office:value-type="string">
            <text:p text:style-name="P14">5074</text:p>
          </table:table-cell>
          <table:table-cell table:style-name="Table1.A2" office:value-type="string">
            <text:p text:style-name="P14">Se vos les volez herbergier</text:p>
          </table:table-cell>
          <table:table-cell table:style-name="Table1.C120" office:value-type="string">
            <text:p text:style-name="P36"/>
          </table:table-cell>
        </table:table-row>
        <table:table-row table:style-name="Table1.134">
          <table:table-cell table:style-name="Table1.A2" office:value-type="string">
            <text:p text:style-name="P14">5075</text:p>
          </table:table-cell>
          <table:table-cell table:style-name="Table1.A2" office:value-type="string">
            <text:p text:style-name="P14">Mes sires sachiés est prodon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4">5076</text:p>
          </table:table-cell>
          <table:table-cell table:style-name="Table1.A2" office:value-type="string">
            <text:p text:style-name="P14">De lui avez <text:span text:style-name="T8">(H areis)</text:span> gent gueredon</text:p>
          </table:table-cell>
          <table:table-cell table:style-name="Table1.C120" office:value-type="string">
            <text:p text:style-name="P62">A<text:span text:style-name="T113">BDEGH2IKLMTW]</text:span> ---</text:p>
          </table:table-cell>
        </table:table-row>
        <table:table-row table:style-name="Table1.134">
          <table:table-cell table:style-name="Table1.A2" office:value-type="string">
            <text:p text:style-name="P14">5077</text:p>
          </table:table-cell>
          <table:table-cell table:style-name="Table1.A2" office:value-type="string">
            <text:p text:style-name="P16">Plus vos donrait que nen avez</text:p>
          </table:table-cell>
          <table:table-cell table:style-name="Table1.C120" office:value-type="string">
            <text:p text:style-name="P76">A<text:span text:style-name="T152">GIKLTW</text:span>] <text:span text:style-name="T39">Meis (GIKLT Mais, W Mes) uos (W vous) donra (I dura, L donrai) que uos (GLT non, I nun, K nen, W vous) nauez (GIKLT auez) <text:s/>B] Jl uous donra auoir assez <text:s/>DH2] ...que uos nauez</text:span></text:p>
          </table:table-cell>
        </table:table-row>
        <table:table-row table:style-name="Table1.134">
          <table:table-cell table:style-name="Table1.A2" office:value-type="string">
            <text:p text:style-name="P14">5078</text:p>
          </table:table-cell>
          <table:table-cell table:style-name="Table1.A2" office:value-type="string">
            <text:p text:style-name="P16">De mains fet il avrai assez</text:p>
          </table:table-cell>
          <table:table-cell table:style-name="Table1.C120" office:value-type="string">
            <text:p text:style-name="P110">A<text:span text:style-name="T152">GIKT</text:span>] <text:span text:style-name="T40">De meis </text:span><text:span text:style-name="T46">(G Demeins, </text:span><text:span text:style-name="T48">I De moins, </text:span><text:span text:style-name="T53">K Demien, </text:span><text:span text:style-name="T52">T Demains</text:span><text:span text:style-name="T46">)</text:span><text:span text:style-name="T40">...ai </text:span><text:span text:style-name="T48">(I aurai)</text:span><text:span text:style-name="T40"> ge </text:span><text:span text:style-name="T53">(K aie)</text:span><text:span text:style-name="T40"> assez <text:s text:c="2"/></text:span><text:span text:style-name="T49">L</text:span><text:span text:style-name="T43">W] </text:span><text:span text:style-name="T49">Demeinz (W </text:span><text:span text:style-name="T45">Demains</text:span><text:span text:style-name="T49">)</text:span><text:span text:style-name="T45">…nai </text:span><text:span text:style-name="T49">i</text:span><text:span text:style-name="T45">e assez <text:s/></text:span><text:span text:style-name="T40"><text:s/></text:span><text:span text:style-name="T41">B] </text:span><text:span text:style-name="T42">II tant plus que vous nen auez <text:s/></text:span><text:span text:style-name="T43">E] </text:span><text:span text:style-name="T44">Deniers fait il ai ie assez <text:s/></text:span><text:span text:style-name="T47">H2] ...aurai fait il… <text:s/></text:span><text:span text:style-name="T50">M] </text:span><text:span text:style-name="T51">Du mien fet il ai ie...</text:span></text:p>
          </table:table-cell>
        </table:table-row>
        <table:table-row table:style-name="Table1.134">
          <table:table-cell table:style-name="Table1.A2" office:value-type="string">
            <text:p text:style-name="P14">5079</text:p>
          </table:table-cell>
          <table:table-cell table:style-name="Table1.A2" office:value-type="string">
            <text:p text:style-name="P16">Forment se mervilla Delfis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80</text:p>
          </table:table-cell>
          <table:table-cell table:style-name="Table1.A2" office:value-type="string">
            <text:p text:style-name="P16">De seu que cil li ot promis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81</text:p>
          </table:table-cell>
          <table:table-cell table:style-name="Table1.A2" office:value-type="string">
            <text:p text:style-name="P16">A premier cop tel gueredon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82</text:p>
          </table:table-cell>
          <table:table-cell table:style-name="Table1.A2" office:value-type="string">
            <text:p text:style-name="P16">Ne li dist mot ne ne respont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83</text:p>
          </table:table-cell>
          <table:table-cell table:style-name="Table1.A2" office:value-type="string">
            <text:p text:style-name="P16">Une piece c’est porpensez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215">
          <table:table-cell table:style-name="Table1.A2" office:value-type="string">
            <text:p text:style-name="P15">5084</text:p>
          </table:table-cell>
          <table:table-cell table:style-name="Table1.A2" office:value-type="string">
            <text:p text:style-name="P16">Puels est ses vis vers lui tornez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85</text:p>
          </table:table-cell>
          <table:table-cell table:style-name="Table1.A2" office:value-type="string">
            <text:p text:style-name="P16">Delfis l’ait forment esgardé</text:p>
          </table:table-cell>
          <table:table-cell table:style-name="Table1.C120" office:value-type="string">
            <text:p text:style-name="P62">A<text:span text:style-name="T123">DGIKLMTW</text:span>] ...<text:span text:style-name="T16">mlt</text:span><text:span text:style-name="T39"> (G mout, I molt, W mont) fort esgarde (W regarde) <text:s/>H2] Dulphis la </text:span><text:span text:style-name="T28">mlt</text:span><text:span text:style-name="T160"> esgarde</text:span></text:p>
          </table:table-cell>
        </table:table-row>
        <table:table-row table:style-name="Table1.134">
          <table:table-cell table:style-name="Table1.A2" office:value-type="string">
            <text:p text:style-name="P15">5086</text:p>
          </table:table-cell>
          <table:table-cell table:style-name="Table1.A2" office:value-type="string">
            <text:p text:style-name="P16">Car mout ait richement parlé</text:p>
          </table:table-cell>
          <table:table-cell table:style-name="Table1.C120" office:value-type="string">
            <text:p text:style-name="P110">A<text:span text:style-name="T152">GIKLTW</text:span>] <text:span text:style-name="T39">Quar a si… <text:s/>B] Car richement auoit parle <text:s/>DH2M] Quil a si… <text:s/>E] De ce quil a ainsi…</text:span></text:p>
          </table:table-cell>
        </table:table-row>
        <table:table-row table:style-name="Table1.134">
          <table:table-cell table:style-name="Table1.A2" office:value-type="string">
            <text:p text:style-name="P15">5087</text:p>
          </table:table-cell>
          <table:table-cell table:style-name="Table1.A2" office:value-type="string">
            <text:p text:style-name="P16">En son doi vit le boen anel</text:p>
          </table:table-cell>
          <table:table-cell table:style-name="Table1.C120" office:value-type="string">
            <text:p text:style-name="P226">H2] ...riche...</text:p>
          </table:table-cell>
        </table:table-row>
        <table:table-row table:style-name="Table1.134">
          <table:table-cell table:style-name="Table1.A2" office:value-type="string">
            <text:p text:style-name="P15">5088</text:p>
          </table:table-cell>
          <table:table-cell table:style-name="Table1.A2" office:value-type="string">
            <text:p text:style-name="P16">Sire fait Delfis mout m’est bel</text:p>
          </table:table-cell>
          <table:table-cell table:style-name="Table1.C120" office:value-type="string">
            <text:p text:style-name="P62">A] ---</text:p>
            <text:p text:style-name="P164">B] ...<text:span text:style-name="T113">fait il si mest </text:span><text:span text:style-name="T20">mlt</text:span><text:span text:style-name="T113"> bel <text:s/>H2] ...dit dulphis… <text:s/>M] ...dit… <text:s/></text:span><text:span text:style-name="T57">K] ...</text:span><text:span text:style-name="T96">molt est bel</text:span></text:p>
          </table:table-cell>
        </table:table-row>
        <table:table-row table:style-name="Table1.134">
          <table:table-cell table:style-name="Table1.A2" office:value-type="string">
            <text:p text:style-name="P15">5089</text:p>
          </table:table-cell>
          <table:table-cell table:style-name="Table1.A2" office:value-type="string">
            <text:p text:style-name="P16">Et sachiés bien veraiement (H tot vraiement)</text:p>
          </table:table-cell>
          <table:table-cell table:style-name="Table1.C120" office:value-type="string">
            <text:p text:style-name="P62">A<text:span text:style-name="T113">BDEGH2IKLMTW</text:span>] ---</text:p>
          </table:table-cell>
        </table:table-row>
        <table:table-row table:style-name="Table1.133">
          <table:table-cell table:style-name="Table1.A2" office:value-type="string">
            <text:p text:style-name="P15">5090</text:p>
          </table:table-cell>
          <table:table-cell table:style-name="Table1.A2" office:value-type="string">
            <text:p text:style-name="P16">Que je vos di outreement (H <text:soft-page-break/>certainement)</text:p>
          </table:table-cell>
          <table:table-cell table:style-name="Table1.C120" office:value-type="string">
            <text:p text:style-name="P62">A<text:span text:style-name="T113">BDEGH2IKLMTW</text:span>] ---</text:p>
            <text:p text:style-name="P41"><text:soft-page-break/></text:p>
          </table:table-cell>
        </table:table-row>
        <table:table-row table:style-name="Table1.134">
          <table:table-cell table:style-name="Table1.A2" office:value-type="string">
            <text:p text:style-name="P15">5091</text:p>
          </table:table-cell>
          <table:table-cell table:style-name="Table1.A2" office:value-type="string">
            <text:p text:style-name="P16">Se il welt o moi herbergier</text:p>
          </table:table-cell>
          <table:table-cell table:style-name="Table1.C120" office:value-type="string">
            <text:p text:style-name="P62">A] ---</text:p>
            <text:p text:style-name="P260">T] Se il a moi ueut...</text:p>
          </table:table-cell>
        </table:table-row>
        <table:table-row table:style-name="Table1.223">
          <table:table-cell table:style-name="Table1.A2" office:value-type="string">
            <text:p text:style-name="P15">5092</text:p>
          </table:table-cell>
          <table:table-cell table:style-name="Table1.A2" office:value-type="string">
            <text:p text:style-name="P16">De quanque il avrait mestier</text:p>
          </table:table-cell>
          <table:table-cell table:style-name="Table1.C120" office:value-type="string">
            <text:p text:style-name="P243">M] ---</text:p>
            <text:p text:style-name="P62">A<text:span text:style-name="T113">BDEGH2IKLTW</text:span>] <text:span text:style-name="T39">De ce que il (GIKLM li, W ly) aura...</text:span></text:p>
          </table:table-cell>
        </table:table-row>
        <table:table-row table:style-name="Table1.134">
          <table:table-cell table:style-name="Table1.A2" office:value-type="string">
            <text:p text:style-name="P15">5093</text:p>
          </table:table-cell>
          <table:table-cell table:style-name="Table1.A2" office:value-type="string">
            <text:p text:style-name="P16">Et por lui et por sa manie (F banie)</text:p>
          </table:table-cell>
          <table:table-cell table:style-name="Table1.C120" office:value-type="string">
            <text:p text:style-name="P94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94</text:p>
          </table:table-cell>
          <table:table-cell table:style-name="Table1.A2" office:value-type="string">
            <text:p text:style-name="P16">Li ferai venir a devise</text:p>
          </table:table-cell>
          <table:table-cell table:style-name="Table1.C120" office:value-type="string">
            <text:p text:style-name="P94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95</text:p>
          </table:table-cell>
          <table:table-cell table:style-name="Table1.A2" office:value-type="string">
            <text:p text:style-name="P16">A lui et a ses cheveliers</text:p>
          </table:table-cell>
          <table:table-cell table:style-name="Table1.C120" office:value-type="string">
            <text:p text:style-name="P94">A<text:span text:style-name="T113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096</text:p>
          </table:table-cell>
          <table:table-cell table:style-name="Table1.A2" office:value-type="string">
            <text:p text:style-name="P16">De quanque lor serait mestiers</text:p>
          </table:table-cell>
          <table:table-cell table:style-name="Table1.C120" office:value-type="string">
            <text:p text:style-name="P94">A<text:span text:style-name="T113">BDEGH2IKLTW</text:span>] ---</text:p>
            <text:p text:style-name="P240">M] De ce que li sera mestier !!!! (SMM!!!!)</text:p>
          </table:table-cell>
        </table:table-row>
        <table:table-row table:style-name="Table1.134">
          <table:table-cell table:style-name="Table1.A2" office:value-type="string">
            <text:p text:style-name="P15">5097</text:p>
          </table:table-cell>
          <table:table-cell table:style-name="Table1.A2" office:value-type="string">
            <text:p text:style-name="P16">Ferai ge bien tot son voloir</text:p>
          </table:table-cell>
          <table:table-cell table:style-name="Table1.C120" office:value-type="string">
            <text:p text:style-name="P219">G] ...ie tot… <text:s/><text:span text:style-name="T161">H2] ...bien a son...</text:span></text:p>
          </table:table-cell>
        </table:table-row>
        <table:table-row table:style-name="Table1.134">
          <table:table-cell table:style-name="Table1.A2" office:value-type="string">
            <text:p text:style-name="P15">5098</text:p>
          </table:table-cell>
          <table:table-cell table:style-name="Table1.A2" office:value-type="string">
            <text:p text:style-name="P16">Car ju en ai bien le pooir</text:p>
          </table:table-cell>
          <table:table-cell table:style-name="Table1.C120" office:value-type="string">
            <text:p text:style-name="P113">A<text:span text:style-name="T123">DEGH2IKLMW</text:span>] <text:span text:style-name="T39">Tant com gen (D con ie en, GH2IKLM ie) aurai (E iaurai, L naurai, M aure) poeir (M de pooir, E point de pooir, GH2 le pooir, I de pooir, K li pooir, L a pooir, W le pouer) <text:s/>B] De tout ce quauerai pooir <text:s/>T] De ce que aurai a pooir</text:span></text:p>
          </table:table-cell>
        </table:table-row>
        <table:table-row table:style-name="Table1.134">
          <table:table-cell table:style-name="Table1.A2" office:value-type="string">
            <text:p text:style-name="P15">5099</text:p>
          </table:table-cell>
          <table:table-cell table:style-name="Table1.A2" office:value-type="string">
            <text:p text:style-name="P16">Et por sa manie et por lui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0</text:p>
          </table:table-cell>
          <table:table-cell table:style-name="Table1.A2" office:value-type="string">
            <text:p text:style-name="P16">Li ferai avoir sens anui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1</text:p>
          </table:table-cell>
          <table:table-cell table:style-name="Table1.A2" office:value-type="string">
            <text:p text:style-name="P16">Plus que il ne voront despandre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2</text:p>
          </table:table-cell>
          <table:table-cell table:style-name="Table1.A2" office:value-type="string">
            <text:p text:style-name="P17">Car ju ai bien l’avoir ou prendre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3</text:p>
          </table:table-cell>
          <table:table-cell table:style-name="Table1.A2" office:value-type="string">
            <text:p text:style-name="P17">Quanqu’il avrait en ceste ville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4</text:p>
          </table:table-cell>
          <table:table-cell table:style-name="Table1.A2" office:value-type="string">
            <text:p text:style-name="P17">Averait a sa comandie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5</text:p>
          </table:table-cell>
          <table:table-cell table:style-name="Table1.A2" office:value-type="string">
            <text:p text:style-name="P17">Quacopedie li dist Sire</text:p>
          </table:table-cell>
          <table:table-cell table:style-name="Table1.C120" office:value-type="string">
            <text:p text:style-name="P37"><text:s/></text:p>
          </table:table-cell>
        </table:table-row>
        <table:table-row table:style-name="Table1.134">
          <table:table-cell table:style-name="Table1.A2" office:value-type="string">
            <text:p text:style-name="P15">5106</text:p>
          </table:table-cell>
          <table:table-cell table:style-name="Table1.A2" office:value-type="string">
            <text:p text:style-name="P17">Vostre merci Or vos doi dire</text:p>
          </table:table-cell>
          <table:table-cell table:style-name="Table1.C120" office:value-type="string">
            <text:p text:style-name="P229">H2] De ce vouz doi ge merci dire <text:s/><text:span text:style-name="T170">I] ...ce uos...</text:span></text:p>
          </table:table-cell>
        </table:table-row>
        <table:table-row table:style-name="Table1.134">
          <table:table-cell table:style-name="Table1.A2" office:value-type="string">
            <text:p text:style-name="P15">5107</text:p>
          </table:table-cell>
          <table:table-cell table:style-name="Table1.A2" office:value-type="string">
            <text:p text:style-name="P17">Seu que mes sires m’a voé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8</text:p>
          </table:table-cell>
          <table:table-cell table:style-name="Table1.A2" office:value-type="string">
            <text:p text:style-name="P17">Et dit et fet et comandé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5">5109</text:p>
          </table:table-cell>
          <table:table-cell table:style-name="Table1.A2" office:value-type="string">
            <text:p text:style-name="P17">Seu que il vos mandet per moi</text:p>
          </table:table-cell>
          <table:table-cell table:style-name="Table1.C120" office:value-type="string">
            <text:p text:style-name="P94">A<text:span text:style-name="T114">BILMT</text:span>] ...<text:span text:style-name="T54">uos a mande (M mende)… <text:s/>W] Tout ce quil...par… <text:s/>H2] Et ce...</text:span></text:p>
          </table:table-cell>
        </table:table-row>
        <text:soft-page-break/>
        <table:table-row table:style-name="Table1.134">
          <table:table-cell table:style-name="Table1.A2" office:value-type="string">
            <text:p text:style-name="P16">5110</text:p>
          </table:table-cell>
          <table:table-cell table:style-name="Table1.A2" office:value-type="string">
            <text:p text:style-name="P17">Delfis respont Et je l’otroi</text:p>
          </table:table-cell>
          <table:table-cell table:style-name="Table1.C120" office:value-type="string">
            <text:p text:style-name="P63">A] ---</text:p>
            <text:p text:style-name="P226">H2] Dulphis...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1</text:span></text:p>
          </table:table-cell>
          <table:table-cell table:style-name="Table1.A2" office:value-type="string">
            <text:p text:style-name="P17">Dites et je l’escouterai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2</text:span></text:p>
          </table:table-cell>
          <table:table-cell table:style-name="Table1.A2" office:value-type="string">
            <text:p text:style-name="P17">Et a mon pooir le ferai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3</text:span></text:p>
          </table:table-cell>
          <table:table-cell table:style-name="Table1.A2" office:value-type="string">
            <text:p text:style-name="P17">Que jai n’i metrai contredit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4</text:span></text:p>
          </table:table-cell>
          <table:table-cell table:style-name="Table1.A2" office:value-type="string">
            <text:p text:style-name="P17">Cil li respont Vostre mercit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5</text:span></text:p>
          </table:table-cell>
          <table:table-cell table:style-name="Table1.A2" office:value-type="string">
            <text:p text:style-name="P17">Or m’escoutez et je dirai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6</text:span></text:p>
          </table:table-cell>
          <table:table-cell table:style-name="Table1.A2" office:value-type="string">
            <text:p text:style-name="P17">A mon pooir n’en mentirai</text:p>
          </table:table-cell>
          <table:table-cell table:style-name="Table1.C120" office:value-type="string">
            <text:p text:style-name="P94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7</text:span></text:p>
          </table:table-cell>
          <table:table-cell table:style-name="Table1.A2" office:value-type="string">
            <text:p text:style-name="P17">Tot en ordre li a conté</text:p>
          </table:table-cell>
          <table:table-cell table:style-name="Table1.C120" office:value-type="string">
            <text:p text:style-name="P257">K] ...en droit li ot...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8</text:span></text:p>
          </table:table-cell>
          <table:table-cell table:style-name="Table1.A2" office:value-type="string">
            <text:p text:style-name="P17">Ensi com il li ot mandé (H comandei)</text:p>
          </table:table-cell>
          <table:table-cell table:style-name="Table1.C120" office:value-type="string">
            <text:p text:style-name="P111">A<text:span text:style-name="T114">BDGH2IKLW</text:span>] <text:span text:style-name="T54">Et ce (BDH2GIKLW Ce) que il li (G que li, K qil li) auoit… <text:s/>ET] Tout (T Tot) ce quil (T que il) li ot commande (T mande) <text:s/>M] Ce que il auoit deuise</text:span></text:p>
          </table:table-cell>
        </table:table-row>
        <table:table-row table:style-name="Table1.134">
          <table:table-cell table:style-name="Table1.A2" office:value-type="string">
            <text:p text:style-name="P16">511<text:span text:style-name="T9">9</text:span></text:p>
          </table:table-cell>
          <table:table-cell table:style-name="Table1.A2" office:value-type="string">
            <text:p text:style-name="P17">Sire fet il mes sires mande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0</text:p>
          </table:table-cell>
          <table:table-cell table:style-name="Table1.A2" office:value-type="string">
            <text:p text:style-name="P17">A toi et priet et comande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1</text:span></text:p>
          </table:table-cell>
          <table:table-cell table:style-name="Table1.A2" office:value-type="string">
            <text:p text:style-name="P17">Que tu li fasses acheter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2</text:span></text:p>
          </table:table-cell>
          <table:table-cell table:style-name="Table1.A2" office:value-type="string">
            <text:p text:style-name="P17">De quanque tu porais trover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3</text:span></text:p>
          </table:table-cell>
          <table:table-cell table:style-name="Table1.A2" office:value-type="string">
            <text:p text:style-name="P17">En ceste vile ne la hors</text:p>
          </table:table-cell>
          <table:table-cell table:style-name="Table1.C120" office:value-type="string">
            <text:p text:style-name="P168">AB<text:span text:style-name="T124">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4</text:span></text:p>
          </table:table-cell>
          <table:table-cell table:style-name="Table1.A2" office:value-type="string">
            <text:p text:style-name="P17">Com por le sien meismes cors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5</text:span></text:p>
          </table:table-cell>
          <table:table-cell table:style-name="Table1.A2" office:value-type="string">
            <text:p text:style-name="P17">D’armeures de vestemens</text:p>
          </table:table-cell>
          <table:table-cell table:style-name="Table1.C120" office:value-type="string">
            <text:p text:style-name="P151">B] <text:span text:style-name="T114">Les robes et les… <text:s/>H2] ...et de...</text:span>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6</text:span></text:p>
          </table:table-cell>
          <table:table-cell table:style-name="Table1.A2" office:value-type="string">
            <text:p text:style-name="P17">D’armes de boens chevalx corrans</text:p>
          </table:table-cell>
          <table:table-cell table:style-name="Table1.C120" office:value-type="string">
            <text:p text:style-name="P111">A<text:span text:style-name="T134">EILTW</text:span>] ...<text:span text:style-name="T54">et de cheuaus… <text:s text:c="2"/>B] Palefrois et cheuaus… <text:s/>DH2] Et de cheuax (H2 cheuaus) bons et… <text:s/>GK] Et de riches cheuaus… <text:s/>M] Et robes et cheuaus...</text:span>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7</text:span></text:p>
          </table:table-cell>
          <table:table-cell table:style-name="Table1.A2" office:value-type="string">
            <text:p text:style-name="P17">Quanque vos en porois trover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8</text:span></text:p>
          </table:table-cell>
          <table:table-cell table:style-name="Table1.A2" office:value-type="string">
            <text:p text:style-name="P17">Ne le laissiés jai (H pas) por dener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6">512<text:span text:style-name="T9">9</text:span></text:p>
          </table:table-cell>
          <table:table-cell table:style-name="Table1.A2" office:value-type="string">
            <text:p text:style-name="P17">Et faites acheter asi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30</text:p>
          </table:table-cell>
          <table:table-cell table:style-name="Table1.A2" office:value-type="string">
            <text:p text:style-name="P17">Que ne le metez en obli</text:p>
          </table:table-cell>
          <table:table-cell table:style-name="Table1.C120" office:value-type="string">
            <text:p text:style-name="P63">A<text:span text:style-name="T114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31</text:p>
          </table:table-cell>
          <table:table-cell table:style-name="Table1.A2" office:value-type="string">
            <text:p text:style-name="P17">Les biaus dras le vai<text:span text:style-name="T54">r</text:span> et le gris</text:p>
          </table:table-cell>
          <table:table-cell table:style-name="Table1.C120" office:value-type="string">
            <text:p text:style-name="P63">A<text:span text:style-name="T124">DGH2IKLW</text:span>] <text:span text:style-name="T54">Les bons (G buen, I buez, I Le bon, M bon)...(DM uer)...</text:span></text:p>
          </table:table-cell>
        </table:table-row>
        <text:soft-page-break/>
        <table:table-row table:style-name="Table1.134">
          <table:table-cell table:style-name="Table1.A2" office:value-type="string">
            <text:p text:style-name="P17">5132</text:p>
          </table:table-cell>
          <table:table-cell table:style-name="Table1.A2" office:value-type="string">
            <text:p text:style-name="P17">Tot seu fist acheter Delfis</text:p>
          </table:table-cell>
          <table:table-cell table:style-name="Table1.C120" office:value-type="string">
            <text:p text:style-name="P193">W] Tout le… <text:s/><text:span text:style-name="T161">H2] ...fait...dulphis</text:span></text:p>
          </table:table-cell>
        </table:table-row>
        <table:table-row table:style-name="Table1.134">
          <table:table-cell table:style-name="Table1.A2" office:value-type="string">
            <text:p text:style-name="P17">5133</text:p>
          </table:table-cell>
          <table:table-cell table:style-name="Table1.A2" office:value-type="string">
            <text:p text:style-name="P17">Et puels porter en sa mason</text:p>
          </table:table-cell>
          <table:table-cell table:style-name="Table1.C120" office:value-type="string">
            <text:p text:style-name="P63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34</text:p>
          </table:table-cell>
          <table:table-cell table:style-name="Table1.A2" office:value-type="string">
            <text:p text:style-name="P17">Ou il avoit <text:span text:style-name="T10">grant guerisson</text:span></text:p>
          </table:table-cell>
          <table:table-cell table:style-name="Table1.C120" office:value-type="string">
            <text:p text:style-name="P63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35</text:p>
          </table:table-cell>
          <table:table-cell table:style-name="Table1.A2" office:value-type="string">
            <text:p text:style-name="P18">Puels achetait tot le conduit</text:p>
          </table:table-cell>
          <table:table-cell table:style-name="Table1.C120" office:value-type="string">
            <text:p text:style-name="P63">A<text:span text:style-name="T124">DEGILMTW</text:span>] ...<text:span text:style-name="T54">achata (DL acheta, K achete)...</text:span></text:p>
          </table:table-cell>
        </table:table-row>
        <table:table-row table:style-name="Table1.134">
          <table:table-cell table:style-name="Table1.A2" office:value-type="string">
            <text:p text:style-name="P17">5136</text:p>
          </table:table-cell>
          <table:table-cell table:style-name="Table1.A2" office:value-type="string">
            <text:p text:style-name="P18">Per la cyteit dissoient tuit</text:p>
          </table:table-cell>
          <table:table-cell table:style-name="Table1.C120" office:value-type="string">
            <text:p text:style-name="P52"/>
          </table:table-cell>
        </table:table-row>
        <table:table-row table:style-name="Table1.134">
          <table:table-cell table:style-name="Table1.A2" office:value-type="string">
            <text:p text:style-name="P17">5137</text:p>
          </table:table-cell>
          <table:table-cell table:style-name="Table1.A2" office:value-type="string">
            <text:p text:style-name="P18">Chevelier borjois et baron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38</text:p>
          </table:table-cell>
          <table:table-cell table:style-name="Table1.A2" office:value-type="string">
            <text:p text:style-name="P18">Escuier dames et garson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39</text:p>
          </table:table-cell>
          <table:table-cell table:style-name="Table1.A2" office:value-type="string">
            <text:p text:style-name="P18">Entr’iaus en ont grant parlement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40</text:p>
          </table:table-cell>
          <table:table-cell table:style-name="Table1.A2" office:value-type="string">
            <text:p text:style-name="P18">Li uns dist a l’atre sovent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41</text:p>
          </table:table-cell>
          <table:table-cell table:style-name="Table1.A2" office:value-type="string">
            <text:p text:style-name="P18">Qu’il ains maiz ne vissent baron</text:p>
          </table:table-cell>
          <table:table-cell table:style-name="Table1.C120" office:value-type="string">
            <text:p text:style-name="P95">A<text:span text:style-name="T124">DEGIKLMTW</text:span>] <text:span text:style-name="T55">Que onc (B Onques, D ainz, E Conques, GK unques, I Quen anc, L anc, M Quainz) mais (DM mes) ne (B ni, T no) uirent (K ni orrent)…(M tel)… <text:s text:c="2"/>H2] Bains mais ne virent nul...</text:span></text:p>
          </table:table-cell>
        </table:table-row>
        <table:table-row table:style-name="Table1.134">
          <table:table-cell table:style-name="Table1.A2" office:value-type="string">
            <text:p text:style-name="P17">5142</text:p>
          </table:table-cell>
          <table:table-cell table:style-name="Table1.A2" office:value-type="string">
            <text:p text:style-name="P18">Qu’antrepresist tel mansion</text:p>
          </table:table-cell>
          <table:table-cell table:style-name="Table1.C120" office:value-type="string">
            <text:p text:style-name="P119">A<text:span text:style-name="T153">GH2ILMW</text:span>] <text:span text:style-name="T55">Qui (GM Que) enpresist (G enprensist, H2 entreprenist, I enpreist, M entrepreist, W entreprist)…(H2 maison, I messiuz, L mession, M meson, W mission) <text:s/>E] Cui on parast tele maison <text:s/>T] ...mesion <text:s/></text:span><text:span text:style-name="T91">K] </text:span><text:span text:style-name="T97">Qi eust pris tel mision</text:span></text:p>
          </table:table-cell>
        </table:table-row>
        <table:table-row table:style-name="Table1.134">
          <table:table-cell table:style-name="Table1.A2" office:value-type="string">
            <text:p text:style-name="P17">5143</text:p>
          </table:table-cell>
          <table:table-cell table:style-name="Table1.A2" office:value-type="string">
            <text:p text:style-name="P18">Ne qu’eust fet une vile (H fait en nulle ville)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44</text:p>
          </table:table-cell>
          <table:table-cell table:style-name="Table1.A2" office:value-type="string">
            <text:p text:style-name="P18">De son venir tele estormie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45</text:p>
          </table:table-cell>
          <table:table-cell table:style-name="Table1.A2" office:value-type="string">
            <text:p text:style-name="P18">Il fist savoir as cheveliers</text:p>
          </table:table-cell>
          <table:table-cell table:style-name="Table1.C120" office:value-type="string">
            <text:p text:style-name="P72">A<text:span text:style-name="T124">DEGH2IKLMTW</text:span>] <text:span text:style-name="T55">Sauoir firent (T firunt) as (D es, W au)… <text:s/>B] Sauoir a fait...</text:span></text:p>
          </table:table-cell>
        </table:table-row>
        <table:table-row table:style-name="Table1.134">
          <table:table-cell table:style-name="Table1.A2" office:value-type="string">
            <text:p text:style-name="P17">5146</text:p>
          </table:table-cell>
          <table:table-cell table:style-name="Table1.A2" office:value-type="string">
            <text:p text:style-name="P18">As damoisiaus as escuiers</text:p>
          </table:table-cell>
          <table:table-cell table:style-name="Table1.C120" office:value-type="string">
            <text:p text:style-name="P64">A<text:span text:style-name="T134">EIKLMTW</text:span>] ...<text:span text:style-name="T55">as (ITW au) soudaiers (E soudoiers, W sodaiers, I sodoiers, LT soudeiers, M soldoiers)</text:span></text:p>
          </table:table-cell>
        </table:table-row>
        <table:table-row table:style-name="Table1.134">
          <table:table-cell table:style-name="Table1.A2" office:value-type="string">
            <text:p text:style-name="P17">5147</text:p>
          </table:table-cell>
          <table:table-cell table:style-name="Table1.A2" office:value-type="string">
            <text:p text:style-name="P18">Que (H Qu’il) ne prangnent avoir d’atrui</text:p>
          </table:table-cell>
          <table:table-cell table:style-name="Table1.C120" office:value-type="string">
            <text:p text:style-name="P95">A] <text:span text:style-name="T55">Que ne prent… <text:s/>B] Quil… <text:s/>H2] ...denier dautrui</text:span></text:p>
          </table:table-cell>
        </table:table-row>
        <table:table-row table:style-name="Table1.134">
          <table:table-cell table:style-name="Table1.A2" office:value-type="string">
            <text:p text:style-name="P17">5148</text:p>
          </table:table-cell>
          <table:table-cell table:style-name="Table1.A2" office:value-type="string">
            <text:p text:style-name="P18">Ne livreson fors que de lui</text:p>
          </table:table-cell>
          <table:table-cell table:style-name="Table1.C120" office:value-type="string">
            <text:p text:style-name="P258">K] ...fors de cestui</text:p>
          </table:table-cell>
        </table:table-row>
        <table:table-row table:style-name="Table1.134">
          <table:table-cell table:style-name="Table1.A2" office:value-type="string">
            <text:p text:style-name="P17">5149</text:p>
          </table:table-cell>
          <table:table-cell table:style-name="Table1.A2" office:value-type="string">
            <text:p text:style-name="P18">Que il lor en donrait assez</text:p>
          </table:table-cell>
          <table:table-cell table:style-name="Table1.C28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50</text:p>
          </table:table-cell>
          <table:table-cell table:style-name="Table1.A2" office:value-type="string">
            <text:p text:style-name="P18">Et volentiers et de boen grez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51</text:p>
          </table:table-cell>
          <table:table-cell table:style-name="Table1.A2" office:value-type="string">
            <text:p text:style-name="P18">Tote la gent mout s’en mervelle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ext:soft-page-break/>
        <table:table-row table:style-name="Table1.134">
          <table:table-cell table:style-name="Table1.A2" office:value-type="string">
            <text:p text:style-name="P17">5152</text:p>
          </table:table-cell>
          <table:table-cell table:style-name="Table1.A2" office:value-type="string">
            <text:p text:style-name="P18">Li uns a l’atre le consoille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53</text:p>
          </table:table-cell>
          <table:table-cell table:style-name="Table1.A2" office:value-type="string">
            <text:p text:style-name="P18">Quant Delfis ot apparillié</text:p>
          </table:table-cell>
          <table:table-cell table:style-name="Table1.C120" office:value-type="string">
            <text:p text:style-name="P209">E] ...bien atorne <text:s/><text:span text:style-name="T162">H2] ...dulphis… <text:s/>M] ...delfist...</text:span></text:p>
          </table:table-cell>
        </table:table-row>
        <table:table-row table:style-name="Table1.134">
          <table:table-cell table:style-name="Table1.A2" office:value-type="string">
            <text:p text:style-name="P17">5154</text:p>
          </table:table-cell>
          <table:table-cell table:style-name="Table1.A2" office:value-type="string">
            <text:p text:style-name="P18">Tot seu que il li ot ditié</text:p>
          </table:table-cell>
          <table:table-cell table:style-name="Table1.C120" office:value-type="string">
            <text:p text:style-name="P114">A] ...<text:span text:style-name="T55">li <text:s/>a done <text:s/>BW] ...que cil (W celui) li eut… <text:s/>DH2] ...enditie <text:s/>E] ...que cil li ot rouue <text:s/>GK] ...cil (K ce qe) li ot dotrine <text:s/>I] ...li a doitie <text:s text:c="2"/></text:span><text:span text:style-name="T73">L] ...</text:span><text:span text:style-name="T78">cil li ot doitie <text:s/></text:span><text:span text:style-name="T89">T] ..</text:span><text:span text:style-name="T90">.doitie</text:span></text:p>
          </table:table-cell>
        </table:table-row>
        <table:table-row table:style-name="Table1.134">
          <table:table-cell table:style-name="Table1.A2" office:value-type="string">
            <text:p text:style-name="P17">5155</text:p>
          </table:table-cell>
          <table:table-cell table:style-name="Table1.A2" office:value-type="string">
            <text:p text:style-name="P18">Les armeures le condut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287">
          <table:table-cell table:style-name="Table1.A2" office:value-type="string">
            <text:p text:style-name="P17">5156</text:p>
          </table:table-cell>
          <table:table-cell table:style-name="Table1.A2" office:value-type="string">
            <text:p text:style-name="P19">Et tot seu que il lor estut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57</text:p>
          </table:table-cell>
          <table:table-cell table:style-name="Table1.A2" office:value-type="string">
            <text:p text:style-name="P19">De vair de gris d’atornemens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58</text:p>
          </table:table-cell>
          <table:table-cell table:style-name="Table1.A2" office:value-type="string">
            <text:p text:style-name="P19">Telz com (H qu’il<text:span text:style-name="T153">)</text:span> covient si faite gens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7">5159</text:p>
          </table:table-cell>
          <table:table-cell table:style-name="Table1.A2" office:value-type="string">
            <text:p text:style-name="P19">Quacopedie en mena</text:p>
          </table:table-cell>
          <table:table-cell table:style-name="Table1.C120" office:value-type="string">
            <text:p text:style-name="P64">A<text:span text:style-name="T135">EM</text:span>] ...<text:span text:style-name="T55">amena</text:span></text:p>
          </table:table-cell>
        </table:table-row>
        <table:table-row table:style-name="Table1.134">
          <table:table-cell table:style-name="Table1.A2" office:value-type="string">
            <text:p text:style-name="P19">5160</text:p>
          </table:table-cell>
          <table:table-cell table:style-name="Table1.A2" office:value-type="string">
            <text:p text:style-name="P19">En son ostel si demanda</text:p>
          </table:table-cell>
          <table:table-cell table:style-name="Table1.C120" office:value-type="string">
            <text:p text:style-name="P104">A<text:span text:style-name="T162">H2</text:span>] <text:span text:style-name="T55">A...et… <text:s/>BDEGIKMT] A…(GIK sil, T sel)... <text:s/>W] A soy et celui... <text:s/></text:span><text:span text:style-name="T73">L] </text:span><text:span text:style-name="T78">Ou soi et se li...</text:span></text:p>
          </table:table-cell>
        </table:table-row>
        <table:table-row table:style-name="Table1.134">
          <table:table-cell table:style-name="Table1.A2" office:value-type="string">
            <text:p text:style-name="P19">5161</text:p>
          </table:table-cell>
          <table:table-cell table:style-name="Table1.A2" office:value-type="string">
            <text:p text:style-name="P19">Amins fet il dites moi voir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9">5162</text:p>
          </table:table-cell>
          <table:table-cell table:style-name="Table1.A2" office:value-type="string">
            <text:p text:style-name="P19">Bien est raisons jel doi savoir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9">5163</text:p>
          </table:table-cell>
          <table:table-cell table:style-name="Table1.A2" office:value-type="string">
            <text:p text:style-name="P19">Coment vos iestes apelez</text:p>
          </table:table-cell>
          <table:table-cell table:style-name="Table1.C120" office:value-type="string">
            <text:p text:style-name="P64">A<text:span text:style-name="T115">BDEGH2IKLMTW</text:span>] ...<text:span text:style-name="T55">estes uos (BEH2MW vous)...</text:span></text:p>
          </table:table-cell>
        </table:table-row>
        <table:table-row table:style-name="Table1.134">
          <table:table-cell table:style-name="Table1.A2" office:value-type="string">
            <text:p text:style-name="P19">5164</text:p>
          </table:table-cell>
          <table:table-cell table:style-name="Table1.A2" office:value-type="string">
            <text:p text:style-name="P19">Quacopedie sui nomez</text:p>
          </table:table-cell>
          <table:table-cell table:style-name="Table1.C120" office:value-type="string">
            <text:p text:style-name="P44"/>
          </table:table-cell>
        </table:table-row>
        <table:table-row table:style-name="Table1.134">
          <table:table-cell table:style-name="Table1.A2" office:value-type="string">
            <text:p text:style-name="P19">5165</text:p>
          </table:table-cell>
          <table:table-cell table:style-name="Table1.A2" office:value-type="string">
            <text:p text:style-name="P19">Biaus sire en cel nostre pais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9">5166</text:p>
          </table:table-cell>
          <table:table-cell table:style-name="Table1.A2" office:value-type="string">
            <text:p text:style-name="P19">Adonc le regarda Delfis</text:p>
          </table:table-cell>
          <table:table-cell table:style-name="Table1.C120" office:value-type="string">
            <text:p text:style-name="P64">A<text:span text:style-name="T115">BDEGH2IKLMTW</text:span>] ---</text:p>
          </table:table-cell>
        </table:table-row>
        <table:table-row table:style-name="Table1.134">
          <table:table-cell table:style-name="Table1.A2" office:value-type="string">
            <text:p text:style-name="P19">5167</text:p>
          </table:table-cell>
          <table:table-cell table:style-name="Table1.A2" office:value-type="string">
            <text:p text:style-name="P19">Et vostres sires com ait nom</text:p>
          </table:table-cell>
          <table:table-cell table:style-name="Table1.C120" office:value-type="string">
            <text:p text:style-name="P64">A<text:span text:style-name="T115">BDEH2</text:span>] <text:span text:style-name="T124">(D Vostre)</text:span>...<text:span text:style-name="T55">comment a nom</text:span></text:p>
          </table:table-cell>
        </table:table-row>
        <table:table-row table:style-name="Table1.134">
          <table:table-cell table:style-name="Table1.A2" office:value-type="string">
            <text:p text:style-name="P19">5168</text:p>
          </table:table-cell>
          <table:table-cell table:style-name="Table1.A2" office:value-type="string">
            <text:p text:style-name="P19">Povre Perdu l’apelet on</text:p>
          </table:table-cell>
          <table:table-cell table:style-name="Table1.C120" office:value-type="string">
            <text:p text:style-name="P147">B] <text:span text:style-name="T115">Jla poures perdus anon <text:s/>W] ...lappelle non</text:span></text:p>
          </table:table-cell>
        </table:table-row>
        <table:table-row table:style-name="Table1.134">
          <table:table-cell table:style-name="Table1.A2" office:value-type="string">
            <text:p text:style-name="P19">5169</text:p>
          </table:table-cell>
          <table:table-cell table:style-name="Table1.A2" office:value-type="string">
            <text:p text:style-name="P19">Delfis respont Hé Deus ahie</text:p>
          </table:table-cell>
          <table:table-cell table:style-name="Table1.C120" office:value-type="string">
            <text:p text:style-name="P206">D<text:span text:style-name="T179">M</text:span>] ...a dit… <text:s/><text:span text:style-name="T161">H2] Dulphis… <text:s/></text:span><text:span text:style-name="T57">L] .</text:span><text:span text:style-name="T78">..et dex aie</text:span></text:p>
          </table:table-cell>
        </table:table-row>
        <table:table-row table:style-name="Table1.134">
          <table:table-cell table:style-name="Table1.A2" office:value-type="string">
            <text:p text:style-name="P19">5170</text:p>
          </table:table-cell>
          <table:table-cell table:style-name="Table1.A2" office:value-type="string">
            <text:p text:style-name="P19">Qui vit ainz mais tel compaignie</text:p>
          </table:table-cell>
          <table:table-cell table:style-name="Table1.C120" office:value-type="string">
            <text:p text:style-name="P120">A<text:span text:style-name="T124">DGH2LMW</text:span>] <text:span text:style-name="T55">Et qui uit meis (DGMW mes, H2L mais)… <text:s/></text:span><text:span text:style-name="T91">K] </text:span><text:span text:style-name="T98">E qiuoit hom tel...</text:span></text:p>
          </table:table-cell>
        </table:table-row>
        <table:table-row table:style-name="Table1.134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C120" office:value-type="string">
            <text:p text:style-name="P64">A<text:span text:style-name="T115">BDEGH2IKLMTW</text:span>] <text:span text:style-name="T55">Auoir poez (I pories, K puet, W pouez) uos (DH2 mlt, W vous) grant richece (H2 proesse, I uos richece, W richesse)</text:span></text:p>
          </table:table-cell>
        </table:table-row>
        <table:table-row table:style-name="Table1.134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C120" office:value-type="string">
            <text:p text:style-name="P64">A<text:span text:style-name="T115">BDEGIKLMTW</text:span>] <text:span text:style-name="T55">Mes (DGIW Mais) li (B </text:span><text:span text:style-name="T21">vre</text:span><text:span text:style-name="T115">, G le, W les) nom (DGIW nons, T nun) sont (G som, KT sunt) tuit de (B sont de, DELW sont de grant) pourece (G grant pouerte, W pouresse, K paureze) <text:s/>H2] </text:span><text:soft-page-break/><text:span text:style-name="T115">Mais nauez pas non de richesse</text:span></text:p>
          </table:table-cell>
        </table:table-row>
        <table:table-row table:style-name="Table1.134">
          <table:table-cell table:style-name="Table1.A2" office:value-type="string">
            <text:p text:style-name="P19">5171</text:p>
          </table:table-cell>
          <table:table-cell table:style-name="Table1.A2" office:value-type="string">
            <text:p text:style-name="P19">Coment prist or a compaignon</text:p>
          </table:table-cell>
          <table:table-cell table:style-name="Table1.C120" office:value-type="string">
            <text:p text:style-name="P120">A] ...prissot…<text:span text:style-name="T55"> <text:s/>B] Et comment prist a… <text:s/></text:span><text:span text:style-name="T91">K] ...</text:span><text:span text:style-name="T98">or compagnon</text:span></text:p>
          </table:table-cell>
        </table:table-row>
        <table:table-row table:style-name="Table1.134">
          <table:table-cell table:style-name="Table1.A2" office:value-type="string">
            <text:p text:style-name="P19">5172</text:p>
          </table:table-cell>
          <table:table-cell table:style-name="Table1.A2" office:value-type="string">
            <text:p text:style-name="P19">Povres Perdus mavaix garson</text:p>
          </table:table-cell>
          <table:table-cell table:style-name="Table1.C120" office:value-type="string">
            <text:p text:style-name="P51"/>
          </table:table-cell>
        </table:table-row>
        <table:table-row table:style-name="Table1.134">
          <table:table-cell table:style-name="Table1.A2" office:value-type="string">
            <text:p text:style-name="P19">5173</text:p>
          </table:table-cell>
          <table:table-cell table:style-name="Table1.A2" office:value-type="string">
            <text:p text:style-name="P19">Se vostres sires est perdus</text:p>
          </table:table-cell>
          <table:table-cell table:style-name="Table1.C120" office:value-type="string">
            <text:p text:style-name="P34"/>
          </table:table-cell>
        </table:table-row>
        <table:table-row table:style-name="Table1.134">
          <table:table-cell table:style-name="Table1.A2" office:value-type="string">
            <text:p text:style-name="P19">5174</text:p>
          </table:table-cell>
          <table:table-cell table:style-name="Table1.A2" office:value-type="string">
            <text:p text:style-name="P19">Dont sui ge mors et comfondus</text:p>
          </table:table-cell>
          <table:table-cell table:style-name="Table1.C120" office:value-type="string">
            <text:p text:style-name="P120">A<text:span text:style-name="T124">DEGH2ILMTW</text:span>] <text:span text:style-name="T171">(I Dunc)</text:span>...<text:span text:style-name="T55">ie pour (DEH2LMT </text:span><text:span text:style-name="T24">per</text:span><text:span text:style-name="T143">, GI por, W par) uos… <text:s/>B] ...ge per moi confondus <text:s/></text:span><text:span text:style-name="T91">K] ...</text:span><text:span text:style-name="T81">per</text:span><text:span text:style-name="T98"> uos deceuz</text:span></text:p>
          </table:table-cell>
        </table:table-row>
        <table:table-row table:style-name="Table1.134">
          <table:table-cell table:style-name="Table1.A2" office:value-type="string">
            <text:p text:style-name="P19">5175</text:p>
          </table:table-cell>
          <table:table-cell table:style-name="Table1.A2" office:value-type="string">
            <text:p text:style-name="P19">Et c’il est povres asiment</text:p>
          </table:table-cell>
          <table:table-cell table:style-name="Table1.C120" office:value-type="string">
            <text:p text:style-name="P193"><text:span text:style-name="T176">L</text:span>W] ...<text:span text:style-name="T176">perdus</text:span>… <text:s/><text:span text:style-name="T163">H2] ...ensiuant</text:span></text:p>
          </table:table-cell>
        </table:table-row>
        <table:table-row table:style-name="Table1.134">
          <table:table-cell table:style-name="Table1.A2" office:value-type="string">
            <text:p text:style-name="P19">5176</text:p>
          </table:table-cell>
          <table:table-cell table:style-name="Table1.A2" office:value-type="string">
            <text:p text:style-name="P19">D’onor m’avez mis a noient</text:p>
          </table:table-cell>
          <table:table-cell table:style-name="Table1.C120" office:value-type="string">
            <text:p text:style-name="P188">E<text:span text:style-name="T171">IMW</text:span>] Dauoir...</text:p>
          </table:table-cell>
        </table:table-row>
        <table:table-row table:style-name="Table1.134">
          <table:table-cell table:style-name="Table1.A2" office:value-type="string">
            <text:p text:style-name="P19">5177</text:p>
          </table:table-cell>
          <table:table-cell table:style-name="Table1.A2" office:value-type="string">
            <text:p text:style-name="P19">Que de (H Quar des) perdus est il assez</text:p>
          </table:table-cell>
          <table:table-cell table:style-name="Table1.C120" office:value-type="string">
            <text:p text:style-name="P104">A] ...<text:span text:style-name="T55">est si… <text:s/>B] Car de… <text:s/>DH2] Et de perduz [.ai] est il assez <text:s/></text:span><text:span text:style-name="T73">L] ...</text:span><text:span text:style-name="T78">nest...</text:span></text:p>
          </table:table-cell>
        </table:table-row>
        <table:table-row table:style-name="Table1.134">
          <table:table-cell table:style-name="Table1.A2" office:value-type="string">
            <text:p text:style-name="P19">5178</text:p>
          </table:table-cell>
          <table:table-cell table:style-name="Table1.A2" office:value-type="string">
            <text:p text:style-name="P19">Et de povres et d’esgarez</text:p>
          </table:table-cell>
          <table:table-cell table:style-name="Table1.C120" office:value-type="string">
            <text:p text:style-name="P227">H2] ...<text:span text:style-name="T163">de gabes</text:span></text:p>
          </table:table-cell>
        </table:table-row>
        <table:table-row table:style-name="Table1.134">
          <table:table-cell table:style-name="Table1.A2" office:value-type="string">
            <text:p text:style-name="P19">5179</text:p>
          </table:table-cell>
          <table:table-cell table:style-name="Table1.A2" office:value-type="string">
            <text:p text:style-name="P19">Sire ce dist Quacopedie</text:p>
          </table:table-cell>
          <table:table-cell table:style-name="Table1.C120" office:value-type="string">
            <text:p text:style-name="P34"/>
          </table:table-cell>
        </table:table-row>
        <table:table-row table:style-name="Table1.134">
          <table:table-cell table:style-name="Table1.A2" office:value-type="string">
            <text:p text:style-name="P19">5180</text:p>
          </table:table-cell>
          <table:table-cell table:style-name="Table1.A2" office:value-type="string">
            <text:p text:style-name="P19">Demain vairois sa compaignie</text:p>
          </table:table-cell>
          <table:table-cell table:style-name="Table1.C120" office:value-type="string">
            <text:p text:style-name="P194">W] ...la...</text:p>
          </table:table-cell>
        </table:table-row>
        <table:table-row table:style-name="Table1.134">
          <table:table-cell table:style-name="Table1.A2" office:value-type="string">
            <text:p text:style-name="P19">5181</text:p>
          </table:table-cell>
          <table:table-cell table:style-name="Table1.A2" office:value-type="string">
            <text:p text:style-name="P19">Les bels chevalx et le hernois</text:p>
          </table:table-cell>
          <table:table-cell table:style-name="Table1.C120" office:value-type="string">
            <text:p text:style-name="P120">A<text:span text:style-name="T135">EGILTW</text:span>] ...<text:span text:style-name="T56">cheual (EGIL cheuaus, TW cheuaux) le (W et le) bel (G beus, T les biauz)… <text:s/></text:span><text:span text:style-name="T91">K] </text:span><text:span text:style-name="T98">Li buen cheuaus li buen...</text:span></text:p>
          </table:table-cell>
        </table:table-row>
        <table:table-row table:style-name="Table1.134">
          <table:table-cell table:style-name="Table1.A2" office:value-type="string">
            <text:p text:style-name="P19">5182</text:p>
          </table:table-cell>
          <table:table-cell table:style-name="Table1.A2" office:value-type="string">
            <text:p text:style-name="P19">Que mes sires moengnet o soi</text:p>
          </table:table-cell>
          <table:table-cell table:style-name="Table1.C120" office:value-type="string">
            <text:p text:style-name="P165">B] <text:span text:style-name="T116">Quil meismes amainne… <text:s/>H2] ...amainne… <text:s/></text:span><text:span text:style-name="T73">L] ...</text:span><text:span text:style-name="T78">en soi <text:s/></text:span><text:span text:style-name="T57">K] ...</text:span><text:span text:style-name="T98">mene asois</text:span></text:p>
          </table:table-cell>
        </table:table-row>
        <table:table-row table:style-name="Table1.316">
          <table:table-cell table:style-name="Table1.A2" office:value-type="string">
            <text:p text:style-name="P19">5183</text:p>
          </table:table-cell>
          <table:table-cell table:style-name="Table1.A2" office:value-type="string">
            <text:p text:style-name="P19">Prodome sont sui compaignon</text:p>
          </table:table-cell>
          <table:table-cell table:style-name="Table1.C120" office:value-type="string">
            <text:p text:style-name="P215">INV <text:span text:style-name="T119">E] </text:span>Ne sunt pas vilain ne garcon</text:p>
            <text:p text:style-name="P65">A] ...<text:span text:style-name="T56">sont cil...</text:span></text:p>
          </table:table-cell>
        </table:table-row>
        <table:table-row table:style-name="Table1.134">
          <table:table-cell table:style-name="Table1.A2" office:value-type="string">
            <text:p text:style-name="P19">5184</text:p>
          </table:table-cell>
          <table:table-cell table:style-name="Table1.A2" office:value-type="string">
            <text:p text:style-name="P19">Ne sont pas vilain ne garson</text:p>
          </table:table-cell>
          <table:table-cell table:style-name="Table1.C120" office:value-type="string">
            <text:p text:style-name="P215">INV <text:span text:style-name="T119">E] </text:span>Preudomme sont si conpaiganon</text:p>
            <text:p text:style-name="P137">B] ...<text:span text:style-name="T116">ne vilain...</text:span></text:p>
          </table:table-cell>
        </table:table-row>
        <table:table-row table:style-name="Table1.134">
          <table:table-cell table:style-name="Table1.A2" office:value-type="string">
            <text:p text:style-name="P19">5185</text:p>
          </table:table-cell>
          <table:table-cell table:style-name="Table1.A2" office:value-type="string">
            <text:p text:style-name="P19">As homes peirt keus est li sires</text:p>
          </table:table-cell>
          <table:table-cell table:style-name="Table1.C120" office:value-type="string">
            <text:p text:style-name="P212">E] Lors dist delfis quel est… <text:s/>W] ...<text:span text:style-name="T144">quel ly sire <text:s/></text:span><text:span text:style-name="T91">K] ...</text:span><text:span text:style-name="T98">part quil est sire</text:span></text:p>
          </table:table-cell>
        </table:table-row>
        <table:table-row table:style-name="Table1.134">
          <table:table-cell table:style-name="Table1.A2" office:value-type="string">
            <text:p text:style-name="P19">5186</text:p>
          </table:table-cell>
          <table:table-cell table:style-name="Table1.A2" office:value-type="string">
            <text:p text:style-name="P19">Ne vos puis pas sa bonté dire</text:p>
          </table:table-cell>
          <table:table-cell table:style-name="Table1.C120" office:value-type="string">
            <text:p text:style-name="P191">D<text:span text:style-name="T135">E</text:span>] ...ses bontez… <text:s text:c="3"/><text:span text:style-name="T154">G] ...ve puis sa… <text:s text:c="2"/></text:span>W] <text:span text:style-name="T144">Je ne veulx puis ses bontez...</text:span></text:p>
          </table:table-cell>
        </table:table-row>
        <table:table-row table:style-name="Table1.134">
          <table:table-cell table:style-name="Table1.A2" office:value-type="string">
            <text:p text:style-name="P19">5187</text:p>
          </table:table-cell>
          <table:table-cell table:style-name="Table1.A2" office:value-type="string">
            <text:p text:style-name="P19">Delfis respont Quacopedie</text:p>
          </table:table-cell>
          <table:table-cell table:style-name="Table1.C120" office:value-type="string">
            <text:p text:style-name="P35"/>
          </table:table-cell>
        </table:table-row>
        <table:table-row table:style-name="Table1.134">
          <table:table-cell table:style-name="Table1.A2" office:value-type="string">
            <text:p text:style-name="P19">5188</text:p>
          </table:table-cell>
          <table:table-cell table:style-name="Table1.A2" office:value-type="string">
            <text:p text:style-name="P19">Por ce ne le vos di ge mie</text:p>
          </table:table-cell>
          <table:table-cell table:style-name="Table1.C120" office:value-type="string">
            <text:p text:style-name="P230">H2] ...<text:span text:style-name="T163">ne vous respon ie mie <text:s text:c="2"/>T] ...ne le uos die mie</text:span></text:p>
          </table:table-cell>
        </table:table-row>
        <table:table-row table:style-name="Table1.134">
          <table:table-cell table:style-name="Table1.A2" office:value-type="string">
            <text:p text:style-name="P19">5189</text:p>
          </table:table-cell>
          <table:table-cell table:style-name="Table1.A2" office:value-type="string">
            <text:p text:style-name="P19">Que se devient prodons puet estre</text:p>
          </table:table-cell>
          <table:table-cell table:style-name="Table1.C120" office:value-type="string">
            <text:p text:style-name="P212">D<text:span text:style-name="T163">H2</text:span>] Que preudons <text:span text:style-name="T163">(H2 preudom)</text:span> puet il espoir <text:span text:style-name="T163">(H2 mlt bien)</text:span> estre <text:s/><text:span text:style-name="T154">G] ...se diex uealt… <text:s/></text:span>W] <text:span text:style-name="T144">Que ce il [-veult] vient perdon [-doit] peut estre <text:s/>M] Que a preudomme poez estre <text:s/></text:span><text:span text:style-name="T91">K] </text:span><text:span text:style-name="T98">Qe se denient...</text:span></text:p>
          </table:table-cell>
        </table:table-row>
        <text:soft-page-break/>
        <table:table-row table:style-name="Table1.134">
          <table:table-cell table:style-name="Table1.A2" office:value-type="string">
            <text:p text:style-name="P19">5190</text:p>
          </table:table-cell>
          <table:table-cell table:style-name="Table1.A2" office:value-type="string">
            <text:p text:style-name="P19">Mai je ne sai ancor son estre</text:p>
          </table:table-cell>
          <table:table-cell table:style-name="Table1.C120" office:value-type="string">
            <text:p text:style-name="P38"/>
          </table:table-cell>
        </table:table-row>
        <table:table-row table:style-name="Table1.134">
          <table:table-cell table:style-name="Table1.A2" office:value-type="string">
            <text:p text:style-name="P19">5191</text:p>
          </table:table-cell>
          <table:table-cell table:style-name="Table1.A2" office:value-type="string">
            <text:p text:style-name="P19">Et de seu ai <text:span text:style-name="T11">g</text:span>e aiques droit</text:p>
          </table:table-cell>
          <table:table-cell table:style-name="Table1.C120" office:value-type="string">
            <text:p text:style-name="P178">D] Que de ce ai...</text:p>
          </table:table-cell>
        </table:table-row>
        <table:table-row table:style-name="Table1.134">
          <table:table-cell table:style-name="Table1.A2" office:value-type="string">
            <text:p text:style-name="P19">5192</text:p>
          </table:table-cell>
          <table:table-cell table:style-name="Table1.A2" office:value-type="string">
            <text:p text:style-name="P19">Se povres et perdus estoit</text:p>
          </table:table-cell>
          <table:table-cell table:style-name="Table1.C120" office:value-type="string">
            <text:p text:style-name="P213"><text:span text:style-name="T163">H2L</text:span>W] Ce <text:span text:style-name="T163">(H2L Se)</text:span> perdus et poure… <text:s/><text:span text:style-name="T170">I] Se il poures perdus… <text:s/></text:span><text:span text:style-name="T91">K] </text:span><text:span text:style-name="T99">Si paubres perduz...</text:span></text:p>
          </table:table-cell>
        </table:table-row>
        <table:table-row table:style-name="Table1.134">
          <table:table-cell table:style-name="Table1.A2" office:value-type="string">
            <text:p text:style-name="P19">5193</text:p>
          </table:table-cell>
          <table:table-cell table:style-name="Table1.A2" office:value-type="string">
            <text:p text:style-name="P19">Tout seu que ju ai por lui pris</text:p>
          </table:table-cell>
          <table:table-cell table:style-name="Table1.C120" office:value-type="string">
            <text:p text:style-name="P188">E] ...mis</text:p>
          </table:table-cell>
        </table:table-row>
        <table:table-row table:style-name="Table1.134">
          <table:table-cell table:style-name="Table1.A2" office:value-type="string">
            <text:p text:style-name="P19">5194</text:p>
          </table:table-cell>
          <table:table-cell table:style-name="Table1.A2" office:value-type="string">
            <text:p text:style-name="P19">Avroie <text:span text:style-name="T11">(H Avroit)</text:span> perdu ce m’est vis</text:p>
          </table:table-cell>
          <table:table-cell table:style-name="Table1.C120" office:value-type="string">
            <text:p text:style-name="P42"/>
          </table:table-cell>
        </table:table-row>
        <table:table-row table:style-name="Table1.134">
          <table:table-cell table:style-name="Table1.A2" office:value-type="string">
            <text:p text:style-name="P19">5195</text:p>
          </table:table-cell>
          <table:table-cell table:style-name="Table1.A2" office:value-type="string">
            <text:p text:style-name="P19">Selonc son nom prist compaignon</text:p>
          </table:table-cell>
          <table:table-cell table:style-name="Table1.C120" office:value-type="string">
            <text:p text:style-name="P73">A<text:span text:style-name="T125">DEGH2IKLTW</text:span>] ...<text:span text:style-name="T56">les nons (DEGH2ITW le non, K li nom)… <text:s/>B] Quant or a pris a...</text:span></text:p>
          </table:table-cell>
        </table:table-row>
        <table:table-row table:style-name="Table1.134">
          <table:table-cell table:style-name="Table1.A2" office:value-type="string">
            <text:p text:style-name="P19">5196</text:p>
          </table:table-cell>
          <table:table-cell table:style-name="Table1.A2" office:value-type="string">
            <text:p text:style-name="P19">De povreté mavaix garson</text:p>
          </table:table-cell>
          <table:table-cell table:style-name="Table1.C120" office:value-type="string">
            <text:p text:style-name="P143">B<text:span text:style-name="T188">K</text:span>] <text:span text:style-name="T116">Poures (K Paubres) perdus maluais garcon <text:s/>E] De poure et de mauuais...</text:span></text:p>
          </table:table-cell>
        </table:table-row>
        <table:table-row table:style-name="Table1.134">
          <table:table-cell table:style-name="Table1.A2" office:value-type="string">
            <text:p text:style-name="P19">5197</text:p>
          </table:table-cell>
          <table:table-cell table:style-name="Table1.A2" office:value-type="string">
            <text:p text:style-name="P19">Quacopedie li respont</text:p>
          </table:table-cell>
          <table:table-cell table:style-name="Table1.C120" office:value-type="string">
            <text:p text:style-name="P53"/>
          </table:table-cell>
        </table:table-row>
        <table:table-row table:style-name="Table1.134">
          <table:table-cell table:style-name="Table1.A2" office:value-type="string">
            <text:p text:style-name="P19">5198</text:p>
          </table:table-cell>
          <table:table-cell table:style-name="Table1.A2" office:value-type="string">
            <text:p text:style-name="P19">Sire maintes povretez sont</text:p>
          </table:table-cell>
          <table:table-cell table:style-name="Table1.C120" office:value-type="string">
            <text:p text:style-name="P249">L] ...poures...</text:p>
          </table:table-cell>
        </table:table-row>
        <table:table-row table:style-name="Table1.134">
          <table:table-cell table:style-name="Table1.A2" office:value-type="string">
            <text:p text:style-name="P19">5199</text:p>
          </table:table-cell>
          <table:table-cell table:style-name="Table1.A2" office:value-type="string">
            <text:p text:style-name="P19">De coi on puet assez guerir</text:p>
          </table:table-cell>
          <table:table-cell table:style-name="Table1.C120" office:value-type="string">
            <text:p text:style-name="P221">G] De quen… <text:s/><text:span text:style-name="T161">H2] ...mlt bien garir</text:span></text:p>
          </table:table-cell>
        </table:table-row>
        <table:table-row table:style-name="Table1.134">
          <table:table-cell table:style-name="Table1.A2" office:value-type="string">
            <text:p text:style-name="P19">5200</text:p>
          </table:table-cell>
          <table:table-cell table:style-name="Table1.A2" office:value-type="string">
            <text:p text:style-name="P19">N’est pas perdus que doit venir</text:p>
          </table:table-cell>
          <table:table-cell table:style-name="Table1.C120" office:value-type="string">
            <text:p text:style-name="P166">B] ...quil… <text:s/><text:span text:style-name="T57">K] </text:span><text:span text:style-name="T100">Nest parduz qui...</text:span></text:p>
          </table:table-cell>
        </table:table-row>
        <table:table-row table:style-name="Table1.134">
          <table:table-cell table:style-name="Table1.A2" office:value-type="string">
            <text:p text:style-name="P19">5201</text:p>
          </table:table-cell>
          <table:table-cell table:style-name="Table1.A2" office:value-type="string">
            <text:p text:style-name="P19">Sire ne creez a nul fuer</text:p>
          </table:table-cell>
          <table:table-cell table:style-name="Table1.C120" office:value-type="string">
            <text:p text:style-name="P28"/>
          </table:table-cell>
        </table:table-row>
        <table:table-row table:style-name="Table1.134">
          <table:table-cell table:style-name="Table1.A2" office:value-type="string">
            <text:p text:style-name="P19">5202</text:p>
          </table:table-cell>
          <table:table-cell table:style-name="Table1.A2" office:value-type="string">
            <text:p text:style-name="P19">Que nus hons qui a riche cuer</text:p>
          </table:table-cell>
          <table:table-cell table:style-name="Table1.C120" office:value-type="string">
            <text:p text:style-name="P45"/>
          </table:table-cell>
        </table:table-row>
        <table:table-row table:style-name="Table1.134">
          <table:table-cell table:style-name="Table1.A2" office:value-type="string">
            <text:p text:style-name="P19">5203</text:p>
          </table:table-cell>
          <table:table-cell table:style-name="Table1.A2" office:value-type="string">
            <text:p text:style-name="P19">C’il torne a anui n’a povresce</text:p>
          </table:table-cell>
          <table:table-cell table:style-name="Table1.C120" office:value-type="string">
            <text:p text:style-name="P127">A<text:span text:style-name="T154">GIKLWT</text:span>] Se <text:span text:style-name="T171">(I Si, T Sil, W Ce)</text:span> tout<text:span text:style-name="T154"> </text:span>a <text:span text:style-name="T171">(I ait)</text:span> enui o <text:span text:style-name="T154">(G ou, I ni, T ne, K tot ancoi e, W et)</text:span> destrece <text:s/><text:span text:style-name="T105">B] ...son cuer en tristesce <text:s/>DH2] Se trop na ennui (H2 anui) ou (H2 et)…(H2 detresse) <text:s/>E] Encore ait anui et destresce <text:s/>M] Si tourt aanui ou destresce</text:span></text:p>
          </table:table-cell>
        </table:table-row>
        <table:table-row table:style-name="Table1.134">
          <table:table-cell table:style-name="Table1.A2" office:value-type="string">
            <text:p text:style-name="P19">5204</text:p>
          </table:table-cell>
          <table:table-cell table:style-name="Table1.A2" office:value-type="string">
            <text:p text:style-name="P19">Ne puet remenoir en tristesce</text:p>
          </table:table-cell>
          <table:table-cell table:style-name="Table1.C120" office:value-type="string">
            <text:p text:style-name="P124"><text:span text:style-name="Strong_20_Emphasis"><text:span text:style-name="T58">A</text:span></text:span><text:span text:style-name="Strong_20_Emphasis"><text:span text:style-name="T60">B</text:span></text:span><text:span text:style-name="Strong_20_Emphasis"><text:span text:style-name="T61">D</text:span></text:span><text:span text:style-name="Strong_20_Emphasis"><text:span text:style-name="T62">E</text:span></text:span><text:span text:style-name="Strong_20_Emphasis"><text:span text:style-name="T65">G</text:span></text:span><text:span text:style-name="Strong_20_Emphasis"><text:span text:style-name="T66">H2</text:span></text:span><text:span text:style-name="Strong_20_Emphasis"><text:span text:style-name="T67">I</text:span></text:span><text:span text:style-name="Strong_20_Emphasis"><text:span text:style-name="T71">K</text:span></text:span><text:span text:style-name="Strong_20_Emphasis"><text:span text:style-name="T68">L</text:span></text:span><text:span text:style-name="Strong_20_Emphasis"><text:span text:style-name="T69">M</text:span></text:span><text:span text:style-name="Strong_20_Emphasis"><text:span text:style-name="T70">T</text:span></text:span><text:span text:style-name="Strong_20_Emphasis"><text:span text:style-name="T58">] </text:span></text:span><text:span text:style-name="Strong_20_Emphasis"><text:span text:style-name="T59">Non </text:span></text:span><text:span text:style-name="Strong_20_Emphasis"><text:span text:style-name="T60">(B</text:span></text:span><text:span text:style-name="Strong_20_Emphasis"><text:span text:style-name="T61">D</text:span></text:span><text:span text:style-name="Strong_20_Emphasis"><text:span text:style-name="T62">E</text:span></text:span><text:span text:style-name="Strong_20_Emphasis"><text:span text:style-name="T65">G</text:span></text:span><text:span text:style-name="Strong_20_Emphasis"><text:span text:style-name="T66">H2</text:span></text:span><text:span text:style-name="Strong_20_Emphasis"><text:span text:style-name="T67">I</text:span></text:span><text:span text:style-name="Strong_20_Emphasis"><text:span text:style-name="T68">L</text:span></text:span><text:span text:style-name="Strong_20_Emphasis"><text:span text:style-name="T69">M</text:span></text:span><text:span text:style-name="Strong_20_Emphasis"><text:span text:style-name="T60"> Ne, </text:span></text:span><text:span text:style-name="Strong_20_Emphasis"><text:span text:style-name="T70">T No, </text:span></text:span><text:span text:style-name="Strong_20_Emphasis"><text:span text:style-name="T71">K Ni</text:span></text:span><text:span text:style-name="Strong_20_Emphasis"><text:span text:style-name="T60">)</text:span></text:span><text:span text:style-name="Strong_20_Emphasis"><text:span text:style-name="T59">...pourece </text:span></text:span><text:span text:style-name="Strong_20_Emphasis"><text:span text:style-name="T62">(E</text:span></text:span><text:span text:style-name="Strong_20_Emphasis"><text:span text:style-name="T65">G</text:span></text:span><text:span text:style-name="Strong_20_Emphasis"><text:span text:style-name="T62"> pouresce,</text:span></text:span><text:span text:style-name="Strong_20_Emphasis"><text:span text:style-name="T66">H2 pouresse, </text:span></text:span><text:span text:style-name="Strong_20_Emphasis"><text:span text:style-name="T69">M prouesce</text:span></text:span><text:span text:style-name="Strong_20_Emphasis"><text:span text:style-name="T62">) <text:s/></text:span></text:span><text:span text:style-name="Strong_20_Emphasis"><text:span text:style-name="T63">W] </text:span></text:span><text:span text:style-name="Strong_20_Emphasis"><text:span text:style-name="T64">Ne peut demorer en pouresse</text:span></text:span></text:p>
          </table:table-cell>
        </table:table-row>
        <table:table-row table:style-name="Table1.134">
          <table:table-cell table:style-name="Table1.A2" office:value-type="string">
            <text:p text:style-name="P19">5205</text:p>
          </table:table-cell>
          <table:table-cell table:style-name="Table1.A2" office:value-type="string">
            <text:p text:style-name="P19">Mai ses cuers petit en abaisse</text:p>
          </table:table-cell>
          <table:table-cell table:style-name="Table1.C120" office:value-type="string">
            <text:p text:style-name="P191"><text:span text:style-name="T154">G</text:span>W] ---</text:p>
            <text:p text:style-name="P129">A] ...<text:span text:style-name="T103">obeise <text:s/>BDH2IKLM] ...se (I si) ses (H2 li) cuers pent ou (K lo)… <text:s/>E] ...se ses cuers point ne sabaisse <text:s/>T] ...si ses cuers pert ou,,,</text:span></text:p>
          </table:table-cell>
        </table:table-row>
        <table:table-row table:style-name="Table1.134">
          <table:table-cell table:style-name="Table1.A2" office:value-type="string">
            <text:p text:style-name="P19">5206</text:p>
          </table:table-cell>
          <table:table-cell table:style-name="Table1.A2" office:value-type="string">
            <text:p text:style-name="P19">Biens le fuit <text:span text:style-name="T11">(F le fet, H le fait)</text:span> povreté ne laisse</text:p>
          </table:table-cell>
          <table:table-cell table:style-name="Table1.C120" office:value-type="string">
            <text:p text:style-name="P191"><text:span text:style-name="T154">G</text:span>W] ---</text:p>
            <text:p text:style-name="P127">A] ...<text:span text:style-name="T103">pourece uelleise <text:s/>DI] ...nel… <text:s/>E] Tost...et laisse <text:s/>H2] Bien fuit pourece ne le laisse <text:s/>M] ...fet...et aise</text:span></text:p>
          </table:table-cell>
        </table:table-row>
        <table:table-row table:style-name="Table1.340">
          <table:table-cell table:style-name="Table1.A2" office:value-type="string">
            <text:p text:style-name="P19">5207</text:p>
          </table:table-cell>
          <table:table-cell table:style-name="Table1.A2" office:value-type="string">
            <text:p text:style-name="P19">Qui de lui servir s’entremet</text:p>
          </table:table-cell>
          <table:table-cell table:style-name="Table1.C120" office:value-type="string">
            <text:p text:style-name="P54"/>
          </table:table-cell>
        </table:table-row>
        <table:table-row table:style-name="Table1.134">
          <table:table-cell table:style-name="Table1.A2" office:value-type="string">
            <text:p text:style-name="P19">5208</text:p>
          </table:table-cell>
          <table:table-cell table:style-name="Table1.A2" office:value-type="string">
            <text:p text:style-name="P19">Tot ait perdut seu qu’il i met</text:p>
          </table:table-cell>
          <table:table-cell table:style-name="Table1.C120" office:value-type="string">
            <text:p text:style-name="P130">A] ...<text:span text:style-name="T103">mest <text:s/>B] Bien...quant quil… <text:s/>DH2W] ...quanquil i (W quant qui ly) met <text:s/>E] Sa paine por noient i… <text:s/>G] Ne na… <text:s/></text:span><text:span text:style-name="T91">K] ..</text:span><text:span text:style-name="T101">ce que il met</text:span></text:p>
          </table:table-cell>
        </table:table-row>
        <text:soft-page-break/>
        <table:table-row table:style-name="Table1.134">
          <table:table-cell table:style-name="Table1.A2" office:value-type="string">
            <text:p text:style-name="P19">5209</text:p>
          </table:table-cell>
          <table:table-cell table:style-name="Table1.A2" office:value-type="string">
            <text:p text:style-name="P21">Mout fut prous et cortois Delfis</text:p>
          </table:table-cell>
          <table:table-cell table:style-name="Table1.C120" office:value-type="string">
            <text:p text:style-name="P152">B] ...<text:span text:style-name="T117">preus li hostes… <text:s/>H2] Preus fu et...dulphis</text:span></text:p>
          </table:table-cell>
        </table:table-row>
        <table:table-row table:style-name="Table1.134">
          <table:table-cell table:style-name="Table1.A2" office:value-type="string">
            <text:p text:style-name="P19">5210</text:p>
          </table:table-cell>
          <table:table-cell table:style-name="Table1.A2" office:value-type="string">
            <text:p text:style-name="P21">Quacopedie biaus amis</text:p>
          </table:table-cell>
          <table:table-cell table:style-name="Table1.C120" office:value-type="string">
            <text:p text:style-name="P45"/>
          </table:table-cell>
        </table:table-row>
        <table:table-row table:style-name="Table1.134">
          <table:table-cell table:style-name="Table1.A2" office:value-type="string">
            <text:p text:style-name="P20">521<text:span text:style-name="T12">1</text:span></text:p>
          </table:table-cell>
          <table:table-cell table:style-name="Table1.A2" office:value-type="string">
            <text:p text:style-name="P21">Sertes vos n’iestes pas vilains</text:p>
          </table:table-cell>
          <table:table-cell table:style-name="Table1.C120" office:value-type="string">
            <text:p text:style-name="P237">INV<text:span text:style-name="T73"> L] </text:span><text:span text:style-name="T57">De ure nom ne sui certains</text:span></text:p>
            <text:p text:style-name="P179">D] Certes [-mlt] uos...</text:p>
          </table:table-cell>
        </table:table-row>
        <table:table-row table:style-name="Table1.134">
          <table:table-cell table:style-name="Table1.A2" office:value-type="string">
            <text:p text:style-name="P20">521<text:span text:style-name="T12">2</text:span></text:p>
          </table:table-cell>
          <table:table-cell table:style-name="Table1.A2" office:value-type="string">
            <text:p text:style-name="P21">De vostre nom ne sui (HF bien sui) sertains</text:p>
          </table:table-cell>
          <table:table-cell table:style-name="Table1.C120" office:value-type="string">
            <text:p text:style-name="P237">INV <text:span text:style-name="T73">L] </text:span><text:span text:style-name="T57">Certes uos nestes pas uilains</text:span></text:p>
            <text:p text:style-name="P160">B] ...<text:span text:style-name="T117">ne sui pas… <text:s/>M] ...ien sui...</text:span></text:p>
          </table:table-cell>
        </table:table-row>
        <table:table-row table:style-name="Table1.134">
          <table:table-cell table:style-name="Table1.A2" office:value-type="string">
            <text:p text:style-name="P20">521<text:span text:style-name="T12">3</text:span></text:p>
          </table:table-cell>
          <table:table-cell table:style-name="Table1.A2" office:value-type="string">
            <text:p text:style-name="P21">Il ne peirt pas a la raison</text:p>
          </table:table-cell>
          <table:table-cell table:style-name="Table1.C120" office:value-type="string">
            <text:p text:style-name="P130">A] ...<text:span text:style-name="T104">ne pert a… <text:s/>B] ...pas a uo… <text:s/></text:span><text:span text:style-name="T91">K] ...</text:span><text:span text:style-name="T101">nest pas a...</text:span></text:p>
          </table:table-cell>
        </table:table-row>
        <table:table-row table:style-name="Table1.134">
          <table:table-cell table:style-name="Table1.A2" office:value-type="string">
            <text:p text:style-name="P20">521<text:span text:style-name="T12">4</text:span></text:p>
          </table:table-cell>
          <table:table-cell table:style-name="Table1.A2" office:value-type="string">
            <text:p text:style-name="P21">Qu’aiés nom de mavais garson</text:p>
          </table:table-cell>
          <table:table-cell table:style-name="Table1.C120" office:value-type="string">
            <text:p text:style-name="P241">M] ...<text:span text:style-name="T180">a non mauues...</text:span></text:p>
          </table:table-cell>
        </table:table-row>
        <table:table-row table:style-name="Table1.348">
          <table:table-cell table:style-name="Table1.A2" office:value-type="string">
            <text:p text:style-name="P20">521<text:span text:style-name="T12">5</text:span></text:p>
          </table:table-cell>
          <table:table-cell table:style-name="Table1.A2" office:value-type="string">
            <text:p text:style-name="P21">N’ait gaires que cist nons fut pris</text:p>
          </table:table-cell>
          <table:table-cell table:style-name="Table1.C120" office:value-type="string">
            <text:p text:style-name="P167"><text:span text:style-name="T117">INV </text:span>B] <text:span text:style-name="T117">Ou ci ou en </text:span><text:span text:style-name="T22">vre</text:span><text:span text:style-name="T117"> pays</text:span></text:p>
            <text:p text:style-name="P259">K] Nest...</text:p>
          </table:table-cell>
        </table:table-row>
        <table:table-row table:style-name="Table1.134">
          <table:table-cell table:style-name="Table1.A2" office:value-type="string">
            <text:p text:style-name="P20">521<text:span text:style-name="T12">6</text:span></text:p>
          </table:table-cell>
          <table:table-cell table:style-name="Table1.A2" office:value-type="string">
            <text:p text:style-name="P21">Ou sai ou en vostre pais</text:p>
          </table:table-cell>
          <table:table-cell table:style-name="Table1.C120" office:value-type="string">
            <text:p text:style-name="P242">INV B] Fu <text:span text:style-name="T14">vre </text:span>nons cangies et pris</text:p>
            <text:p text:style-name="P241">M] ...<text:span text:style-name="T180">en autre...</text:span></text:p>
          </table:table-cell>
        </table:table-row>
        <table:table-row table:style-name="Table1.134">
          <table:table-cell table:style-name="Table1.A2" office:value-type="string">
            <text:p text:style-name="P20">521<text:span text:style-name="T12">7</text:span></text:p>
          </table:table-cell>
          <table:table-cell table:style-name="Table1.A2" office:value-type="string">
            <text:p text:style-name="P21">Li nons ne puet celer le voir</text:p>
          </table:table-cell>
          <table:table-cell table:style-name="Table1.C120" office:value-type="string">
            <text:p text:style-name="P259">K] ...nom puet...</text:p>
          </table:table-cell>
        </table:table-row>
        <table:table-row table:style-name="Table1.134">
          <table:table-cell table:style-name="Table1.A2" office:value-type="string">
            <text:p text:style-name="P20">521<text:span text:style-name="T12">8</text:span></text:p>
          </table:table-cell>
          <table:table-cell table:style-name="Table1.A2" office:value-type="string">
            <text:p text:style-name="P21">Li parlers mostre le savoir</text:p>
          </table:table-cell>
          <table:table-cell table:style-name="Table1.C120" office:value-type="string">
            <text:p text:style-name="P50"/>
          </table:table-cell>
        </table:table-row>
        <table:table-row table:style-name="Table1.134">
          <table:table-cell table:style-name="Table1.A2" office:value-type="string">
            <text:p text:style-name="P20">521<text:span text:style-name="T12">9</text:span></text:p>
          </table:table-cell>
          <table:table-cell table:style-name="Table1.A2" office:value-type="string">
            <text:p text:style-name="P21">La parole le nom desment</text:p>
          </table:table-cell>
          <table:table-cell table:style-name="Table1.C120" office:value-type="string">
            <text:p text:style-name="P231">INV <text:span text:style-name="T161">H2] </text:span>Car vos parles si subtiment</text:p>
            <text:p text:style-name="P259">K] Li parler...</text:p>
          </table:table-cell>
        </table:table-row>
        <table:table-row table:style-name="Table1.134">
          <table:table-cell table:style-name="Table1.A2" office:value-type="string">
            <text:p text:style-name="P21">5220</text:p>
          </table:table-cell>
          <table:table-cell table:style-name="Table1.A2" office:value-type="string">
            <text:p text:style-name="P21">Car vos parlez si sutilment</text:p>
          </table:table-cell>
          <table:table-cell table:style-name="Table1.C120" office:value-type="string">
            <text:p text:style-name="P231">INV <text:span text:style-name="T161">H2] </text:span>La parole le non desment</text:p>
            <text:p text:style-name="P130">A<text:span text:style-name="T154">GIW</text:span>] ...tant…<text:span text:style-name="T104"> <text:s/></text:span><text:span text:style-name="T91">K] </text:span><text:span text:style-name="T101">Que uos...</text:span></text:p>
          </table:table-cell>
        </table:table-row>
        <table:table-row table:style-name="Table1.134">
          <table:table-cell table:style-name="Table1.A2" office:value-type="string">
            <text:p text:style-name="P21">5221</text:p>
          </table:table-cell>
          <table:table-cell table:style-name="Table1.A2" office:value-type="string">
            <text:p text:style-name="P21">Bien sai que atre nom avez</text:p>
          </table:table-cell>
          <table:table-cell table:style-name="Table1.C120" office:value-type="string">
            <text:p text:style-name="P23"/>
          </table:table-cell>
        </table:table-row>
        <table:table-row table:style-name="Table1.134">
          <table:table-cell table:style-name="Table1.A2" office:value-type="string">
            <text:p text:style-name="P21">5222</text:p>
          </table:table-cell>
          <table:table-cell table:style-name="Table1.A2" office:value-type="string">
            <text:p text:style-name="P21">Se por povreté le selez</text:p>
          </table:table-cell>
          <table:table-cell table:style-name="Table1.C120" office:value-type="string">
            <text:p text:style-name="P203">D] ...nel celez <text:s/>W] <text:span text:style-name="T144">Ce pourete… <text:s/>I] Se par...nol celes</text:span></text:p>
          </table:table-cell>
        </table:table-row>
        <table:table-row table:style-name="Table1.134">
          <table:table-cell table:style-name="Table1.A2" office:value-type="string">
            <text:p text:style-name="P21">5223</text:p>
          </table:table-cell>
          <table:table-cell table:style-name="Table1.A2" office:value-type="string">
            <text:p text:style-name="P21">Sir<text:span text:style-name="T144">e</text:span> por Deu dites le moi</text:p>
          </table:table-cell>
          <table:table-cell table:style-name="Table1.C120" office:value-type="string">
            <text:p text:style-name="P222">G] Sire por ce… <text:s text:c="2"/><text:span text:style-name="T73">L] </text:span><text:span text:style-name="T79">Sire </text:span><text:span text:style-name="T80">per</text:span><text:span text:style-name="T79"> dex dex dites...</text:span></text:p>
          </table:table-cell>
        </table:table-row>
        <table:table-row table:style-name="Table1.357">
          <table:table-cell table:style-name="Table1.A2" office:value-type="string">
            <text:p text:style-name="P21">5224</text:p>
          </table:table-cell>
          <table:table-cell table:style-name="Table1.A2" office:value-type="string">
            <text:p text:style-name="P21">Car je vos di en bone foi</text:p>
          </table:table-cell>
          <table:table-cell table:style-name="Table1.C120" office:value-type="string">
            <text:p text:style-name="P126">A] ...<text:span text:style-name="T104">di auon de foi <text:s/>B] Je le vous... <text:s text:c="3"/>D] Et… <text:s/>E] Que bien sachiez… <text:s/>GKLMTW] ...enom (L enon, MT en non, KW en nom) de foi <text:s/>H2] Je vouz en pri… <text:s/>I] ...in undefoi</text:span></text:p>
          </table:table-cell>
        </table:table-row>
        <table:table-row table:style-name="Table1.340">
          <table:table-cell table:style-name="Table1.A2" office:value-type="string">
            <text:p text:style-name="P21">5225</text:p>
          </table:table-cell>
          <table:table-cell table:style-name="Table1.A2" office:value-type="string">
            <text:p text:style-name="P21">Que jai nen i avrez damaige</text:p>
          </table:table-cell>
          <table:table-cell table:style-name="Table1.C120" office:value-type="string">
            <text:p text:style-name="P130">A<text:span text:style-name="T154">G</text:span>] ...<text:span text:style-name="T104">non aurez (G nen aurois)… <text:s/>B] ...ni auerez… <text:s/>E] Que vous ia ni… <text:s/>W] ...ja vous nen arez… <text:s/>H2] Ne ia ni ares nul… <text:s/>M] Ja ni aurez nul… <text:s/></text:span><text:span text:style-name="T91">K] ...</text:span><text:span text:style-name="T101">ni iaurez...</text:span></text:p>
          </table:table-cell>
        </table:table-row>
        <table:table-row table:style-name="Table1.134">
          <table:table-cell table:style-name="Table1.A2" office:value-type="string">
            <text:p text:style-name="P21">5226</text:p>
          </table:table-cell>
          <table:table-cell table:style-name="Table1.A2" office:value-type="string">
            <text:p text:style-name="P21">Se me dites vostre coraige</text:p>
          </table:table-cell>
          <table:table-cell table:style-name="Table1.C120" office:value-type="string">
            <text:p text:style-name="P172">B<text:span text:style-name="T164">H2</text:span>] Se vous me dites… <text:s/><text:span text:style-name="T119">E] ...lignage <text:s/>M] ...dommage</text:span></text:p>
          </table:table-cell>
        </table:table-row>
        <text:soft-page-break/>
        <table:table-row table:style-name="Table1.134">
          <table:table-cell table:style-name="Table1.A2" office:value-type="string">
            <text:p text:style-name="P21">5227</text:p>
          </table:table-cell>
          <table:table-cell table:style-name="Table1.A2" office:value-type="string">
            <text:p text:style-name="P21">Se vos avez povre signor</text:p>
          </table:table-cell>
          <table:table-cell table:style-name="Table1.C120" office:value-type="string">
            <text:p text:style-name="P46"/>
          </table:table-cell>
        </table:table-row>
        <table:table-row table:style-name="Table1.134">
          <table:table-cell table:style-name="Table1.A2" office:value-type="string">
            <text:p text:style-name="P21">5228</text:p>
          </table:table-cell>
          <table:table-cell table:style-name="Table1.A2" office:value-type="string">
            <text:p text:style-name="P55">Ostel avrez a grant honor</text:p>
          </table:table-cell>
          <table:table-cell table:style-name="Table1.C120" office:value-type="string">
            <text:p text:style-name="P121">A<text:span text:style-name="T126">DEH2ILW</text:span>] ...aura…<text:span text:style-name="T104"> <text:s/></text:span></text:p>
          </table:table-cell>
        </table:table-row>
        <table:table-row table:style-name="Table1.134">
          <table:table-cell table:style-name="Table1.A2" office:value-type="string">
            <text:p text:style-name="P21">5229</text:p>
          </table:table-cell>
          <table:table-cell table:style-name="Table1.A2" office:value-type="string">
            <text:p text:style-name="P21">Et se il nen ait que despandre</text:p>
          </table:table-cell>
          <table:table-cell table:style-name="Table1.C120" office:value-type="string">
            <text:p text:style-name="P171">B<text:span text:style-name="T180">MW</text:span>] ...na riens a <text:span text:style-name="T180">(MW que)</text:span>… <text:span text:style-name="T119">D] ...na prou a… <text:s/>E] ...il nauoit… <text:s/>H2] Et se il a pou a...</text:span></text:p>
          </table:table-cell>
        </table:table-row>
        <table:table-row table:style-name="Table1.134">
          <table:table-cell table:style-name="Table1.A2" office:value-type="string">
            <text:p text:style-name="P21">5230</text:p>
          </table:table-cell>
          <table:table-cell table:style-name="Table1.A2" office:value-type="string">
            <text:p text:style-name="P21">Tant li vodrai livrer et randre</text:p>
          </table:table-cell>
          <table:table-cell table:style-name="Table1.C120" office:value-type="string">
            <text:p text:style-name="P127">A<text:span text:style-name="T189">K</text:span>] ...<text:span text:style-name="T104">doner et prendre <text:s/>DGILTW] ...prendre (LT prandre) <text:s/>E] ...ferai prester et tendre <text:s/>M] Tout li vouldre...</text:span></text:p>
          </table:table-cell>
        </table:table-row>
        <table:table-row table:style-name="Table1.134">
          <table:table-cell table:style-name="Table1.A2" office:value-type="string">
            <text:p text:style-name="P21">5231</text:p>
          </table:table-cell>
          <table:table-cell table:style-name="Table1.A2" office:value-type="string">
            <text:p text:style-name="P21">Qu’il porait mout doner et metre</text:p>
          </table:table-cell>
          <table:table-cell table:style-name="Table1.C120" office:value-type="string">
            <text:p text:style-name="P170">B] Que <text:span text:style-name="T14">mlt</text:span> porra donner… <text:s/><text:span text:style-name="T119">E] ...liurer… <text:s/>W] Qui pourra...</text:span></text:p>
          </table:table-cell>
        </table:table-row>
        <table:table-row table:style-name="Table1.199">
          <table:table-cell table:style-name="Table1.A2" office:value-type="string">
            <text:p text:style-name="P21">5232</text:p>
          </table:table-cell>
          <table:table-cell table:style-name="Table1.A2" office:value-type="string">
            <text:p text:style-name="P21">Se d’armes se seit entremetre</text:p>
          </table:table-cell>
          <table:table-cell table:style-name="Table1.C120" office:value-type="string">
            <text:p text:style-name="P191">D<text:span text:style-name="T164">H2M</text:span>] ...se vuet <text:span text:style-name="T164">(H2M veult)</text:span>… <text:s text:c="2"/>W] ...<text:span text:style-name="T144">ce fayt...</text:span></text:p>
          </table:table-cell>
        </table:table-row>
        <table:table-row table:style-name="Table1.134">
          <table:table-cell table:style-name="Table1.A2" office:value-type="string">
            <text:p text:style-name="P21">5233</text:p>
          </table:table-cell>
          <table:table-cell table:style-name="Table1.A2" office:value-type="string">
            <text:p text:style-name="P21">Ou il me serait tot rendu</text:p>
          </table:table-cell>
          <table:table-cell table:style-name="Table1.C120" office:value-type="string">
            <text:p text:style-name="P169">B] ---</text:p>
            <text:p text:style-name="P228">H2] ...<text:span text:style-name="T164">sera tost...</text:span></text:p>
          </table:table-cell>
        </table:table-row>
        <table:table-row table:style-name="Table1.134">
          <table:table-cell table:style-name="Table1.A2" office:value-type="string">
            <text:p text:style-name="P21">5234</text:p>
          </table:table-cell>
          <table:table-cell table:style-name="Table1.A2" office:value-type="string">
            <text:p text:style-name="P21">Ou ju avrai trestot perdu</text:p>
          </table:table-cell>
          <table:table-cell table:style-name="Table1.C120" office:value-type="string">
            <text:p text:style-name="P169">B] ---</text:p>
            <text:p text:style-name="P121">A<text:span text:style-name="T126">DEH2IKLMTW</text:span>] ...<text:span text:style-name="T104">aurai (M aure) le tout (DIKLT tot)… <text:s/>G] ...dou tot...</text:span></text:p>
          </table:table-cell>
        </table:table-row>
        <table:table-row table:style-name="Table1.134">
          <table:table-cell table:style-name="Table1.A2" office:value-type="string">
            <text:p text:style-name="P21">5235</text:p>
          </table:table-cell>
          <table:table-cell table:style-name="Table1.A2" office:value-type="string">
            <text:p text:style-name="P21">Quacopedie il dist Sire</text:p>
          </table:table-cell>
          <table:table-cell table:style-name="Table1.C120" office:value-type="string">
            <text:p text:style-name="P128">A<text:span text:style-name="T136">EI</text:span>] ...<text:span text:style-name="T104">li dit (EI dist)… <text:s/>M] ...respont...</text:span></text:p>
          </table:table-cell>
        </table:table-row>
        <table:table-row table:style-name="Table1.134">
          <table:table-cell table:style-name="Table1.A2" office:value-type="string">
            <text:p text:style-name="P21">5236</text:p>
          </table:table-cell>
          <table:table-cell table:style-name="Table1.A2" office:value-type="string">
            <text:p text:style-name="P21">Seu que ne sai ne vos puis dire</text:p>
          </table:table-cell>
          <table:table-cell table:style-name="Table1.C120" office:value-type="string">
            <text:p text:style-name="P200">D] ...ie ne sai ne puis… <text:s/><text:span text:style-name="T161">H2] ...sai ie ne puis...</text:span></text:p>
          </table:table-cell>
        </table:table-row>
        <table:table-row table:style-name="Table1.134">
          <table:table-cell table:style-name="Table1.A2" office:value-type="string">
            <text:p text:style-name="P21">5237</text:p>
          </table:table-cell>
          <table:table-cell table:style-name="Table1.A2" office:value-type="string">
            <text:p text:style-name="P21">Ne puis dire seu que ne sai</text:p>
          </table:table-cell>
          <table:table-cell table:style-name="Table1.C120" office:value-type="string">
            <text:p text:style-name="P232">INV <text:span text:style-name="T161">H2] </text:span>Messages sui et di vos ai</text:p>
          </table:table-cell>
        </table:table-row>
        <table:table-row table:style-name="Table1.134">
          <table:table-cell table:style-name="Table1.A2" office:value-type="string">
            <text:p text:style-name="P21">5238</text:p>
          </table:table-cell>
          <table:table-cell table:style-name="Table1.A2" office:value-type="string">
            <text:p text:style-name="P21">Messaiges sui et dit vos ai</text:p>
          </table:table-cell>
          <table:table-cell table:style-name="Table1.C120" office:value-type="string">
            <text:p text:style-name="P236">I] ---</text:p>
            <text:p text:style-name="P232">INV <text:span text:style-name="T161">H2] </text:span>Ne puis dire ce que ne sai</text:p>
            <text:p text:style-name="P130">A<text:span text:style-name="T155">GMW</text:span>] <text:span text:style-name="T104">Mes (W Mais) messages (G mesages, M messagiers, W message) sui (W suys) dit non (GM uos, W vous) sai (GW ay) <text:s/>B] Mon message conte vous ai <text:s/></text:span><text:span text:style-name="T73">L] </text:span><text:span text:style-name="T79">Mes messages sui dist ei </text:span><text:span text:style-name="T91">K] </text:span><text:span text:style-name="T101">Mes me mesages dit uos ai</text:span></text:p>
          </table:table-cell>
        </table:table-row>
        <table:table-row table:style-name="Table1.134">
          <table:table-cell table:style-name="Table1.A2" office:value-type="string">
            <text:p text:style-name="P21">5239</text:p>
          </table:table-cell>
          <table:table-cell table:style-name="Table1.A2" office:value-type="string">
            <text:p text:style-name="P21">Tot iseu que m’ait <text:span text:style-name="T13">co</text:span>mandé</text:p>
          </table:table-cell>
          <table:table-cell table:style-name="Table1.C120" office:value-type="string">
            <text:p text:style-name="P130">A<text:span text:style-name="T118">BILMTW</text:span>] ..<text:span text:style-name="T104">que (BW que il) uos (MW vous) a (L i a) mande (M ci mande, W mende) <text:s/>EH2] Trestout ce que (H2 quil)… <text:s/>G] Tresot ice uos a mande <text:s/></text:span><text:span text:style-name="T91">K] </text:span><text:span text:style-name="T101">Tres tot ici uos ai nome</text:span></text:p>
          </table:table-cell>
        </table:table-row>
        <table:table-row table:style-name="Table1.134">
          <table:table-cell table:style-name="Table1.A2" office:value-type="string">
            <text:p text:style-name="P21">5240</text:p>
          </table:table-cell>
          <table:table-cell table:style-name="Table1.A2" office:value-type="string">
            <text:p text:style-name="P21">Mes sires et qu’il ait mandé</text:p>
          </table:table-cell>
          <table:table-cell table:style-name="Table1.C120" office:value-type="string">
            <text:p text:style-name="P130">A<text:span text:style-name="T155">GILMt</text:span>] ...<text:span text:style-name="T104">quil (G quel, I e quil, M que, T qui) ma comande <text:s/>B] Et de lui me fu commande <text:s/>DH2] ...sires qui </text:span><text:span text:style-name="T29">mlt</text:span><text:span text:style-name="T104"> (H2 tant) a bonte <text:s/>E] ...et a vous mande <text:s/>W] Jay fait ce quil ma commende <text:s/></text:span><text:span text:style-name="T91">K] </text:span><text:span text:style-name="T101">Ce qe me sire ha comande</text:span></text:p>
          </table:table-cell>
        </table:table-row>
        <table:table-row table:style-name="Table1.134">
          <table:table-cell table:style-name="Table1.A2" office:value-type="string">
            <text:p text:style-name="P21">5241</text:p>
          </table:table-cell>
          <table:table-cell table:style-name="Table1.A2" office:value-type="string">
            <text:p text:style-name="P21">Quant Delfis vit Quacopedie</text:p>
          </table:table-cell>
          <table:table-cell table:style-name="Table1.C120" office:value-type="string">
            <text:p text:style-name="P123">A] <text:span text:style-name="T104">Quant un delfis… <text:s/>B] Delfins voit que… <text:s/>G] Delfis quant uoit...</text:span></text:p>
          </table:table-cell>
        </table:table-row>
        <table:table-row table:style-name="Table1.134">
          <table:table-cell table:style-name="Table1.A2" office:value-type="string">
            <text:p text:style-name="P21">5242</text:p>
          </table:table-cell>
          <table:table-cell table:style-name="Table1.A2" office:value-type="string">
            <text:p text:style-name="P21">De son estre ne dira mie</text:p>
          </table:table-cell>
          <table:table-cell table:style-name="Table1.C120" office:value-type="string">
            <text:p text:style-name="P130">A<text:span text:style-name="T126">DLW</text:span>] <text:span text:style-name="T104">Que...non (DW ne)… <text:s/>G] Que son estre ne uealt dir… <text:s/>IM] Sun (M Son)...ne li… <text:s/></text:span><text:span text:style-name="T91">K] </text:span><text:span text:style-name="T101">Qui...ne li...</text:span></text:p>
          </table:table-cell>
        </table:table-row>
        <text:soft-page-break/>
        <table:table-row table:style-name="Table1.134">
          <table:table-cell table:style-name="Table1.A2" office:value-type="string">
            <text:p text:style-name="P21">5243</text:p>
          </table:table-cell>
          <table:table-cell table:style-name="Table1.A2" office:value-type="string">
            <text:p text:style-name="P21">Si le laissa del tot em paix</text:p>
          </table:table-cell>
          <table:table-cell table:style-name="Table1.C120" office:value-type="string">
            <text:p text:style-name="P180">D] ...len laisse… <text:s/>E] ...<text:span text:style-name="T137">trestout en...</text:span></text:p>
          </table:table-cell>
        </table:table-row>
        <table:table-row table:style-name="Table1.134">
          <table:table-cell table:style-name="Table1.A2" office:value-type="string">
            <text:p text:style-name="P21">5244</text:p>
          </table:table-cell>
          <table:table-cell table:style-name="Table1.A2" office:value-type="string">
            <text:p text:style-name="P21">Sire fet il des anuit mais</text:p>
          </table:table-cell>
          <table:table-cell table:style-name="Table1.C120" office:value-type="string">
            <text:p text:style-name="P125">A<text:span text:style-name="T118">BDEIKLMTW</text:span>] ...<text:span text:style-name="T104">fet (DIKLTW fait, E dist, M dit) delfins (DEKMT delfis, I dalfins) anuit (DM ennuit, I enuit)… <text:s/>G] ...il a nuit mais <text:s/>H2] ...fait dulphis enhuimais</text:span></text:p>
          </table:table-cell>
        </table:table-row>
        <table:table-row table:style-name="Table1.134">
          <table:table-cell table:style-name="Table1.A2" office:value-type="string">
            <text:p text:style-name="P21">5245</text:p>
          </table:table-cell>
          <table:table-cell table:style-name="Table1.A2" office:value-type="string">
            <text:p text:style-name="P21">Laissons ester le parlement</text:p>
          </table:table-cell>
          <table:table-cell table:style-name="Table1.C120" office:value-type="string">
            <text:p text:style-name="P124">A] <text:span text:style-name="T104">Laissez… <text:s/>W] Lairons...</text:span></text:p>
          </table:table-cell>
        </table:table-row>
        <table:table-row table:style-name="Table1.134">
          <table:table-cell table:style-name="Table1.A2" office:value-type="string">
            <text:p text:style-name="P21">5246</text:p>
          </table:table-cell>
          <table:table-cell table:style-name="Table1.A2" office:value-type="string">
            <text:p text:style-name="P21">Mout avrez boen ostel et gen<text:span text:style-name="T126">t</text:span></text:p>
          </table:table-cell>
          <table:table-cell table:style-name="Table1.C120" office:value-type="string">
            <text:p text:style-name="P214">D] Nos arons… <text:s/>E] ...<text:span text:style-name="T137">ostel bel… <text:s/>H2</text:span>W] <text:span text:style-name="T144">Moult aront (W arons)… <text:s/>M] ...auon… <text:s/></text:span><text:span text:style-name="T91">K] </text:span><text:span text:style-name="T101">Lostel auroiz e buen e gent</text:span></text:p>
          </table:table-cell>
        </table:table-row>
        <table:table-row table:style-name="Table1.134">
          <table:table-cell table:style-name="Table1.A2" office:value-type="string">
            <text:p text:style-name="P21">5247</text:p>
          </table:table-cell>
          <table:table-cell table:style-name="Table1.A2" office:value-type="string">
            <text:p text:style-name="P21">Toz iestes lais de chevachier</text:p>
          </table:table-cell>
          <table:table-cell table:style-name="Table1.C120" office:value-type="string">
            <text:p text:style-name="P26"/>
          </table:table-cell>
        </table:table-row>
        <table:table-row table:style-name="Table1.134">
          <table:table-cell table:style-name="Table1.A2" office:value-type="string">
            <text:p text:style-name="P21">5248</text:p>
          </table:table-cell>
          <table:table-cell table:style-name="Table1.A2" office:value-type="string">
            <text:p text:style-name="P21">Lavez vos mains alons maingier</text:p>
          </table:table-cell>
          <table:table-cell table:style-name="Table1.C120" office:value-type="string">
            <text:p text:style-name="P125">A<text:span text:style-name="T183">T</text:span>] ...<text:span text:style-name="T104">les mains alez… <text:s/>EILMW] ...les (I le)… <text:s/>GK] ...les mains salonz (K alons)… <text:s/>H2] ...salons...</text:span></text:p>
          </table:table-cell>
        </table:table-row>
        <table:table-row table:style-name="Table1.134">
          <table:table-cell table:style-name="Table1.A2" office:value-type="string">
            <text:p text:style-name="P21">5249</text:p>
          </table:table-cell>
          <table:table-cell table:style-name="Table1.A2" office:value-type="string">
            <text:p text:style-name="P21">Delfis le fist mout bien servir</text:p>
          </table:table-cell>
          <table:table-cell table:style-name="Table1.C120" office:value-type="string">
            <text:p text:style-name="P180">E] Mlt le fist bien delfis...</text:p>
          </table:table-cell>
        </table:table-row>
        <table:table-row table:style-name="Table1.134">
          <table:table-cell table:style-name="Table1.A2" office:value-type="string">
            <text:p text:style-name="P21">5250</text:p>
          </table:table-cell>
          <table:table-cell table:style-name="Table1.A2" office:value-type="string">
            <text:p text:style-name="P21">Quant ont maingié si vont dormir</text:p>
          </table:table-cell>
          <table:table-cell table:style-name="Table1.C120" office:value-type="string">
            <text:p text:style-name="P122">A<text:span text:style-name="T118">BEGIKLMW</text:span>] ...<text:span text:style-name="T172">(I unt) gesir</text:span></text:p>
          </table:table-cell>
        </table:table-row>
        <table:table-row table:style-name="Table1.134">
          <table:table-cell table:style-name="Table1.A2" office:value-type="string">
            <text:p text:style-name="P21">5251</text:p>
          </table:table-cell>
          <table:table-cell table:style-name="Table1.A2" office:value-type="string">
            <text:p text:style-name="P21">Li ostes fit apparillier</text:p>
          </table:table-cell>
          <table:table-cell table:style-name="Table1.C120" office:value-type="string">
            <text:p text:style-name="P43"/>
          </table:table-cell>
        </table:table-row>
        <table:table-row table:style-name="Table1.134">
          <table:table-cell table:style-name="Table1.A2" office:value-type="string">
            <text:p text:style-name="P21">5252</text:p>
          </table:table-cell>
          <table:table-cell table:style-name="Table1.A2" office:value-type="string">
            <text:p text:style-name="P21">Le palefroi et herbergier</text:p>
          </table:table-cell>
          <table:table-cell table:style-name="Table1.C120" office:value-type="string">
            <text:p text:style-name="P22"/>
          </table:table-cell>
        </table:table-row>
        <table:table-row table:style-name="Table1.134">
          <table:table-cell table:style-name="Table1.A2" office:value-type="string">
            <text:p text:style-name="P21">5253</text:p>
          </table:table-cell>
          <table:table-cell table:style-name="Table1.A2" office:value-type="string">
            <text:p text:style-name="P21">Tote nuit se sont reposé</text:p>
          </table:table-cell>
          <table:table-cell table:style-name="Table1.C120" office:value-type="string">
            <text:p text:style-name="P39"/>
          </table:table-cell>
        </table:table-row>
        <table:table-row table:style-name="Table1.134">
          <table:table-cell table:style-name="Table1.A2" office:value-type="string">
            <text:p text:style-name="P21">5254</text:p>
          </table:table-cell>
          <table:table-cell table:style-name="Table1.A2" office:value-type="string">
            <text:p text:style-name="P21">Delfis ait dormit et pencé</text:p>
          </table:table-cell>
          <table:table-cell table:style-name="Table1.C120" office:value-type="string">
            <text:p text:style-name="P223">G<text:span text:style-name="T190">KM</text:span>] ...a tote nuit pense</text:p>
          </table:table-cell>
        </table:table-row>
        <table:table-row table:style-name="Table1.134">
          <table:table-cell table:style-name="Table1.A2" office:value-type="string">
            <text:p text:style-name="P21">5255</text:p>
          </table:table-cell>
          <table:table-cell table:style-name="Table1.A2" office:value-type="string">
            <text:p text:style-name="P21">La nuit s’en vet li jors repaire</text:p>
          </table:table-cell>
          <table:table-cell table:style-name="Table1.C120" office:value-type="string">
            <text:p text:style-name="P169">B] ---</text:p>
            <text:p text:style-name="P224">G] ...esclaire <text:s/><text:span text:style-name="T91">K] ...</text:span><text:span text:style-name="T102">la nuit repaire</text:span></text:p>
          </table:table-cell>
        </table:table-row>
        <table:table-row table:style-name="Table1.134">
          <table:table-cell table:style-name="Table1.A2" office:value-type="string">
            <text:p text:style-name="P21">5256</text:p>
          </table:table-cell>
          <table:table-cell table:style-name="Table1.A2" office:value-type="string">
            <text:p text:style-name="P21">A matin quant li abe esclaire</text:p>
          </table:table-cell>
          <table:table-cell table:style-name="Table1.C120" office:value-type="string">
            <text:p text:style-name="P169">B] ---</text:p>
            <text:p text:style-name="P126">A<text:span text:style-name="T190">KLW</text:span>] ...<text:span text:style-name="T105">sesclaire <text:s/>I] ...resclaire <text:s text:c="2"/>EH2] ...li iors (H2 iours)… <text:s/>G] ...apaire</text:span></text:p>
          </table:table-cell>
        </table:table-row>
        <table:table-row table:style-name="Table1.134">
          <table:table-cell table:style-name="Table1.A2" office:value-type="string">
            <text:p text:style-name="P21">5257</text:p>
          </table:table-cell>
          <table:table-cell table:style-name="Table1.A2" office:value-type="string">
            <text:p text:style-name="P21">Delfis se vesti et chassa</text:p>
          </table:table-cell>
          <table:table-cell table:style-name="Table1.C120" office:value-type="string">
            <text:p text:style-name="P169">B] ---</text:p>
          </table:table-cell>
        </table:table-row>
        <table:table-row table:style-name="Table1.134">
          <table:table-cell table:style-name="Table1.A2" office:value-type="string">
            <text:p text:style-name="P21">5258</text:p>
          </table:table-cell>
          <table:table-cell table:style-name="Table1.A2" office:value-type="string">
            <text:p text:style-name="P21">Quacopedie apala</text:p>
          </table:table-cell>
          <table:table-cell table:style-name="Table1.C120" office:value-type="string">
            <text:p text:style-name="P169">B] ---</text:p>
            <text:p text:style-name="P122">A<text:span text:style-name="T126">DEGH2IKLMTW</text:span>] ...<text:span text:style-name="T105">se leua</text:span></text:p>
          </table:table-cell>
        </table:table-row>
        <table:table-row table:style-name="Table1.134">
          <table:table-cell table:style-name="Table1.A2" office:value-type="string">
            <text:p text:style-name="P21">5259</text:p>
          </table:table-cell>
          <table:table-cell table:style-name="Table1.A2" office:value-type="string">
            <text:p text:style-name="P21">Delfis fut prodons et vaillans</text:p>
          </table:table-cell>
          <table:table-cell table:style-name="Table1.C120" office:value-type="string">
            <text:p text:style-name="P169">B] Qui <text:span text:style-name="T14">mlt</text:span> fu et preus...</text:p>
          </table:table-cell>
        </table:table-row>
        <table:table-row table:style-name="Table1.134">
          <table:table-cell table:style-name="Table1.A2" office:value-type="string">
            <text:p text:style-name="P21">5260</text:p>
          </table:table-cell>
          <table:table-cell table:style-name="Table1.A2" office:value-type="string">
            <text:p text:style-name="P21">Si comandait a ses serjans</text:p>
          </table:table-cell>
          <table:table-cell table:style-name="Table1.C120" office:value-type="string">
            <text:p text:style-name="P180">D] Jl… <text:s/>E] <text:span text:style-name="T137">Et commanda...</text:span></text:p>
          </table:table-cell>
        </table:table-row>
        <table:table-row table:style-name="Table1.134">
          <table:table-cell table:style-name="Table1.A2" office:value-type="string">
            <text:p text:style-name="P21">5261</text:p>
          </table:table-cell>
          <table:table-cell table:style-name="Table1.A2" office:value-type="string">
            <text:p text:style-name="P21">L’osteil mout bien apparillier</text:p>
          </table:table-cell>
          <table:table-cell table:style-name="Table1.C120" office:value-type="string">
            <text:p text:style-name="P250">L] ...bel...</text:p>
          </table:table-cell>
        </table:table-row>
        <table:table-row table:style-name="Table1.134">
          <table:table-cell table:style-name="Table1.A2" office:value-type="string">
            <text:p text:style-name="P21">5262</text:p>
          </table:table-cell>
          <table:table-cell table:style-name="Table1.A2" office:value-type="string">
            <text:p text:style-name="P21">Puels fist atorner a maingier</text:p>
          </table:table-cell>
          <table:table-cell table:style-name="Table1.C120" office:value-type="string">
            <text:p text:style-name="P195"><text:span text:style-name="T155">GIKLMT</text:span>W] ...le mengier</text:p>
          </table:table-cell>
        </table:table-row>
      </table:table>
      <text:p text:style-name="P255"><text:tab/><text:tab/> 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20:02:08.547521349</meta:creation-date>
    <dc:date>2023-11-11T23:40:43.756969687</dc:date>
    <meta:editing-duration>P2DT12H59M36S</meta:editing-duration>
    <meta:editing-cycles>391</meta:editing-cycles>
    <meta:generator>LibreOffice/6.3.2.2$MacOSX_X86_64 LibreOffice_project/98b30e735bda24bc04ab42594c85f7fd8be07b9c</meta:generator>
    <meta:print-date>2021-05-01T16:30:31.632411435</meta:print-date>
    <meta:document-statistic meta:table-count="1" meta:image-count="0" meta:object-count="0" meta:page-count="21" meta:paragraph-count="1189" meta:word-count="6952" meta:character-count="36485" meta:non-whitespace-character-count="30157"/>
  </office:meta>
</office:document-meta>
</file>